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9.5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34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#ffe5ca"/>
    </style:style>
    <style:style style:name="ce10" style:family="table-cell" style:parent-style-name="Default" style:data-style-name="N4">
      <style:table-cell-properties fo:background-color="#faa61a"/>
    </style:style>
    <style:style style:name="ce11" style:family="table-cell" style:parent-style-name="Default" style:data-style-name="N4">
      <style:table-cell-properties fo:background-color="transparent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b2b2b2"/>
    </style:style>
    <style:style style:name="ce19" style:family="table-cell" style:parent-style-name="Default" style:data-style-name="N4">
      <style:table-cell-properties fo:background-color="#b2b2b2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4">
      <style:table-cell-properties fo:background-color="#b2b2b2"/>
    </style:style>
    <style:style style:name="ce15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D_reactions" table:style-name="ta1" table:print-ranges="CD_reactions.A1:CD_reactions.P5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number-columns-repeated="2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4" table:visibility="collapse" table:default-cell-style-name="ce1"/>
        <table:table-column table:style-name="co6" table:default-cell-style-name="ce1"/>
        <table:table-column table:style-name="co3" table:default-cell-style-name="ce1"/>
        <table:table-column table:style-name="co4" table:visibility="collapse" table:number-columns-repeated="2" table:default-cell-style-name="ce1"/>
        <table:table-column table:style-name="co6" table:default-cell-style-name="ce1"/>
        <table:table-column table:style-name="co4" table:visibility="collapse" table:number-columns-repeated="2" table:default-cell-style-name="ce1"/>
        <table:table-column table:style-name="co4" table:default-cell-style-name="ce1"/>
        <table:table-column table:style-name="co7" table:default-cell-style-name="Default"/>
        <table:table-column table:style-name="co6" table:default-cell-style-name="ce1"/>
        <table:table-column table:style-name="co7" table:number-columns-repeated="12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5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0186020088221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25224120654862" calcext:value-type="float">
            <text:p>2.25</text:p>
          </table:table-cell>
          <table:table-cell office:value-type="float" office:value="-4.60543917244972" calcext:value-type="float">
            <text:p>-4.61</text:p>
          </table:table-cell>
          <table:table-cell office:value-type="float" office:value="0" calcext:value-type="float">
            <text:p>0.00</text:p>
          </table:table-cell>
          <table:table-cell office:value-type="float" office:value="3.07817847725267" calcext:value-type="float">
            <text:p>3.08</text:p>
          </table:table-cell>
          <table:table-cell office:value-type="string" calcext:value-type="string">
            <text:p>3D</text:p>
          </table:table-cell>
          <table:table-cell office:value-type="float" office:value="-0.000000004732731213152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271305347788" calcext:value-type="float">
            <text:p>2.91</text:p>
          </table:table-cell>
          <table:table-cell office:value-type="float" office:value="4.60543917718256" calcext:value-type="float">
            <text:p>4.61</text:p>
          </table:table-cell>
          <table:table-cell office:value-type="float" office:value="0" calcext:value-type="float">
            <text:p>0.00</text:p>
          </table:table-cell>
          <table:table-cell office:value-type="float" office:value="2.1053377317506" calcext:value-type="float">
            <text:p>2.11</text:p>
          </table:table-cell>
          <table:table-cell table:number-columns-repeated="3"/>
          <table:table-cell table:formula="of:=[.C3]" office:value-type="string" office:string-value="3C" calcext:value-type="string">
            <text:p>3C</text:p>
          </table:table-cell>
          <table:table-cell office:value-type="string" calcext:value-type="string">
            <text:p>DEAD LOAD</text:p>
          </table:table-cell>
          <table:table-cell table:style-name="ce12" table:formula="of:=[.F3]" office:value-type="float" office:value="2.25224120654862" calcext:value-type="float">
            <text:p>2.25</text:p>
          </table:table-cell>
          <table:table-cell table:style-name="ce1" table:formula="of:=[.V3]/[.$S$1]" office:value-type="float" office:value="3.6946214018186" calcext:value-type="float">
            <text:p>3.69</text:p>
          </table:table-cell>
          <table:table-cell table:style-name="ce10" table:formula="of:=[.I3]" office:value-type="float" office:value="3.07817847725267" calcext:value-type="float">
            <text:p>3.08</text:p>
          </table:table-cell>
          <table:table-cell table:style-name="ce1" table:formula="of:=[.X3]/[.$S$1]" office:value-type="float" office:value="5.04950537607065" calcext:value-type="float">
            <text:p>5.05</text:p>
          </table:table-cell>
          <table:table-cell table:style-name="ce11" table:formula="of:=[.J3]" office:value-type="string" office:string-value="3D" calcext:value-type="string">
            <text:p>3D</text:p>
          </table:table-cell>
          <table:table-cell table:style-name="ce1" table:formula="of:=[.M3]" office:value-type="float" office:value="2.91271305347788" calcext:value-type="float">
            <text:p>2.91</text:p>
          </table:table-cell>
          <table:table-cell table:style-name="ce1" table:formula="of:=[.AA3]/[.$S$1]" office:value-type="float" office:value="4.77807259428786" calcext:value-type="float">
            <text:p>4.78</text:p>
          </table:table-cell>
          <table:table-cell table:style-name="ce1" table:formula="of:=[.P3]" office:value-type="float" office:value="2.1053377317506" calcext:value-type="float">
            <text:p>2.11</text:p>
          </table:table-cell>
          <table:table-cell table:style-name="ce1" table:formula="of:=[.AC3]/[.$S$1]" office:value-type="float" office:value="3.4536380114019" calcext:value-type="float">
            <text:p>3.45</text:p>
          </table:table-cell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7.9687367815495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17943311694853" calcext:value-type="float">
            <text:p>5.18</text:p>
          </table:table-cell>
          <table:table-cell office:value-type="float" office:value="-10.4482268474418" calcext:value-type="float">
            <text:p>-10.45</text:p>
          </table:table-cell>
          <table:table-cell office:value-type="float" office:value="0" calcext:value-type="float">
            <text:p>0.00</text:p>
          </table:table-cell>
          <table:table-cell office:value-type="float" office:value="6.84110053472055" calcext:value-type="float">
            <text:p>6.84</text:p>
          </table:table-cell>
          <table:table-cell office:value-type="string" calcext:value-type="string">
            <text:p>3D</text:p>
          </table:table-cell>
          <table:table-cell office:value-type="float" office:value="-0.00000001073701241693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42016750644691" calcext:value-type="float">
            <text:p>6.42</text:p>
          </table:table-cell>
          <table:table-cell office:value-type="float" office:value="10.448226858179" calcext:value-type="float">
            <text:p>10.45</text:p>
          </table:table-cell>
          <table:table-cell office:value-type="float" office:value="0" calcext:value-type="float">
            <text:p>0.00</text:p>
          </table:table-cell>
          <table:table-cell office:value-type="float" office:value="4.77701687084518" calcext:value-type="float">
            <text:p>4.78</text:p>
          </table:table-cell>
          <table:table-cell table:number-columns-repeated="3"/>
          <table:table-cell table:formula="of:=[.C4]" office:value-type="string" office:string-value="3C" calcext:value-type="string">
            <text:p>3C</text:p>
          </table:table-cell>
          <table:table-cell office:value-type="string" calcext:value-type="string">
            <text:p>LIVE LOAD</text:p>
          </table:table-cell>
          <table:table-cell table:style-name="ce12" table:formula="of:=([.F4]-[.F3])" office:value-type="float" office:value="2.92719191039991" calcext:value-type="float">
            <text:p>2.93</text:p>
          </table:table-cell>
          <table:table-cell table:style-name="ce1" table:formula="of:=[.V4]/[.$S$1]" office:value-type="float" office:value="4.80182399999985" calcext:value-type="float">
            <text:p>4.80</text:p>
          </table:table-cell>
          <table:table-cell table:style-name="ce10" table:formula="of:=([.I4]-[.I3])" office:value-type="float" office:value="3.76292205746788" calcext:value-type="float">
            <text:p>3.76</text:p>
          </table:table-cell>
          <table:table-cell table:style-name="ce1" table:formula="of:=[.X4]/[.$S$1]" office:value-type="float" office:value="6.17277240398274" calcext:value-type="float">
            <text:p>6.17</text:p>
          </table:table-cell>
          <table:table-cell table:style-name="ce11" table:formula="of:=[.J4]" office:value-type="string" office:string-value="3D" calcext:value-type="string">
            <text:p>3D</text:p>
          </table:table-cell>
          <table:table-cell table:style-name="ce1" table:formula="of:=([.M4]-[.M3])" office:value-type="float" office:value="3.50745445296903" calcext:value-type="float">
            <text:p>3.51</text:p>
          </table:table-cell>
          <table:table-cell table:style-name="ce1" table:formula="of:=[.AA4]/[.$S$1]" office:value-type="float" office:value="5.75369824962111" calcext:value-type="float">
            <text:p>5.75</text:p>
          </table:table-cell>
          <table:table-cell table:style-name="ce1" table:formula="of:=([.P4]-[.P3])" office:value-type="float" office:value="2.67167913909458" calcext:value-type="float">
            <text:p>2.67</text:p>
          </table:table-cell>
          <table:table-cell table:style-name="ce1" table:formula="of:=[.AC4]/[.$S$1]" office:value-type="float" office:value="4.38267575310791" calcext:value-type="float">
            <text:p>4.38</text:p>
          </table:table-cell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0.00000000000004942535269947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38104926894842" calcext:value-type="float">
            <text:p>8.38</text:p>
          </table:table-cell>
          <table:table-cell office:value-type="float" office:value="-16.8387758669643" calcext:value-type="float">
            <text:p>-16.84</text:p>
          </table:table-cell>
          <table:table-cell office:value-type="float" office:value="0" calcext:value-type="float">
            <text:p>0.00</text:p>
          </table:table-cell>
          <table:table-cell office:value-type="float" office:value="10.956796535076" calcext:value-type="float">
            <text:p>10.96</text:p>
          </table:table-cell>
          <table:table-cell office:value-type="string" calcext:value-type="string">
            <text:p>3D</text:p>
          </table:table-cell>
          <table:table-cell office:value-type="float" office:value="-0.00000001730419171508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2564458143818" calcext:value-type="float">
            <text:p>10.26</text:p>
          </table:table-cell>
          <table:table-cell office:value-type="float" office:value="16.8387758842689" calcext:value-type="float">
            <text:p>16.84</text:p>
          </table:table-cell>
          <table:table-cell office:value-type="float" office:value="0" calcext:value-type="float">
            <text:p>0.00</text:p>
          </table:table-cell>
          <table:table-cell office:value-type="float" office:value="7.69916592922988" calcext:value-type="float">
            <text:p>7.70</text:p>
          </table:table-cell>
          <table:table-cell table:number-columns-repeated="3"/>
          <table:table-cell table:formula="of:=[.C5]" office:value-type="string" office:string-value="3C" calcext:value-type="string">
            <text:p>3C</text:p>
          </table:table-cell>
          <table:table-cell office:value-type="string" calcext:value-type="string">
            <text:p>SNOW LOAD</text:p>
          </table:table-cell>
          <table:table-cell table:style-name="ce12" table:formula="of:=([.F5]-[.F3])" office:value-type="float" office:value="6.1288080623998" calcext:value-type="float">
            <text:p>6.13</text:p>
          </table:table-cell>
          <table:table-cell table:style-name="ce1" table:formula="of:=[.V5]/[.$S$1]" office:value-type="float" office:value="10.0538189999997" calcext:value-type="float">
            <text:p>10.05</text:p>
          </table:table-cell>
          <table:table-cell table:style-name="ce10" table:formula="of:=([.I5]-[.I3])" office:value-type="float" office:value="7.87861805782333" calcext:value-type="float">
            <text:p>7.88</text:p>
          </table:table-cell>
          <table:table-cell table:style-name="ce1" table:formula="of:=[.X5]/[.$S$1]" office:value-type="float" office:value="12.9242422208388" calcext:value-type="float">
            <text:p>12.92</text:p>
          </table:table-cell>
          <table:table-cell table:style-name="ce11" table:formula="of:=[.J5]" office:value-type="string" office:string-value="3D" calcext:value-type="string">
            <text:p>3D</text:p>
          </table:table-cell>
          <table:table-cell table:style-name="ce1" table:formula="of:=([.M5]-[.M3])" office:value-type="float" office:value="7.34373276090392" calcext:value-type="float">
            <text:p>7.34</text:p>
          </table:table-cell>
          <table:table-cell table:style-name="ce1" table:formula="of:=[.AA5]/[.$S$1]" office:value-type="float" office:value="12.0468057101442" calcext:value-type="float">
            <text:p>12.05</text:p>
          </table:table-cell>
          <table:table-cell table:style-name="ce1" table:formula="of:=([.P5]-[.P3])" office:value-type="float" office:value="5.59382819747928" calcext:value-type="float">
            <text:p>5.59</text:p>
          </table:table-cell>
          <table:table-cell table:style-name="ce1" table:formula="of:=[.AC5]/[.$S$1]" office:value-type="float" office:value="9.17622735806968" calcext:value-type="float">
            <text:p>9.18</text:p>
          </table:table-cell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06775735528208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04424118614839" calcext:value-type="float">
            <text:p>9.04</text:p>
          </table:table-cell>
          <table:table-cell office:value-type="float" office:value="-18.1625324495797" calcext:value-type="float">
            <text:p>-18.16</text:p>
          </table:table-cell>
          <table:table-cell office:value-type="float" office:value="0" calcext:value-type="float">
            <text:p>0.00</text:p>
          </table:table-cell>
          <table:table-cell office:value-type="float" office:value="11.8093335637211" calcext:value-type="float">
            <text:p>11.81</text:p>
          </table:table-cell>
          <table:table-cell office:value-type="string" calcext:value-type="string">
            <text:p>3D</text:p>
          </table:table-cell>
          <table:table-cell office:value-type="float" office:value="-0.00000001866452294052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0511034638826" calcext:value-type="float">
            <text:p>11.05</text:p>
          </table:table-cell>
          <table:table-cell office:value-type="float" office:value="18.1625324682447" calcext:value-type="float">
            <text:p>18.16</text:p>
          </table:table-cell>
          <table:table-cell office:value-type="float" office:value="0" calcext:value-type="float">
            <text:p>0.00</text:p>
          </table:table-cell>
          <table:table-cell office:value-type="float" office:value="8.304468234181" calcext:value-type="float">
            <text:p>8.30</text:p>
          </table:table-cell>
          <table:table-cell table:number-columns-repeated="3"/>
          <table:table-cell table:formula="of:=[.C6]" office:value-type="string" office:string-value="3C" calcext:value-type="string">
            <text:p>3C</text:p>
          </table:table-cell>
          <table:table-cell office:value-type="string" calcext:value-type="string">
            <text:p>WIND LOAD</text:p>
          </table:table-cell>
          <table:table-cell table:style-name="ce12" table:formula="of:=([.F7]-[.F3])/0.6" office:value-type="float" office:value="-3.87243111867645" calcext:value-type="float">
            <text:p>-3.87</text:p>
          </table:table-cell>
          <table:table-cell table:style-name="ce1" table:formula="of:=[.V6]/[.$S$1]" office:value-type="float" office:value="-6.352413252422" calcext:value-type="float">
            <text:p>-6.35</text:p>
          </table:table-cell>
          <table:table-cell table:style-name="ce10" table:formula="of:=([.I7]-[.I3])/0.6" office:value-type="float" office:value="-4.97803250300111" calcext:value-type="float">
            <text:p>-4.98</text:p>
          </table:table-cell>
          <table:table-cell table:style-name="ce1" table:formula="of:=[.X6]/[.$S$1]" office:value-type="float" office:value="-8.16606381725904" calcext:value-type="float">
            <text:p>-8.17</text:p>
          </table:table-cell>
          <table:table-cell table:style-name="ce11" table:formula="of:=[.J6]" office:value-type="string" office:string-value="3D" calcext:value-type="string">
            <text:p>3D</text:p>
          </table:table-cell>
          <table:table-cell table:style-name="ce1" table:formula="of:=([.M7]-[.M3])/0.6" office:value-type="float" office:value="-4.64007013778678" calcext:value-type="float">
            <text:p>-4.64</text:p>
          </table:table-cell>
          <table:table-cell table:style-name="ce1" table:formula="of:=[.AA6]/[.$S$1]" office:value-type="float" office:value="-7.61166361185495" calcext:value-type="float">
            <text:p>-7.61</text:p>
          </table:table-cell>
          <table:table-cell table:style-name="ce1" table:formula="of:=([.P7]-[.P3])/0.6" office:value-type="float" office:value="-3.53440900153867" calcext:value-type="float">
            <text:p>-3.53</text:p>
          </table:table-cell>
          <table:table-cell table:style-name="ce1" table:formula="of:=[.AC6]/[.$S$1]" office:value-type="float" office:value="-5.79791502877078" calcext:value-type="float">
            <text:p>-5.80</text:p>
          </table:table-cell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1.63646873829748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712174646572515" calcext:value-type="float">
            <text:p>-0.07</text:p>
          </table:table-cell>
          <table:table-cell office:value-type="float" office:value="0.0322737288613578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913589754520038" calcext:value-type="float">
            <text:p>0.09</text:p>
          </table:table-cell>
          <table:table-cell office:value-type="string" calcext:value-type="string">
            <text:p>3D</text:p>
          </table:table-cell>
          <table:table-cell office:value-type="float" office:value="0.000000000033165719059979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128670970805812" calcext:value-type="float">
            <text:p>0.13</text:p>
          </table:table-cell>
          <table:table-cell office:value-type="float" office:value="-0.0322737288945256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-0.0153076691725998" calcext:value-type="float">
            <text:p>-0.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1079172307072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30164729815143" calcext:value-type="float">
            <text:p>7.30</text:p>
          </table:table-cell>
          <table:table-cell office:value-type="float" office:value="-14.6842480039541" calcext:value-type="float">
            <text:p>-14.68</text:p>
          </table:table-cell>
          <table:table-cell office:value-type="float" office:value="0" calcext:value-type="float">
            <text:p>0.00</text:p>
          </table:table-cell>
          <table:table-cell office:value-type="float" office:value="9.56921908572753" calcext:value-type="float">
            <text:p>9.57</text:p>
          </table:table-cell>
          <table:table-cell office:value-type="string" calcext:value-type="string">
            <text:p>3D</text:p>
          </table:table-cell>
          <table:table-cell office:value-type="float" office:value="-0.00000001509011417510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96307204016344" calcext:value-type="float">
            <text:p>8.96</text:p>
          </table:table-cell>
          <table:table-cell office:value-type="float" office:value="14.6842480190445" calcext:value-type="float">
            <text:p>14.68</text:p>
          </table:table-cell>
          <table:table-cell office:value-type="float" office:value="0" calcext:value-type="float">
            <text:p>0.00</text:p>
          </table:table-cell>
          <table:table-cell office:value-type="float" office:value="6.71398428882219" calcext:value-type="float">
            <text:p>6.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1.408650973644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972113893579088" calcext:value-type="float">
            <text:p>-0.97</text:p>
          </table:table-cell>
          <table:table-cell office:value-type="float" office:value="1.874449288039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-1.13991234205957" calcext:value-type="float">
            <text:p>-1.14</text:p>
          </table:table-cell>
          <table:table-cell office:value-type="string" calcext:value-type="string">
            <text:p>3D</text:p>
          </table:table-cell>
          <table:table-cell office:value-type="float" office:value="0.0000000019262588466517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1.03641418114085" calcext:value-type="float">
            <text:p>-1.04</text:p>
          </table:table-cell>
          <table:table-cell office:value-type="float" office:value="-1.87444928996532" calcext:value-type="float">
            <text:p>-1.87</text:p>
          </table:table-cell>
          <table:table-cell office:value-type="float" office:value="0" calcext:value-type="float">
            <text:p>0.00</text:p>
          </table:table-cell>
          <table:table-cell office:value-type="float" office:value="-0.857442711677677" calcext:value-type="float">
            <text:p>-0.8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formula="of:=MAX([.F3:.F9])" office:value-type="float" office:value="9.04424118614839" calcext:value-type="float">
            <text:p>9.04</text:p>
          </table:table-cell>
          <table:table-cell table:number-columns-repeated="2"/>
          <table:table-cell table:style-name="ce2" table:formula="of:=MAX([.I3:.I9])" office:value-type="float" office:value="11.8093335637211" calcext:value-type="float">
            <text:p>11.81</text:p>
          </table:table-cell>
          <table:table-cell table:number-columns-repeated="3"/>
          <table:table-cell table:style-name="ce2" table:formula="of:=MAX([.M3:.M9])" office:value-type="float" office:value="11.0511034638826" calcext:value-type="float">
            <text:p>11.05</text:p>
          </table:table-cell>
          <table:table-cell table:number-columns-repeated="2"/>
          <table:table-cell table:style-name="ce2" table:formula="of:=MAX([.P3:.P9])" office:value-type="float" office:value="8.304468234181" calcext:value-type="float">
            <text:p>8.30</text:p>
          </table:table-cell>
          <table:table-cell/>
          <table:table-cell table:formula="of:=MAX([.F10];[.P10])" office:value-type="float" office:value="9.04424118614839" calcext:value-type="float">
            <text:p>9.04</text:p>
          </table:table-cell>
          <table:table-cell table:style-name="ce5"/>
          <table:table-cell table:style-name="ce2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10]/[.$S$1]" office:value-type="float" office:value="14.8363536518182" calcext:value-type="float">
            <text:p>14.84</text:p>
          </table:table-cell>
          <table:table-cell table:number-columns-repeated="2"/>
          <table:table-cell table:style-name="ce2" table:formula="of:=[.I10]/[.$S$1]" office:value-type="float" office:value="19.3722663446868" calcext:value-type="float">
            <text:p>19.37</text:p>
          </table:table-cell>
          <table:table-cell table:number-columns-repeated="3"/>
          <table:table-cell table:style-name="ce2" table:formula="of:=[.M10]/[.$S$1]" office:value-type="float" office:value="18.1284505641119" calcext:value-type="float">
            <text:p>18.13</text:p>
          </table:table-cell>
          <table:table-cell table:number-columns-repeated="2"/>
          <table:table-cell table:style-name="ce2" table:formula="of:=[.P10]/[.$S$1]" office:value-type="float" office:value="13.6228153447851" calcext:value-type="float">
            <text:p>13.62</text:p>
          </table:table-cell>
          <table: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9"/>
        </table:table-row>
        <table:table-row table:style-name="ro1">
          <table:table-cell table:number-columns-repeated="21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3"/>
          <table:table-cell table:formula="of:=[.C13]" office:value-type="string" office:string-value="2C" calcext:value-type="string">
            <text:p>2C</text:p>
          </table:table-cell>
          <table:table-cell office:value-type="string" calcext:value-type="string">
            <text:p>DEAD LOAD</text:p>
          </table:table-cell>
          <table:table-cell table:style-name="ce1" table:formula="of:=[.F13]" office:value-type="float" office:value="3.78224635965216" calcext:value-type="float">
            <text:p>3.78</text:p>
          </table:table-cell>
          <table:table-cell table:style-name="ce1" table:formula="of:=[.V13]/[.$S$1]" office:value-type="float" office:value="6.20447237475748" calcext:value-type="float">
            <text:p>6.20</text:p>
          </table:table-cell>
          <table:table-cell table:style-name="ce1" table:formula="of:=[.I13]" office:value-type="float" office:value="4.85918852576344" calcext:value-type="float">
            <text:p>4.86</text:p>
          </table:table-cell>
          <table:table-cell table:style-name="ce1" table:formula="of:=[.X13]/[.$S$1]" office:value-type="float" office:value="7.97110978635735" calcext:value-type="float">
            <text:p>7.97</text:p>
          </table:table-cell>
          <table:table-cell table:style-name="ce11" table:formula="of:=[.J13]" office:value-type="string" office:string-value="2D" calcext:value-type="string">
            <text:p>2D</text:p>
          </table:table-cell>
          <table:table-cell table:style-name="ce1" table:formula="of:=[.M13]" office:value-type="float" office:value="4.69241927651016" calcext:value-type="float">
            <text:p>4.69</text:p>
          </table:table-cell>
          <table:table-cell table:style-name="ce1" table:formula="of:=[.AA13]/[.$S$1]" office:value-type="float" office:value="7.69753818325157" calcext:value-type="float">
            <text:p>7.70</text:p>
          </table:table-cell>
          <table:table-cell table:style-name="ce1" table:formula="of:=[.P13]" office:value-type="float" office:value="3.61547711039888" calcext:value-type="float">
            <text:p>3.62</text:p>
          </table:table-cell>
          <table:table-cell table:style-name="ce1" table:formula="of:=[.AC13]/[.$S$1]" office:value-type="float" office:value="5.93090077165171" calcext:value-type="float">
            <text:p>5.93</text:p>
          </table:table-cell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833200258261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63663018045071" calcext:value-type="float">
            <text:p>9.64</text:p>
          </table:table-cell>
          <table:table-cell office:value-type="float" office:value="0.0000000000008308802534884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2.1405630409619" calcext:value-type="float">
            <text:p>12.14</text:p>
          </table:table-cell>
          <table:table-cell office:value-type="string" calcext:value-type="string">
            <text:p>2D</text:p>
          </table:table-cell>
          <table:table-cell office:value-type="float" office:value="-0.0000000000001371063262922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706233036508" calcext:value-type="float">
            <text:p>11.71</text:p>
          </table:table-cell>
          <table:table-cell office:value-type="float" office:value="0.0000000000007990195172169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20230017599681" calcext:value-type="float">
            <text:p>9.20</text:p>
          </table:table-cell>
          <table:table-cell table:number-columns-repeated="3"/>
          <table:table-cell table:formula="of:=[.C14]" office:value-type="string" office:string-value="2C" calcext:value-type="string">
            <text:p>2C</text:p>
          </table:table-cell>
          <table:table-cell office:value-type="string" calcext:value-type="string">
            <text:p>LIVE LOAD</text:p>
          </table:table-cell>
          <table:table-cell table:style-name="ce1" table:formula="of:=([.F14]-[.F13])" office:value-type="float" office:value="5.85438382079855" calcext:value-type="float">
            <text:p>5.85</text:p>
          </table:table-cell>
          <table:table-cell table:style-name="ce1" table:formula="of:=[.V14]/[.$S$1]" office:value-type="float" office:value="9.60364799999762" calcext:value-type="float">
            <text:p>9.60</text:p>
          </table:table-cell>
          <table:table-cell table:style-name="ce1" table:formula="of:=([.I14]-[.I13])" office:value-type="float" office:value="7.28137451519846" calcext:value-type="float">
            <text:p>7.28</text:p>
          </table:table-cell>
          <table:table-cell table:style-name="ce1" table:formula="of:=[.X14]/[.$S$1]" office:value-type="float" office:value="11.9445119999975" calcext:value-type="float">
            <text:p>11.94</text:p>
          </table:table-cell>
          <table:table-cell table:style-name="ce11" table:formula="of:=[.J14]" office:value-type="string" office:string-value="2D" calcext:value-type="string">
            <text:p>2D</text:p>
          </table:table-cell>
          <table:table-cell table:style-name="ce1" table:formula="of:=([.M14]-[.M13])" office:value-type="float" office:value="7.01381375999784" calcext:value-type="float">
            <text:p>7.01</text:p>
          </table:table-cell>
          <table:table-cell table:style-name="ce1" table:formula="of:=[.AA14]/[.$S$1]" office:value-type="float" office:value="11.5055999999965" calcext:value-type="float">
            <text:p>11.51</text:p>
          </table:table-cell>
          <table:table-cell table:style-name="ce1" table:formula="of:=([.P14]-[.P13])" office:value-type="float" office:value="5.58682306559793" calcext:value-type="float">
            <text:p>5.59</text:p>
          </table:table-cell>
          <table:table-cell table:style-name="ce1" table:formula="of:=[.AC14]/[.$S$1]" office:value-type="float" office:value="9.1647359999966" calcext:value-type="float">
            <text:p>9.16</text:p>
          </table:table-cell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3"/>
          <table:table-cell table:formula="of:=[.C15]" office:value-type="string" office:string-value="2C" calcext:value-type="string">
            <text:p>2C</text:p>
          </table:table-cell>
          <table:table-cell office:value-type="string" calcext:value-type="string">
            <text:p>SNOW LOAD</text:p>
          </table:table-cell>
          <table:table-cell table:style-name="ce1" table:formula="of:=([.F15]-[.F13])" office:value-type="float" office:value="0" calcext:value-type="float">
            <text:p>0.00</text:p>
          </table:table-cell>
          <table:table-cell table:style-name="ce1" table:formula="of:=[.V15]/[.$S$1]" office:value-type="float" office:value="0" calcext:value-type="float">
            <text:p>0.00</text:p>
          </table:table-cell>
          <table:table-cell table:style-name="ce1" table:formula="of:=([.I15]-[.I13])" office:value-type="float" office:value="0" calcext:value-type="float">
            <text:p>0.00</text:p>
          </table:table-cell>
          <table:table-cell table:style-name="ce1" table:formula="of:=[.X15]/[.$S$1]" office:value-type="float" office:value="0" calcext:value-type="float">
            <text:p>0.00</text:p>
          </table:table-cell>
          <table:table-cell table:style-name="ce11" table:formula="of:=[.J15]" office:value-type="string" office:string-value="2D" calcext:value-type="string">
            <text:p>2D</text:p>
          </table:table-cell>
          <table:table-cell table:style-name="ce1" table:formula="of:=([.M15]-[.M13])" office:value-type="float" office:value="0" calcext:value-type="float">
            <text:p>0.00</text:p>
          </table:table-cell>
          <table:table-cell table:style-name="ce1" table:formula="of:=[.AA15]/[.$S$1]" office:value-type="float" office:value="0" calcext:value-type="float">
            <text:p>0.00</text:p>
          </table:table-cell>
          <table:table-cell table:style-name="ce1" table:formula="of:=([.P15]-[.P13])" office:value-type="float" office:value="0" calcext:value-type="float">
            <text:p>0.00</text:p>
          </table:table-cell>
          <table:table-cell table:style-name="ce1" table:formula="of:=[.AC15]/[.$S$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41454847835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7303422525103" calcext:value-type="float">
            <text:p>8.17</text:p>
          </table:table-cell>
          <table:table-cell office:value-type="float" office:value="0.0000000000007059099971229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3202194121623" calcext:value-type="float">
            <text:p>10.32</text:p>
          </table:table-cell>
          <table:table-cell office:value-type="string" calcext:value-type="string">
            <text:p>2D</text:p>
          </table:table-cell>
          <table:table-cell office:value-type="float" office:value="0.00000000000002492583917046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5277959650854" calcext:value-type="float">
            <text:p>9.95</text:p>
          </table:table-cell>
          <table:table-cell office:value-type="float" office:value="0.0000000000006673701591353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80559440959733" calcext:value-type="float">
            <text:p>7.81</text:p>
          </table:table-cell>
          <table:table-cell table:number-columns-repeated="3"/>
          <table:table-cell table:formula="of:=[.C16]" office:value-type="string" office:string-value="2C" calcext:value-type="string">
            <text:p>2C</text:p>
          </table:table-cell>
          <table:table-cell office:value-type="string" calcext:value-type="string">
            <text:p>WIND LOAD</text:p>
          </table:table-cell>
          <table:table-cell table:style-name="ce1" table:formula="of:=([.F17]-[.F13])/0.6" office:value-type="float" office:value="0" calcext:value-type="float">
            <text:p>0.00</text:p>
          </table:table-cell>
          <table:table-cell table:style-name="ce1" table:formula="of:=[.V16]/[.$S$1]" office:value-type="float" office:value="0" calcext:value-type="float">
            <text:p>0.00</text:p>
          </table:table-cell>
          <table:table-cell table:style-name="ce1" table:formula="of:=([.I17]-[.I13])/0.6" office:value-type="float" office:value="0" calcext:value-type="float">
            <text:p>0.00</text:p>
          </table:table-cell>
          <table:table-cell table:style-name="ce1" table:formula="of:=[.X16]/[.$S$1]" office:value-type="float" office:value="0" calcext:value-type="float">
            <text:p>0.00</text:p>
          </table:table-cell>
          <table:table-cell table:style-name="ce11" table:formula="of:=[.J16]" office:value-type="string" office:string-value="2D" calcext:value-type="string">
            <text:p>2D</text:p>
          </table:table-cell>
          <table:table-cell table:style-name="ce1" table:formula="of:=([.M17]-[.M13])/0.6" office:value-type="float" office:value="0" calcext:value-type="float">
            <text:p>0.00</text:p>
          </table:table-cell>
          <table:table-cell table:style-name="ce1" table:formula="of:=[.AA16]/[.$S$1]" office:value-type="float" office:value="0" calcext:value-type="float">
            <text:p>0.00</text:p>
          </table:table-cell>
          <table:table-cell table:style-name="ce1" table:formula="of:=([.P17]-[.P13])/0.6" office:value-type="float" office:value="0" calcext:value-type="float">
            <text:p>0.00</text:p>
          </table:table-cell>
          <table:table-cell table:style-name="ce1" table:formula="of:=[.AC16]/[.$S$1]" office:value-type="float" office:value="0" calcext:value-type="float">
            <text:p>0.00</text:p>
          </table:table-cell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41454847835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7303422525103" calcext:value-type="float">
            <text:p>8.17</text:p>
          </table:table-cell>
          <table:table-cell office:value-type="float" office:value="0.0000000000007059099971229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3202194121623" calcext:value-type="float">
            <text:p>10.32</text:p>
          </table:table-cell>
          <table:table-cell office:value-type="string" calcext:value-type="string">
            <text:p>2D</text:p>
          </table:table-cell>
          <table:table-cell office:value-type="float" office:value="0.00000000000002492583917046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5277959650854" calcext:value-type="float">
            <text:p>9.95</text:p>
          </table:table-cell>
          <table:table-cell office:value-type="float" office:value="0.0000000000006673701591353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80559440959733" calcext:value-type="float">
            <text:p>7.8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9.25837184695411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26934790596707" calcext:value-type="float">
            <text:p>2.27</text:p>
          </table:table-cell>
          <table:table-cell office:value-type="float" office:value="0.00000000000019829826669592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551323131015" calcext:value-type="float">
            <text:p>2.92</text:p>
          </table:table-cell>
          <table:table-cell office:value-type="string" calcext:value-type="string">
            <text:p>2D</text:p>
          </table:table-cell>
          <table:table-cell office:value-type="float" office:value="4.35562697020941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81545167778209" calcext:value-type="float">
            <text:p>2.82</text:p>
          </table:table-cell>
          <table:table-cell office:value-type="float" office:value="0.00000000000018734169771050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16928635243902" calcext:value-type="float">
            <text:p>2.1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formula="of:=MAX([.F13:.F19])" office:value-type="float" office:value="9.63663018045071" calcext:value-type="float">
            <text:p>9.64</text:p>
          </table:table-cell>
          <table:table-cell table:number-columns-repeated="2"/>
          <table:table-cell table:style-name="ce2" table:formula="of:=MAX([.I13:.I19])" office:value-type="float" office:value="12.1405630409619" calcext:value-type="float">
            <text:p>12.14</text:p>
          </table:table-cell>
          <table:table-cell table:number-columns-repeated="3"/>
          <table:table-cell table:style-name="ce2" table:formula="of:=MAX([.M13:.M19])" office:value-type="float" office:value="11.706233036508" calcext:value-type="float">
            <text:p>11.71</text:p>
          </table:table-cell>
          <table:table-cell table:number-columns-repeated="2"/>
          <table:table-cell table:style-name="ce2" table:formula="of:=MAX([.P13:.P19])" office:value-type="float" office:value="9.20230017599681" calcext:value-type="float">
            <text:p>9.20</text:p>
          </table:table-cell>
          <table:table-cell/>
          <table:table-cell table:formula="of:=MAX([.F20];[.P20])" office:value-type="float" office:value="9.63663018045071" calcext:value-type="float">
            <text:p>9.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20]/[.$S$1]" office:value-type="float" office:value="15.8081203747551" calcext:value-type="float">
            <text:p>15.81</text:p>
          </table:table-cell>
          <table:table-cell table:number-columns-repeated="2"/>
          <table:table-cell table:style-name="ce2" table:formula="of:=[.I20]/[.$S$1]" office:value-type="float" office:value="19.9156217863548" calcext:value-type="float">
            <text:p>19.92</text:p>
          </table:table-cell>
          <table:table-cell table:number-columns-repeated="3"/>
          <table:table-cell table:style-name="ce2" table:formula="of:=[.M20]/[.$S$1]" office:value-type="float" office:value="19.203138183248" calcext:value-type="float">
            <text:p>19.20</text:p>
          </table:table-cell>
          <table:table-cell table:number-columns-repeated="2"/>
          <table:table-cell table:style-name="ce2" table:formula="of:=[.P20]/[.$S$1]" office:value-type="float" office:value="15.0956367716483" calcext:value-type="float">
            <text:p>15.10</text:p>
          </table:table-cell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5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)" office:value-type="string" office:string-value="3C+2C" calcext:value-type="string">
            <text:p>3C+2C</text:p>
          </table:table-cell>
          <table:table-cell table:formula="of:=#REF!+#REF!+[.D13]" office:value-type="string" office:string-value="" calcext:value-type="error">
            <text:p>#REF!</text:p>
          </table:table-cell>
          <table:table-cell table:formula="of:=[.E3]+[.E13]" office:value-type="float" office:value="0" calcext:value-type="float">
            <text:p>0.00</text:p>
          </table:table-cell>
          <table:table-cell table:formula="of:=[.F3]+[.F13]" office:value-type="float" office:value="6.03448756620078" calcext:value-type="float">
            <text:p>6.03</text:p>
          </table:table-cell>
          <table:table-cell table:formula="of:=#REF!+#REF!+[.G13]" office:value-type="string" office:string-value="" calcext:value-type="error">
            <text:p>#REF!</text:p>
          </table:table-cell>
          <table:table-cell table:formula="of:=[.H3]+[.H13]" office:value-type="float" office:value="0" calcext:value-type="float">
            <text:p>0.00</text:p>
          </table:table-cell>
          <table:table-cell table:formula="of:=[.I3]+[.I13]" office:value-type="float" office:value="7.93736700301611" calcext:value-type="float">
            <text:p>7.94</text:p>
          </table:table-cell>
          <table:table-cell table:formula="of:=COM.MICROSOFT.CONCAT([.J3];&quot;+&quot;;[.J13])" office:value-type="string" office:string-value="3D+2D" calcext:value-type="string">
            <text:p>3D+2D</text:p>
          </table:table-cell>
          <table:table-cell table:formula="of:=#REF!+#REF!+[.K13]" office:value-type="string" office:string-value="" calcext:value-type="error">
            <text:p>#REF!</text:p>
          </table:table-cell>
          <table:table-cell table:formula="of:=[.ED3]+[.L13]" office:value-type="float" office:value="0" calcext:value-type="float">
            <text:p>0.00</text:p>
          </table:table-cell>
          <table:table-cell table:formula="of:=[.M3]+[.M13]" office:value-type="float" office:value="7.60513232998804" calcext:value-type="float">
            <text:p>7.61</text:p>
          </table:table-cell>
          <table:table-cell table:formula="of:=#REF!+#REF!+[.N13]" office:value-type="string" office:string-value="" calcext:value-type="error">
            <text:p>#REF!</text:p>
          </table:table-cell>
          <table:table-cell table:formula="of:=#REF!+#REF!+[.O13]" office:value-type="string" office:string-value="" calcext:value-type="error">
            <text:p>#REF!</text:p>
          </table:table-cell>
          <table:table-cell table:formula="of:=[.P3]+[.P13]" office:value-type="float" office:value="5.72081484214948" calcext:value-type="float">
            <text:p>5.72</text:p>
          </table:table-cell>
          <table:table-cell table:number-columns-repeated="3"/>
          <table:table-cell table:formula="of:=[.C23]" office:value-type="string" office:string-value="3C+2C" calcext:value-type="string">
            <text:p>3C+2C</text:p>
          </table:table-cell>
          <table:table-cell office:value-type="string" calcext:value-type="string">
            <text:p>DEAD LOAD</text:p>
          </table:table-cell>
          <table:table-cell table:style-name="ce12" table:formula="of:=[.F23]" office:value-type="float" office:value="6.03448756620078" calcext:value-type="float">
            <text:p>6.03</text:p>
          </table:table-cell>
          <table:table-cell table:style-name="ce1" table:formula="of:=[.V23]/[.$S$1]" office:value-type="float" office:value="9.89909377657608" calcext:value-type="float">
            <text:p>9.90</text:p>
          </table:table-cell>
          <table:table-cell table:style-name="ce10" table:formula="of:=[.I23]" office:value-type="float" office:value="7.93736700301611" calcext:value-type="float">
            <text:p>7.94</text:p>
          </table:table-cell>
          <table:table-cell table:style-name="ce1" table:formula="of:=[.X23]/[.$S$1]" office:value-type="float" office:value="13.020615162428" calcext:value-type="float">
            <text:p>13.02</text:p>
          </table:table-cell>
          <table:table-cell table:style-name="ce11" table:formula="of:=[.J23]" office:value-type="string" office:string-value="3D+2D" calcext:value-type="string">
            <text:p>3D+2D</text:p>
          </table:table-cell>
          <table:table-cell table:style-name="ce1" table:formula="of:=[.M23]" office:value-type="float" office:value="7.60513232998804" calcext:value-type="float">
            <text:p>7.61</text:p>
          </table:table-cell>
          <table:table-cell table:style-name="ce1" table:formula="of:=[.AA23]/[.$S$1]" office:value-type="float" office:value="12.4756107775394" calcext:value-type="float">
            <text:p>12.48</text:p>
          </table:table-cell>
          <table:table-cell table:style-name="ce1" table:formula="of:=[.P23]" office:value-type="float" office:value="5.72081484214948" calcext:value-type="float">
            <text:p>5.72</text:p>
          </table:table-cell>
          <table:table-cell table:style-name="ce1" table:formula="of:=[.AC23]/[.$S$1]" office:value-type="float" office:value="9.38453878305361" calcext:value-type="float">
            <text:p>9.38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)" office:value-type="string" office:string-value="3C+2C" calcext:value-type="string">
            <text:p>3C+2C</text:p>
          </table:table-cell>
          <table:table-cell table:formula="of:=#REF!+#REF!+[.D14]" office:value-type="string" office:string-value="" calcext:value-type="error">
            <text:p>#REF!</text:p>
          </table:table-cell>
          <table:table-cell table:formula="of:=[.E4]+[.E14]" office:value-type="float" office:value="0" calcext:value-type="float">
            <text:p>0.00</text:p>
          </table:table-cell>
          <table:table-cell table:formula="of:=[.F4]+[.F14]" office:value-type="float" office:value="14.8160632973992" calcext:value-type="float">
            <text:p>14.82</text:p>
          </table:table-cell>
          <table:table-cell table:formula="of:=#REF!+#REF!+[.G14]" office:value-type="string" office:string-value="" calcext:value-type="error">
            <text:p>#REF!</text:p>
          </table:table-cell>
          <table:table-cell table:formula="of:=[.H4]+[.H14]" office:value-type="float" office:value="0" calcext:value-type="float">
            <text:p>0.00</text:p>
          </table:table-cell>
          <table:table-cell table:formula="of:=[.I4]+[.I14]" office:value-type="float" office:value="18.9816635756825" calcext:value-type="float">
            <text:p>18.98</text:p>
          </table:table-cell>
          <table:table-cell table:formula="of:=COM.MICROSOFT.CONCAT([.J4];&quot;+&quot;;[.J14])" office:value-type="string" office:string-value="3D+2D" calcext:value-type="string">
            <text:p>3D+2D</text:p>
          </table:table-cell>
          <table:table-cell table:formula="of:=#REF!+#REF!+[.K14]" office:value-type="string" office:string-value="" calcext:value-type="error">
            <text:p>#REF!</text:p>
          </table:table-cell>
          <table:table-cell table:formula="of:=[.ED4]+[.L14]" office:value-type="float" office:value="0" calcext:value-type="float">
            <text:p>0.00</text:p>
          </table:table-cell>
          <table:table-cell table:formula="of:=[.M4]+[.M14]" office:value-type="float" office:value="18.1264005429549" calcext:value-type="float">
            <text:p>18.13</text:p>
          </table:table-cell>
          <table:table-cell table:formula="of:=#REF!+#REF!+[.N14]" office:value-type="string" office:string-value="" calcext:value-type="error">
            <text:p>#REF!</text:p>
          </table:table-cell>
          <table:table-cell table:formula="of:=#REF!+#REF!+[.O14]" office:value-type="string" office:string-value="" calcext:value-type="error">
            <text:p>#REF!</text:p>
          </table:table-cell>
          <table:table-cell table:formula="of:=[.P4]+[.P14]" office:value-type="float" office:value="13.979317046842" calcext:value-type="float">
            <text:p>13.98</text:p>
          </table:table-cell>
          <table:table-cell table:number-columns-repeated="3"/>
          <table:table-cell table:formula="of:=[.C24]" office:value-type="string" office:string-value="3C+2C" calcext:value-type="string">
            <text:p>3C+2C</text:p>
          </table:table-cell>
          <table:table-cell office:value-type="string" calcext:value-type="string">
            <text:p>LIVE LOAD</text:p>
          </table:table-cell>
          <table:table-cell table:style-name="ce12" table:formula="of:=([.F24]-[.F23])" office:value-type="float" office:value="8.78157573119846" calcext:value-type="float">
            <text:p>8.78</text:p>
          </table:table-cell>
          <table:table-cell table:style-name="ce1" table:formula="of:=[.V24]/[.$S$1]" office:value-type="float" office:value="14.4054719999975" calcext:value-type="float">
            <text:p>14.41</text:p>
          </table:table-cell>
          <table:table-cell table:style-name="ce10" table:formula="of:=([.I24]-[.I23])" office:value-type="float" office:value="11.0442965726663" calcext:value-type="float">
            <text:p>11.04</text:p>
          </table:table-cell>
          <table:table-cell table:style-name="ce1" table:formula="of:=[.X24]/[.$S$1]" office:value-type="float" office:value="18.1172844039802" calcext:value-type="float">
            <text:p>18.12</text:p>
          </table:table-cell>
          <table:table-cell table:style-name="ce11" table:formula="of:=[.J24]" office:value-type="string" office:string-value="3D+2D" calcext:value-type="string">
            <text:p>3D+2D</text:p>
          </table:table-cell>
          <table:table-cell table:style-name="ce1" table:formula="of:=([.M24]-[.M23])" office:value-type="float" office:value="10.5212682129669" calcext:value-type="float">
            <text:p>10.52</text:p>
          </table:table-cell>
          <table:table-cell table:style-name="ce1" table:formula="of:=[.AA24]/[.$S$1]" office:value-type="float" office:value="17.2592982496176" calcext:value-type="float">
            <text:p>17.26</text:p>
          </table:table-cell>
          <table:table-cell table:style-name="ce1" table:formula="of:=([.P24]-[.P23])" office:value-type="float" office:value="8.25850220469251" calcext:value-type="float">
            <text:p>8.26</text:p>
          </table:table-cell>
          <table:table-cell table:style-name="ce1" table:formula="of:=[.AC24]/[.$S$1]" office:value-type="float" office:value="13.5474117531045" calcext:value-type="float">
            <text:p>13.55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)" office:value-type="string" office:string-value="3C+2C" calcext:value-type="string">
            <text:p>3C+2C</text:p>
          </table:table-cell>
          <table:table-cell table:formula="of:=#REF!+#REF!+[.D15]" office:value-type="string" office:string-value="" calcext:value-type="error">
            <text:p>#REF!</text:p>
          </table:table-cell>
          <table:table-cell table:formula="of:=[.E5]+[.E15]" office:value-type="float" office:value="0" calcext:value-type="float">
            <text:p>0.00</text:p>
          </table:table-cell>
          <table:table-cell table:formula="of:=[.F5]+[.F15]" office:value-type="float" office:value="12.1632956286006" calcext:value-type="float">
            <text:p>12.16</text:p>
          </table:table-cell>
          <table:table-cell table:formula="of:=#REF!+#REF!+[.G15]" office:value-type="string" office:string-value="" calcext:value-type="error">
            <text:p>#REF!</text:p>
          </table:table-cell>
          <table:table-cell table:formula="of:=[.H5]+[.H15]" office:value-type="float" office:value="0" calcext:value-type="float">
            <text:p>0.00</text:p>
          </table:table-cell>
          <table:table-cell table:formula="of:=[.I5]+[.I15]" office:value-type="float" office:value="15.8159850608394" calcext:value-type="float">
            <text:p>15.82</text:p>
          </table:table-cell>
          <table:table-cell table:formula="of:=COM.MICROSOFT.CONCAT([.J5];&quot;+&quot;;[.J15])" office:value-type="string" office:string-value="3D+2D" calcext:value-type="string">
            <text:p>3D+2D</text:p>
          </table:table-cell>
          <table:table-cell table:formula="of:=#REF!+#REF!+[.K15]" office:value-type="string" office:string-value="" calcext:value-type="error">
            <text:p>#REF!</text:p>
          </table:table-cell>
          <table:table-cell table:formula="of:=[.ED5]+[.L15]" office:value-type="float" office:value="0" calcext:value-type="float">
            <text:p>0.00</text:p>
          </table:table-cell>
          <table:table-cell table:formula="of:=[.M5]+[.M15]" office:value-type="float" office:value="14.948865090892" calcext:value-type="float">
            <text:p>14.95</text:p>
          </table:table-cell>
          <table:table-cell table:formula="of:=#REF!+#REF!+[.N15]" office:value-type="string" office:string-value="" calcext:value-type="error">
            <text:p>#REF!</text:p>
          </table:table-cell>
          <table:table-cell table:formula="of:=#REF!+#REF!+[.O15]" office:value-type="string" office:string-value="" calcext:value-type="error">
            <text:p>#REF!</text:p>
          </table:table-cell>
          <table:table-cell table:formula="of:=[.P5]+[.P15]" office:value-type="float" office:value="11.3146430396288" calcext:value-type="float">
            <text:p>11.31</text:p>
          </table:table-cell>
          <table:table-cell table:number-columns-repeated="3"/>
          <table:table-cell table:formula="of:=[.C25]" office:value-type="string" office:string-value="3C+2C" calcext:value-type="string">
            <text:p>3C+2C</text:p>
          </table:table-cell>
          <table:table-cell office:value-type="string" calcext:value-type="string">
            <text:p>SNOW LOAD</text:p>
          </table:table-cell>
          <table:table-cell table:style-name="ce12" table:formula="of:=([.F25]-[.F23])" office:value-type="float" office:value="6.1288080623998" calcext:value-type="float">
            <text:p>6.13</text:p>
          </table:table-cell>
          <table:table-cell table:style-name="ce1" table:formula="of:=[.V25]/[.$S$1]" office:value-type="float" office:value="10.0538189999997" calcext:value-type="float">
            <text:p>10.05</text:p>
          </table:table-cell>
          <table:table-cell table:style-name="ce10" table:formula="of:=([.I25]-[.I23])" office:value-type="float" office:value="7.87861805782333" calcext:value-type="float">
            <text:p>7.88</text:p>
          </table:table-cell>
          <table:table-cell table:style-name="ce1" table:formula="of:=[.X25]/[.$S$1]" office:value-type="float" office:value="12.9242422208388" calcext:value-type="float">
            <text:p>12.92</text:p>
          </table:table-cell>
          <table:table-cell table:style-name="ce11" table:formula="of:=[.J25]" office:value-type="string" office:string-value="3D+2D" calcext:value-type="string">
            <text:p>3D+2D</text:p>
          </table:table-cell>
          <table:table-cell table:style-name="ce1" table:formula="of:=([.M25]-[.M23])" office:value-type="float" office:value="7.34373276090392" calcext:value-type="float">
            <text:p>7.34</text:p>
          </table:table-cell>
          <table:table-cell table:style-name="ce1" table:formula="of:=[.AA25]/[.$S$1]" office:value-type="float" office:value="12.0468057101442" calcext:value-type="float">
            <text:p>12.05</text:p>
          </table:table-cell>
          <table:table-cell table:style-name="ce1" table:formula="of:=([.P25]-[.P23])" office:value-type="float" office:value="5.59382819747928" calcext:value-type="float">
            <text:p>5.59</text:p>
          </table:table-cell>
          <table:table-cell table:style-name="ce1" table:formula="of:=[.AC25]/[.$S$1]" office:value-type="float" office:value="9.17622735806968" calcext:value-type="float">
            <text:p>9.18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)" office:value-type="string" office:string-value="3C+2C" calcext:value-type="string">
            <text:p>3C+2C</text:p>
          </table:table-cell>
          <table:table-cell table:formula="of:=#REF!+#REF!+[.D16]" office:value-type="string" office:string-value="" calcext:value-type="error">
            <text:p>#REF!</text:p>
          </table:table-cell>
          <table:table-cell table:formula="of:=[.E6]+[.E16]" office:value-type="float" office:value="0" calcext:value-type="float">
            <text:p>0.00</text:p>
          </table:table-cell>
          <table:table-cell table:formula="of:=[.F6]+[.F16]" office:value-type="float" office:value="17.2172754113994" calcext:value-type="float">
            <text:p>17.22</text:p>
          </table:table-cell>
          <table:table-cell table:formula="of:=#REF!+#REF!+[.G16]" office:value-type="string" office:string-value="" calcext:value-type="error">
            <text:p>#REF!</text:p>
          </table:table-cell>
          <table:table-cell table:formula="of:=[.H6]+[.H16]" office:value-type="float" office:value="0" calcext:value-type="float">
            <text:p>0.00</text:p>
          </table:table-cell>
          <table:table-cell table:formula="of:=[.I6]+[.I16]" office:value-type="float" office:value="22.1295529758834" calcext:value-type="float">
            <text:p>22.13</text:p>
          </table:table-cell>
          <table:table-cell table:formula="of:=COM.MICROSOFT.CONCAT([.J6];&quot;+&quot;;[.J16])" office:value-type="string" office:string-value="3D+2D" calcext:value-type="string">
            <text:p>3D+2D</text:p>
          </table:table-cell>
          <table:table-cell table:formula="of:=#REF!+#REF!+[.K16]" office:value-type="string" office:string-value="" calcext:value-type="error">
            <text:p>#REF!</text:p>
          </table:table-cell>
          <table:table-cell table:formula="of:=[.ED6]+[.L16]" office:value-type="float" office:value="0" calcext:value-type="float">
            <text:p>0.00</text:p>
          </table:table-cell>
          <table:table-cell table:formula="of:=[.M6]+[.M16]" office:value-type="float" office:value="21.0038830603911" calcext:value-type="float">
            <text:p>21.00</text:p>
          </table:table-cell>
          <table:table-cell table:formula="of:=#REF!+#REF!+[.N16]" office:value-type="string" office:string-value="" calcext:value-type="error">
            <text:p>#REF!</text:p>
          </table:table-cell>
          <table:table-cell table:formula="of:=#REF!+#REF!+[.O16]" office:value-type="string" office:string-value="" calcext:value-type="error">
            <text:p>#REF!</text:p>
          </table:table-cell>
          <table:table-cell table:formula="of:=[.P6]+[.P16]" office:value-type="float" office:value="16.1100626437783" calcext:value-type="float">
            <text:p>16.11</text:p>
          </table:table-cell>
          <table:table-cell table:number-columns-repeated="3"/>
          <table:table-cell table:formula="of:=[.C26]" office:value-type="string" office:string-value="3C+2C" calcext:value-type="string">
            <text:p>3C+2C</text:p>
          </table:table-cell>
          <table:table-cell office:value-type="string" calcext:value-type="string">
            <text:p>WIND LOAD</text:p>
          </table:table-cell>
          <table:table-cell table:style-name="ce12" table:formula="of:=([.F27]-[.F23])/0.6" office:value-type="float" office:value="-3.87243111867645" calcext:value-type="float">
            <text:p>-3.87</text:p>
          </table:table-cell>
          <table:table-cell table:style-name="ce1" table:formula="of:=[.V26]/[.$S$1]" office:value-type="float" office:value="-6.352413252422" calcext:value-type="float">
            <text:p>-6.35</text:p>
          </table:table-cell>
          <table:table-cell table:style-name="ce10" table:formula="of:=([.I27]-[.I23])/0.6" office:value-type="float" office:value="-4.97803250300111" calcext:value-type="float">
            <text:p>-4.98</text:p>
          </table:table-cell>
          <table:table-cell table:style-name="ce1" table:formula="of:=[.X26]/[.$S$1]" office:value-type="float" office:value="-8.16606381725904" calcext:value-type="float">
            <text:p>-8.17</text:p>
          </table:table-cell>
          <table:table-cell table:style-name="ce11" table:formula="of:=[.J26]" office:value-type="string" office:string-value="3D+2D" calcext:value-type="string">
            <text:p>3D+2D</text:p>
          </table:table-cell>
          <table:table-cell table:style-name="ce1" table:formula="of:=([.M27]-[.M23])/0.6" office:value-type="float" office:value="-4.64007013778678" calcext:value-type="float">
            <text:p>-4.64</text:p>
          </table:table-cell>
          <table:table-cell table:style-name="ce1" table:formula="of:=[.AA26]/[.$S$1]" office:value-type="float" office:value="-7.61166361185495" calcext:value-type="float">
            <text:p>-7.61</text:p>
          </table:table-cell>
          <table:table-cell table:style-name="ce1" table:formula="of:=([.P27]-[.P23])/0.6" office:value-type="float" office:value="-3.53440900153867" calcext:value-type="float">
            <text:p>-3.53</text:p>
          </table:table-cell>
          <table:table-cell table:style-name="ce1" table:formula="of:=[.AC26]/[.$S$1]" office:value-type="float" office:value="-5.79791502877078" calcext:value-type="float">
            <text:p>-5.80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)" office:value-type="string" office:string-value="3C+2C" calcext:value-type="string">
            <text:p>3C+2C</text:p>
          </table:table-cell>
          <table:table-cell table:formula="of:=#REF!+#REF!+[.D17]" office:value-type="string" office:string-value="" calcext:value-type="error">
            <text:p>#REF!</text:p>
          </table:table-cell>
          <table:table-cell table:formula="of:=[.E7]+[.E17]" office:value-type="float" office:value="0" calcext:value-type="float">
            <text:p>0.00</text:p>
          </table:table-cell>
          <table:table-cell table:formula="of:=[.F7]+[.F17]" office:value-type="float" office:value="3.71102889499491" calcext:value-type="float">
            <text:p>3.71</text:p>
          </table:table-cell>
          <table:table-cell table:formula="of:=#REF!+#REF!+[.G17]" office:value-type="string" office:string-value="" calcext:value-type="error">
            <text:p>#REF!</text:p>
          </table:table-cell>
          <table:table-cell table:formula="of:=[.H7]+[.H17]" office:value-type="float" office:value="0" calcext:value-type="float">
            <text:p>0.00</text:p>
          </table:table-cell>
          <table:table-cell table:formula="of:=[.I7]+[.I17]" office:value-type="float" office:value="4.95054750121544" calcext:value-type="float">
            <text:p>4.95</text:p>
          </table:table-cell>
          <table:table-cell table:formula="of:=COM.MICROSOFT.CONCAT([.J7];&quot;+&quot;;[.J17])" office:value-type="string" office:string-value="3D+2D" calcext:value-type="string">
            <text:p>3D+2D</text:p>
          </table:table-cell>
          <table:table-cell table:formula="of:=#REF!+#REF!+[.K17]" office:value-type="string" office:string-value="" calcext:value-type="error">
            <text:p>#REF!</text:p>
          </table:table-cell>
          <table:table-cell table:formula="of:=[.ED7]+[.L17]" office:value-type="float" office:value="0" calcext:value-type="float">
            <text:p>0.00</text:p>
          </table:table-cell>
          <table:table-cell table:formula="of:=[.M7]+[.M17]" office:value-type="float" office:value="4.82109024731597" calcext:value-type="float">
            <text:p>4.82</text:p>
          </table:table-cell>
          <table:table-cell table:formula="of:=#REF!+#REF!+[.N17]" office:value-type="string" office:string-value="" calcext:value-type="error">
            <text:p>#REF!</text:p>
          </table:table-cell>
          <table:table-cell table:formula="of:=#REF!+#REF!+[.O17]" office:value-type="string" office:string-value="" calcext:value-type="error">
            <text:p>#REF!</text:p>
          </table:table-cell>
          <table:table-cell table:formula="of:=[.P7]+[.P17]" office:value-type="float" office:value="3.60016944122628" calcext:value-type="float">
            <text:p>3.60</text:p>
          </table:table-cell>
          <table:table-cell table:number-columns-repeated="14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)" office:value-type="string" office:string-value="3C+2C" calcext:value-type="string">
            <text:p>3C+2C</text:p>
          </table:table-cell>
          <table:table-cell table:formula="of:=#REF!+#REF!+[.D18]" office:value-type="string" office:string-value="" calcext:value-type="error">
            <text:p>#REF!</text:p>
          </table:table-cell>
          <table:table-cell table:formula="of:=[.E8]+[.E18]" office:value-type="float" office:value="0" calcext:value-type="float">
            <text:p>0.00</text:p>
          </table:table-cell>
          <table:table-cell table:formula="of:=[.F8]+[.F18]" office:value-type="float" office:value="15.4746815234025" calcext:value-type="float">
            <text:p>15.47</text:p>
          </table:table-cell>
          <table:table-cell table:formula="of:=#REF!+#REF!+[.G18]" office:value-type="string" office:string-value="" calcext:value-type="error">
            <text:p>#REF!</text:p>
          </table:table-cell>
          <table:table-cell table:formula="of:=[.H8]+[.H18]" office:value-type="float" office:value="0" calcext:value-type="float">
            <text:p>0.00</text:p>
          </table:table-cell>
          <table:table-cell table:formula="of:=[.I8]+[.I18]" office:value-type="float" office:value="19.8894384978898" calcext:value-type="float">
            <text:p>19.89</text:p>
          </table:table-cell>
          <table:table-cell table:formula="of:=COM.MICROSOFT.CONCAT([.J8];&quot;+&quot;;[.J18])" office:value-type="string" office:string-value="3D+2D" calcext:value-type="string">
            <text:p>3D+2D</text:p>
          </table:table-cell>
          <table:table-cell table:formula="of:=#REF!+#REF!+[.K18]" office:value-type="string" office:string-value="" calcext:value-type="error">
            <text:p>#REF!</text:p>
          </table:table-cell>
          <table:table-cell table:formula="of:=[.ED8]+[.L18]" office:value-type="float" office:value="0" calcext:value-type="float">
            <text:p>0.00</text:p>
          </table:table-cell>
          <table:table-cell table:formula="of:=[.M8]+[.M18]" office:value-type="float" office:value="18.915851636672" calcext:value-type="float">
            <text:p>18.92</text:p>
          </table:table-cell>
          <table:table-cell table:formula="of:=#REF!+#REF!+[.N18]" office:value-type="string" office:string-value="" calcext:value-type="error">
            <text:p>#REF!</text:p>
          </table:table-cell>
          <table:table-cell table:formula="of:=#REF!+#REF!+[.O18]" office:value-type="string" office:string-value="" calcext:value-type="error">
            <text:p>#REF!</text:p>
          </table:table-cell>
          <table:table-cell table:formula="of:=[.P8]+[.P18]" office:value-type="float" office:value="14.5195786984195" calcext:value-type="float">
            <text:p>14.52</text:p>
          </table:table-cell>
          <table:table-cell table:number-columns-repeated="14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)" office:value-type="string" office:string-value="3C+2C" calcext:value-type="string">
            <text:p>3C+2C</text:p>
          </table:table-cell>
          <table:table-cell table:formula="of:=#REF!+#REF!+[.D19]" office:value-type="string" office:string-value="" calcext:value-type="error">
            <text:p>#REF!</text:p>
          </table:table-cell>
          <table:table-cell table:formula="of:=[.E9]+[.E19]" office:value-type="float" office:value="0" calcext:value-type="float">
            <text:p>0.00</text:p>
          </table:table-cell>
          <table:table-cell table:formula="of:=[.F9]+[.F19]" office:value-type="float" office:value="1.29723401238798" calcext:value-type="float">
            <text:p>1.30</text:p>
          </table:table-cell>
          <table:table-cell table:formula="of:=#REF!+#REF!+[.G19]" office:value-type="string" office:string-value="" calcext:value-type="error">
            <text:p>#REF!</text:p>
          </table:table-cell>
          <table:table-cell table:formula="of:=[.H9]+[.H19]" office:value-type="float" office:value="0" calcext:value-type="float">
            <text:p>0.00</text:p>
          </table:table-cell>
          <table:table-cell table:formula="of:=[.I9]+[.I19]" office:value-type="float" office:value="1.77560088925058" calcext:value-type="float">
            <text:p>1.78</text:p>
          </table:table-cell>
          <table:table-cell table:formula="of:=COM.MICROSOFT.CONCAT([.J9];&quot;+&quot;;[.J19])" office:value-type="string" office:string-value="3D+2D" calcext:value-type="string">
            <text:p>3D+2D</text:p>
          </table:table-cell>
          <table:table-cell table:formula="of:=#REF!+#REF!+[.K19]" office:value-type="string" office:string-value="" calcext:value-type="error">
            <text:p>#REF!</text:p>
          </table:table-cell>
          <table:table-cell table:formula="of:=[.ED9]+[.L19]" office:value-type="float" office:value="0" calcext:value-type="float">
            <text:p>0.00</text:p>
          </table:table-cell>
          <table:table-cell table:formula="of:=[.M9]+[.M19]" office:value-type="float" office:value="1.77903749664124" calcext:value-type="float">
            <text:p>1.78</text:p>
          </table:table-cell>
          <table:table-cell table:formula="of:=#REF!+#REF!+[.N19]" office:value-type="string" office:string-value="" calcext:value-type="error">
            <text:p>#REF!</text:p>
          </table:table-cell>
          <table:table-cell table:formula="of:=#REF!+#REF!+[.O19]" office:value-type="string" office:string-value="" calcext:value-type="error">
            <text:p>#REF!</text:p>
          </table:table-cell>
          <table:table-cell table:formula="of:=[.P9]+[.P19]" office:value-type="float" office:value="1.31184364076134" calcext:value-type="float">
            <text:p>1.3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formula="of:=MAX([.F23:.F29])" office:value-type="float" office:value="17.2172754113994" calcext:value-type="float">
            <text:p>17.22</text:p>
          </table:table-cell>
          <table:table-cell table:number-columns-repeated="2"/>
          <table:table-cell table:style-name="ce2" table:formula="of:=MAX([.I23:.I29])" office:value-type="float" office:value="22.1295529758834" calcext:value-type="float">
            <text:p>22.13</text:p>
          </table:table-cell>
          <table:table-cell table:number-columns-repeated="3"/>
          <table:table-cell table:style-name="ce2" table:formula="of:=MAX([.M23:.M29])" office:value-type="float" office:value="21.0038830603911" calcext:value-type="float">
            <text:p>21.00</text:p>
          </table:table-cell>
          <table:table-cell table:number-columns-repeated="2"/>
          <table:table-cell table:style-name="ce2" table:formula="of:=MAX([.P23:.P29])" office:value-type="float" office:value="16.1100626437783" calcext:value-type="float">
            <text:p>16.11</text:p>
          </table:table-cell>
          <table:table-cell/>
          <table:table-cell table:formula="of:=MAX([.F30];[.P30])" office:value-type="float" office:value="17.2172754113994" calcext:value-type="float">
            <text:p>17.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30]/[.$S$1]" office:value-type="float" office:value="28.2435620265738" calcext:value-type="float">
            <text:p>28.24</text:p>
          </table:table-cell>
          <table:table-cell table:number-columns-repeated="2"/>
          <table:table-cell table:style-name="ce2" table:formula="of:=[.I30]/[.$S$1]" office:value-type="float" office:value="36.3017601310423" calcext:value-type="float">
            <text:p>36.30</text:p>
          </table:table-cell>
          <table:table-cell table:number-columns-repeated="3"/>
          <table:table-cell table:style-name="ce2" table:formula="of:=[.M30]/[.$S$1]" office:value-type="float" office:value="34.4551887473608" calcext:value-type="float">
            <text:p>34.46</text:p>
          </table:table-cell>
          <table:table-cell table:number-columns-repeated="2"/>
          <table:table-cell table:style-name="ce2" table:formula="of:=[.P30]/[.$S$1]" office:value-type="float" office:value="26.4272681164343" calcext:value-type="float">
            <text:p>26.43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3"/>
          <table:table-cell table:formula="of:=[.C33]" office:value-type="string" office:string-value="1C" calcext:value-type="string">
            <text:p>1C</text:p>
          </table:table-cell>
          <table:table-cell office:value-type="string" calcext:value-type="string">
            <text:p>DEAD LOAD</text:p>
          </table:table-cell>
          <table:table-cell table:style-name="ce1" table:formula="of:=[.F33]" office:value-type="float" office:value="3.03925561393566" calcext:value-type="float">
            <text:p>3.04</text:p>
          </table:table-cell>
          <table:table-cell table:style-name="ce1" table:formula="of:=[.V33]/[.$S$1]" office:value-type="float" office:value="4.98565553467136" calcext:value-type="float">
            <text:p>4.99</text:p>
          </table:table-cell>
          <table:table-cell table:style-name="ce1" table:formula="of:=[.I33]" office:value-type="float" office:value="5.1655435593972" calcext:value-type="float">
            <text:p>5.17</text:p>
          </table:table-cell>
          <table:table-cell table:style-name="ce1" table:formula="of:=[.X33]/[.$S$1]" office:value-type="float" office:value="8.47366069454921" calcext:value-type="float">
            <text:p>8.47</text:p>
          </table:table-cell>
          <table:table-cell table:style-name="ce11" table:formula="of:=[.J33]" office:value-type="string" office:string-value="1D" calcext:value-type="string">
            <text:p>1D</text:p>
          </table:table-cell>
          <table:table-cell table:style-name="ce1" table:formula="of:=[.M33]" office:value-type="float" office:value="5.28507124649827" calcext:value-type="float">
            <text:p>5.29</text:p>
          </table:table-cell>
          <table:table-cell table:style-name="ce1" table:formula="of:=[.AA33]/[.$S$1]" office:value-type="float" office:value="8.66973629674913" calcext:value-type="float">
            <text:p>8.67</text:p>
          </table:table-cell>
          <table:table-cell table:style-name="ce1" table:formula="of:=[.P33]" office:value-type="float" office:value="3.16252855122339" calcext:value-type="float">
            <text:p>3.16</text:p>
          </table:table-cell>
          <table:table-cell table:style-name="ce1" table:formula="of:=[.AC33]/[.$S$1]" office:value-type="float" office:value="5.18787491998588" calcext:value-type="float">
            <text:p>5.19</text:p>
          </table:table-cell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840003622215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9224158427074" calcext:value-type="float">
            <text:p>8.19</text:p>
          </table:table-cell>
          <table:table-cell office:value-type="float" office:value="-15.4234837007547" calcext:value-type="float">
            <text:p>-15.42</text:p>
          </table:table-cell>
          <table:table-cell office:value-type="float" office:value="0" calcext:value-type="float">
            <text:p>0.00</text:p>
          </table:table-cell>
          <table:table-cell office:value-type="float" office:value="13.2407838830525" calcext:value-type="float">
            <text:p>13.24</text:p>
          </table:table-cell>
          <table:table-cell office:value-type="string" calcext:value-type="string">
            <text:p>1D</text:p>
          </table:table-cell>
          <table:table-cell office:value-type="float" office:value="0.00000000000002910383045673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3.5579484673619" calcext:value-type="float">
            <text:p>13.56</text:p>
          </table:table-cell>
          <table:table-cell office:value-type="float" office:value="15.4234837007554" calcext:value-type="float">
            <text:p>15.42</text:p>
          </table:table-cell>
          <table:table-cell office:value-type="float" office:value="0" calcext:value-type="float">
            <text:p>0.00</text:p>
          </table:table-cell>
          <table:table-cell office:value-type="float" office:value="8.52053758676856" calcext:value-type="float">
            <text:p>8.52</text:p>
          </table:table-cell>
          <table:table-cell table:number-columns-repeated="3"/>
          <table:table-cell table:formula="of:=[.C34]" office:value-type="string" office:string-value="1C" calcext:value-type="string">
            <text:p>1C</text:p>
          </table:table-cell>
          <table:table-cell office:value-type="string" calcext:value-type="string">
            <text:p>LIVE LOAD</text:p>
          </table:table-cell>
          <table:table-cell table:style-name="ce1" table:formula="of:=([.F34]-[.F33])" office:value-type="float" office:value="5.15298597033508" calcext:value-type="float">
            <text:p>5.15</text:p>
          </table:table-cell>
          <table:table-cell table:style-name="ce1" table:formula="of:=[.V34]/[.$S$1]" office:value-type="float" office:value="8.45306097495912" calcext:value-type="float">
            <text:p>8.45</text:p>
          </table:table-cell>
          <table:table-cell table:style-name="ce1" table:formula="of:=([.I34]-[.I33])" office:value-type="float" office:value="8.0752403236553" calcext:value-type="float">
            <text:p>8.08</text:p>
          </table:table-cell>
          <table:table-cell table:style-name="ce1" table:formula="of:=[.X34]/[.$S$1]" office:value-type="float" office:value="13.2467853078335" calcext:value-type="float">
            <text:p>13.25</text:p>
          </table:table-cell>
          <table:table-cell table:style-name="ce11" table:formula="of:=[.J34]" office:value-type="string" office:string-value="1D" calcext:value-type="string">
            <text:p>1D</text:p>
          </table:table-cell>
          <table:table-cell table:style-name="ce1" table:formula="of:=([.M34]-[.M33])" office:value-type="float" office:value="8.27287722086363" calcext:value-type="float">
            <text:p>8.27</text:p>
          </table:table-cell>
          <table:table-cell table:style-name="ce1" table:formula="of:=[.AA34]/[.$S$1]" office:value-type="float" office:value="13.5709928163773" calcext:value-type="float">
            <text:p>13.57</text:p>
          </table:table-cell>
          <table:table-cell table:style-name="ce1" table:formula="of:=([.P34]-[.P33])" office:value-type="float" office:value="5.35800903554517" calcext:value-type="float">
            <text:p>5.36</text:p>
          </table:table-cell>
          <table:table-cell table:style-name="ce1" table:formula="of:=[.AC34]/[.$S$1]" office:value-type="float" office:value="8.78938490082869" calcext:value-type="float">
            <text:p>8.79</text:p>
          </table:table-cell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3"/>
          <table:table-cell table:formula="of:=[.C35]" office:value-type="string" office:string-value="1C" calcext:value-type="string">
            <text:p>1C</text:p>
          </table:table-cell>
          <table:table-cell office:value-type="string" calcext:value-type="string">
            <text:p>SNOW LOAD</text:p>
          </table:table-cell>
          <table:table-cell table:style-name="ce1" table:formula="of:=([.F35]-[.F33])" office:value-type="float" office:value="0" calcext:value-type="float">
            <text:p>0.00</text:p>
          </table:table-cell>
          <table:table-cell table:style-name="ce1" table:formula="of:=[.V35]/[.$S$1]" office:value-type="float" office:value="0" calcext:value-type="float">
            <text:p>0.00</text:p>
          </table:table-cell>
          <table:table-cell table:style-name="ce1" table:formula="of:=([.I35]-[.I33])" office:value-type="float" office:value="0" calcext:value-type="float">
            <text:p>0.00</text:p>
          </table:table-cell>
          <table:table-cell table:style-name="ce1" table:formula="of:=[.X35]/[.$S$1]" office:value-type="float" office:value="0" calcext:value-type="float">
            <text:p>0.00</text:p>
          </table:table-cell>
          <table:table-cell table:style-name="ce11" table:formula="of:=[.J35]" office:value-type="string" office:string-value="1D" calcext:value-type="string">
            <text:p>1D</text:p>
          </table:table-cell>
          <table:table-cell table:style-name="ce1" table:formula="of:=([.M35]-[.M33])" office:value-type="float" office:value="0" calcext:value-type="float">
            <text:p>0.00</text:p>
          </table:table-cell>
          <table:table-cell table:style-name="ce1" table:formula="of:=[.AA35]/[.$S$1]" office:value-type="float" office:value="0" calcext:value-type="float">
            <text:p>0.00</text:p>
          </table:table-cell>
          <table:table-cell table:style-name="ce1" table:formula="of:=([.P35]-[.P33])" office:value-type="float" office:value="0" calcext:value-type="float">
            <text:p>0.00</text:p>
          </table:table-cell>
          <table:table-cell table:style-name="ce1" table:formula="of:=[.AC35]/[.$S$1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91056812799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90399509168696" calcext:value-type="float">
            <text:p>6.90</text:p>
          </table:table-cell>
          <table:table-cell office:value-type="float" office:value="-12.9995879531914" calcext:value-type="float">
            <text:p>-13.00</text:p>
          </table:table-cell>
          <table:table-cell office:value-type="float" office:value="0" calcext:value-type="float">
            <text:p>0.00</text:p>
          </table:table-cell>
          <table:table-cell office:value-type="float" office:value="11.2219738021387" calcext:value-type="float">
            <text:p>11.22</text:p>
          </table:table-cell>
          <table:table-cell office:value-type="string" calcext:value-type="string">
            <text:p>1D</text:p>
          </table:table-cell>
          <table:table-cell office:value-type="float" office:value="0.00000000000003092281986027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489729162146" calcext:value-type="float">
            <text:p>11.49</text:p>
          </table:table-cell>
          <table:table-cell office:value-type="float" office:value="12.999587953192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7.18103532788228" calcext:value-type="float">
            <text:p>7.18</text:p>
          </table:table-cell>
          <table:table-cell table:number-columns-repeated="3"/>
          <table:table-cell table:formula="of:=[.C36]" office:value-type="string" office:string-value="1C" calcext:value-type="string">
            <text:p>1C</text:p>
          </table:table-cell>
          <table:table-cell office:value-type="string" calcext:value-type="string">
            <text:p>WIND LOAD</text:p>
          </table:table-cell>
          <table:table-cell table:style-name="ce1" table:formula="of:=([.F37]-[.F33])/0.6" office:value-type="float" office:value="0" calcext:value-type="float">
            <text:p>0.00</text:p>
          </table:table-cell>
          <table:table-cell table:style-name="ce1" table:formula="of:=[.V36]/[.$S$1]" office:value-type="float" office:value="0" calcext:value-type="float">
            <text:p>0.00</text:p>
          </table:table-cell>
          <table:table-cell table:style-name="ce1" table:formula="of:=([.I37]-[.I33])/0.6" office:value-type="float" office:value="0" calcext:value-type="float">
            <text:p>0.00</text:p>
          </table:table-cell>
          <table:table-cell table:style-name="ce1" table:formula="of:=[.X36]/[.$S$1]" office:value-type="float" office:value="0" calcext:value-type="float">
            <text:p>0.00</text:p>
          </table:table-cell>
          <table:table-cell table:style-name="ce11" table:formula="of:=[.J36]" office:value-type="string" office:string-value="1D" calcext:value-type="string">
            <text:p>1D</text:p>
          </table:table-cell>
          <table:table-cell table:style-name="ce1" table:formula="of:=([.M37]-[.M33])/0.6" office:value-type="float" office:value="0" calcext:value-type="float">
            <text:p>0.00</text:p>
          </table:table-cell>
          <table:table-cell table:style-name="ce1" table:formula="of:=[.AA36]/[.$S$1]" office:value-type="float" office:value="0" calcext:value-type="float">
            <text:p>0.00</text:p>
          </table:table-cell>
          <table:table-cell table:style-name="ce1" table:formula="of:=([.P37]-[.P33])/0.6" office:value-type="float" office:value="0" calcext:value-type="float">
            <text:p>0.00</text:p>
          </table:table-cell>
          <table:table-cell table:style-name="ce1" table:formula="of:=[.AC36]/[.$S$1]" office:value-type="float" office:value="0" calcext:value-type="float">
            <text:p>0.00</text:p>
          </table:table-cell>
        </table:table-row>
        <table:table-row table:style-name="ro3">
          <table:table-cell office:value-type="string" calcext:value-type="string">
            <text:p>EQ1612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Q1613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91056812799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90399509168696" calcext:value-type="float">
            <text:p>6.90</text:p>
          </table:table-cell>
          <table:table-cell office:value-type="float" office:value="-12.9995879531914" calcext:value-type="float">
            <text:p>-13.00</text:p>
          </table:table-cell>
          <table:table-cell office:value-type="float" office:value="0" calcext:value-type="float">
            <text:p>0.00</text:p>
          </table:table-cell>
          <table:table-cell office:value-type="float" office:value="11.2219738021387" calcext:value-type="float">
            <text:p>11.22</text:p>
          </table:table-cell>
          <table:table-cell office:value-type="string" calcext:value-type="string">
            <text:p>1D</text:p>
          </table:table-cell>
          <table:table-cell office:value-type="float" office:value="0.00000000000003092281986027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489729162146" calcext:value-type="float">
            <text:p>11.49</text:p>
          </table:table-cell>
          <table:table-cell office:value-type="float" office:value="12.999587953192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7.18103532788228" calcext:value-type="float">
            <text:p>7.1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EQ1615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3046096708203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235534408229" calcext:value-type="float">
            <text:p>1.82</text:p>
          </table:table-cell>
          <table:table-cell office:value-type="float" office:value="-3.43674056286459" calcext:value-type="float">
            <text:p>-3.44</text:p>
          </table:table-cell>
          <table:table-cell office:value-type="float" office:value="0" calcext:value-type="float">
            <text:p>0.00</text:p>
          </table:table-cell>
          <table:table-cell office:value-type="float" office:value="3.09932625879447" calcext:value-type="float">
            <text:p>3.10</text:p>
          </table:table-cell>
          <table:table-cell office:value-type="string" calcext:value-type="string">
            <text:p>1D</text:p>
          </table:table-cell>
          <table:table-cell office:value-type="float" office:value="2.2737367544323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17104287390489" calcext:value-type="float">
            <text:p>3.17</text:p>
          </table:table-cell>
          <table:table-cell office:value-type="float" office:value="3.43674056286475" calcext:value-type="float">
            <text:p>3.44</text:p>
          </table:table-cell>
          <table:table-cell office:value-type="float" office:value="0" calcext:value-type="float">
            <text:p>0.00</text:p>
          </table:table-cell>
          <table:table-cell office:value-type="float" office:value="1.89751720613459" calcext:value-type="float">
            <text:p>1.9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LIVE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07212769979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15298597033509" calcext:value-type="float">
            <text:p>5.15</text:p>
          </table:table-cell>
          <table:table-cell office:value-type="float" office:value="-9.69558299025342" calcext:value-type="float">
            <text:p>-9.70</text:p>
          </table:table-cell>
          <table:table-cell office:value-type="float" office:value="0" calcext:value-type="float">
            <text:p>0.00</text:p>
          </table:table-cell>
          <table:table-cell office:value-type="float" office:value="8.07524032365531" calcext:value-type="float">
            <text:p>8.08</text:p>
          </table:table-cell>
          <table:table-cell office:value-type="string" calcext:value-type="string">
            <text:p>1D</text:p>
          </table:table-cell>
          <table:table-cell office:value-type="float" office:value="0.000000000000021827872842550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27287722086367" calcext:value-type="float">
            <text:p>8.27</text:p>
          </table:table-cell>
          <table:table-cell office:value-type="float" office:value="9.69558299025385" calcext:value-type="float">
            <text:p>9.70</text:p>
          </table:table-cell>
          <table:table-cell office:value-type="float" office:value="0" calcext:value-type="float">
            <text:p>0.00</text:p>
          </table:table-cell>
          <table:table-cell office:value-type="float" office:value="5.35800903554518" calcext:value-type="float">
            <text:p>5.3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formula="of:=MAX([.F33:.F40])" office:value-type="float" office:value="8.19224158427074" calcext:value-type="float">
            <text:p>8.19</text:p>
          </table:table-cell>
          <table:table-cell table:number-columns-repeated="2"/>
          <table:table-cell table:style-name="ce2" table:formula="of:=MAX([.I33:.I40])" office:value-type="float" office:value="13.2407838830525" calcext:value-type="float">
            <text:p>13.24</text:p>
          </table:table-cell>
          <table:table-cell table:style-name="ce2"/>
          <table:table-cell table:style-name="ce2" table:formula="of:=MAX([.K33:.K40])" office:value-type="float" office:value="0.0000000000000309228198602796" calcext:value-type="float">
            <text:p>0.00</text:p>
          </table:table-cell>
          <table:table-cell table:style-name="ce2" table:formula="of:=MAX([.L33:.L40])" office:value-type="float" office:value="0" calcext:value-type="float">
            <text:p>0.00</text:p>
          </table:table-cell>
          <table:table-cell table:style-name="ce2" table:formula="of:=MAX([.M33:.M40])" office:value-type="float" office:value="13.5579484673619" calcext:value-type="float">
            <text:p>13.56</text:p>
          </table:table-cell>
          <table:table-cell table:style-name="ce2" table:formula="of:=MAX([.N33:.N40])" office:value-type="float" office:value="15.4234837007554" calcext:value-type="float">
            <text:p>15.42</text:p>
          </table:table-cell>
          <table:table-cell table:style-name="ce2" table:formula="of:=MAX([.O33:.O40])" office:value-type="float" office:value="0" calcext:value-type="float">
            <text:p>0.00</text:p>
          </table:table-cell>
          <table:table-cell table:style-name="ce2" table:formula="of:=MAX([.P33:.P40])" office:value-type="float" office:value="8.52053758676856" calcext:value-type="float">
            <text:p>8.52</text:p>
          </table:table-cell>
          <table:table-cell/>
          <table:table-cell table:formula="of:=MAX([.F41];[.P41])" office:value-type="float" office:value="8.52053758676856" calcext:value-type="float">
            <text:p>8.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41]/[.$S$1]" office:value-type="float" office:value="13.4387165096305" calcext:value-type="float">
            <text:p>13.44</text:p>
          </table:table-cell>
          <table:table-cell table:number-columns-repeated="2"/>
          <table:table-cell table:style-name="ce2" table:formula="of:=[.I41]/[.$S$1]" office:value-type="float" office:value="21.7204460023827" calcext:value-type="float">
            <text:p>21.72</text:p>
          </table:table-cell>
          <table:table-cell table:number-columns-repeated="3"/>
          <table:table-cell table:style-name="ce2" table:formula="of:=[.M41]/[.$S$1]" office:value-type="float" office:value="22.2407291131265" calcext:value-type="float">
            <text:p>22.24</text:p>
          </table:table-cell>
          <table:table-cell table:number-columns-repeated="2"/>
          <table:table-cell table:style-name="ce2" table:formula="of:=[.P41]/[.$S$1]" office:value-type="float" office:value="13.9772598208146" calcext:value-type="float">
            <text:p>13.98</text:p>
          </table:table-cell>
          <table:table-cell table:number-columns-repeated="14"/>
        </table:table-row>
        <table:table-row table:style-name="ro1">
          <table:table-cell table:number-columns-repeated="21"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  <table:table-cell office:value-type="string" calcext:value-type="string">
            <text:p>kN/truss</text:p>
          </table:table-cell>
          <table:table-cell office:value-type="string" calcext:value-type="string">
            <text:p>kN/m</text:p>
          </table:table-cell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3])" office:value-type="string" office:string-value="3C+2C+1C" calcext:value-type="string">
            <text:p>3C+2C+1C</text:p>
          </table:table-cell>
          <table:table-cell table:formula="of:=[.D3]+[.D13]+[.D33]" office:value-type="float" office:value="0.0000000000000315338866130333" calcext:value-type="float">
            <text:p>0.00</text:p>
          </table:table-cell>
          <table:table-cell table:formula="of:=[.E3]+[.E13]+[.E33]" office:value-type="float" office:value="0" calcext:value-type="float">
            <text:p>0.00</text:p>
          </table:table-cell>
          <table:table-cell table:formula="of:=[.F3]+[.F13]+[.F33]" office:value-type="float" office:value="9.07374318013644" calcext:value-type="float">
            <text:p>9.07</text:p>
          </table:table-cell>
          <table:table-cell table:formula="of:=[.G3]+[.G13]+[.G33]" office:value-type="float" office:value="-10.3333398829507" calcext:value-type="float">
            <text:p>-10.33</text:p>
          </table:table-cell>
          <table:table-cell table:formula="of:=[.H3]+[.H13]+[.H33]" office:value-type="float" office:value="0" calcext:value-type="float">
            <text:p>0.00</text:p>
          </table:table-cell>
          <table:table-cell table:formula="of:=[.I3]+[.I13]+[.I33]" office:value-type="float" office:value="13.1029105624133" calcext:value-type="float">
            <text:p>13.10</text:p>
          </table:table-cell>
          <table:table-cell table:formula="of:=COM.MICROSOFT.CONCAT([.J3];&quot;+&quot;;[.J13];&quot;+&quot;;[.J33])" office:value-type="string" office:string-value="3D+2D+1D" calcext:value-type="string">
            <text:p>3D+2D+1D</text:p>
          </table:table-cell>
          <table:table-cell table:formula="of:=[.K3]+[.K13]+[.K33]" office:value-type="float" office:value="-0.00000000473276179491222" calcext:value-type="float">
            <text:p>0.00</text:p>
          </table:table-cell>
          <table:table-cell table:formula="of:=[.L3]+[.L13]+[.L33]" office:value-type="float" office:value="0" calcext:value-type="float">
            <text:p>0.00</text:p>
          </table:table-cell>
          <table:table-cell table:formula="of:=[.M3]+[.M13]+[.M33]" office:value-type="float" office:value="12.8902035764863" calcext:value-type="float">
            <text:p>12.89</text:p>
          </table:table-cell>
          <table:table-cell table:formula="of:=[.N3]+[.N13]+[.N33]" office:value-type="float" office:value="10.3333398876845" calcext:value-type="float">
            <text:p>10.33</text:p>
          </table:table-cell>
          <table:table-cell table:formula="of:=[.O3]+[.O13]+[.O33]" office:value-type="float" office:value="0" calcext:value-type="float">
            <text:p>0.00</text:p>
          </table:table-cell>
          <table:table-cell table:formula="of:=[.P3]+[.P13]+[.P33]" office:value-type="float" office:value="8.88334339337287" calcext:value-type="float">
            <text:p>8.88</text:p>
          </table:table-cell>
          <table:table-cell table:number-columns-repeated="3"/>
          <table:table-cell table:formula="of:=[.C44]" office:value-type="string" office:string-value="3C+2C+1C" calcext:value-type="string">
            <text:p>3C+2C+1C</text:p>
          </table:table-cell>
          <table:table-cell office:value-type="string" calcext:value-type="string">
            <text:p>DEAD LOAD</text:p>
          </table:table-cell>
          <table:table-cell table:style-name="ce12" table:formula="of:=[.F44]" office:value-type="float" office:value="9.07374318013644" calcext:value-type="float">
            <text:p>9.07</text:p>
          </table:table-cell>
          <table:table-cell table:style-name="ce1" table:formula="of:=[.V44]/[.$S$1]" office:value-type="float" office:value="14.8847493112474" calcext:value-type="float">
            <text:p>14.88</text:p>
          </table:table-cell>
          <table:table-cell table:style-name="ce10" table:formula="of:=[.I44]" office:value-type="float" office:value="13.1029105624133" calcext:value-type="float">
            <text:p>13.10</text:p>
          </table:table-cell>
          <table:table-cell table:style-name="ce1" table:formula="of:=[.X44]/[.$S$1]" office:value-type="float" office:value="21.4942758569772" calcext:value-type="float">
            <text:p>21.49</text:p>
          </table:table-cell>
          <table:table-cell table:style-name="ce11" table:formula="of:=[.J44]" office:value-type="string" office:string-value="3D+2D+1D" calcext:value-type="string">
            <text:p>3D+2D+1D</text:p>
          </table:table-cell>
          <table:table-cell table:style-name="ce1" table:formula="of:=[.M44]" office:value-type="float" office:value="12.8902035764863" calcext:value-type="float">
            <text:p>12.89</text:p>
          </table:table-cell>
          <table:table-cell table:style-name="ce1" table:formula="of:=[.AA44]/[.$S$1]" office:value-type="float" office:value="21.1453470742886" calcext:value-type="float">
            <text:p>21.15</text:p>
          </table:table-cell>
          <table:table-cell table:style-name="ce1" table:formula="of:=[.P44]" office:value-type="float" office:value="8.88334339337287" calcext:value-type="float">
            <text:p>8.88</text:p>
          </table:table-cell>
          <table:table-cell table:style-name="ce1" table:formula="of:=[.AC44]/[.$S$1]" office:value-type="float" office:value="14.5724137030395" calcext:value-type="float">
            <text:p>14.57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4])" office:value-type="string" office:string-value="3C+2C+1C" calcext:value-type="string">
            <text:p>3C+2C+1C</text:p>
          </table:table-cell>
          <table:table-cell table:formula="of:=[.D4]+[.D14]+[.D34]" office:value-type="float" office:value="-0.000000000000107288400386097" calcext:value-type="float">
            <text:p>0.00</text:p>
          </table:table-cell>
          <table:table-cell table:formula="of:=[.E4]+[.E14]+[.E34]" office:value-type="float" office:value="0" calcext:value-type="float">
            <text:p>0.00</text:p>
          </table:table-cell>
          <table:table-cell table:formula="of:=[.F4]+[.F14]+[.F34]" office:value-type="float" office:value="23.00830488167" calcext:value-type="float">
            <text:p>23.01</text:p>
          </table:table-cell>
          <table:table-cell table:formula="of:=[.G4]+[.G14]+[.G34]" office:value-type="float" office:value="-25.8717105481957" calcext:value-type="float">
            <text:p>-25.87</text:p>
          </table:table-cell>
          <table:table-cell table:formula="of:=[.H4]+[.H14]+[.H34]" office:value-type="float" office:value="0" calcext:value-type="float">
            <text:p>0.00</text:p>
          </table:table-cell>
          <table:table-cell table:formula="of:=[.I4]+[.I14]+[.I34]" office:value-type="float" office:value="32.2224474587349" calcext:value-type="float">
            <text:p>32.22</text:p>
          </table:table-cell>
          <table:table-cell table:formula="of:=COM.MICROSOFT.CONCAT([.J4];&quot;+&quot;;[.J14];&quot;+&quot;;[.J34])" office:value-type="string" office:string-value="3D+2D+1D" calcext:value-type="string">
            <text:p>3D+2D+1D</text:p>
          </table:table-cell>
          <table:table-cell table:formula="of:=[.K4]+[.K14]+[.K34]" office:value-type="float" office:value="-0.0000000107371204194351" calcext:value-type="float">
            <text:p>0.00</text:p>
          </table:table-cell>
          <table:table-cell table:formula="of:=[.L4]+[.L14]+[.L34]" office:value-type="float" office:value="0" calcext:value-type="float">
            <text:p>0.00</text:p>
          </table:table-cell>
          <table:table-cell table:formula="of:=[.M4]+[.M14]+[.M34]" office:value-type="float" office:value="31.6843490103168" calcext:value-type="float">
            <text:p>31.68</text:p>
          </table:table-cell>
          <table:table-cell table:formula="of:=[.N4]+[.N14]+[.N34]" office:value-type="float" office:value="25.8717105589352" calcext:value-type="float">
            <text:p>25.87</text:p>
          </table:table-cell>
          <table:table-cell table:formula="of:=[.O4]+[.O14]+[.O34]" office:value-type="float" office:value="0" calcext:value-type="float">
            <text:p>0.00</text:p>
          </table:table-cell>
          <table:table-cell table:formula="of:=[.P4]+[.P14]+[.P34]" office:value-type="float" office:value="22.4998546336105" calcext:value-type="float">
            <text:p>22.50</text:p>
          </table:table-cell>
          <table:table-cell table:number-columns-repeated="3"/>
          <table:table-cell table:formula="of:=[.C45]" office:value-type="string" office:string-value="3C+2C+1C" calcext:value-type="string">
            <text:p>3C+2C+1C</text:p>
          </table:table-cell>
          <table:table-cell office:value-type="string" calcext:value-type="string">
            <text:p>LIVE LOAD</text:p>
          </table:table-cell>
          <table:table-cell table:style-name="ce12" table:formula="of:=([.F45]-[.F44])" office:value-type="float" office:value="13.9345617015335" calcext:value-type="float">
            <text:p>13.93</text:p>
          </table:table-cell>
          <table:table-cell table:style-name="ce1" table:formula="of:=[.V45]/[.$S$1]" office:value-type="float" office:value="22.8585329749566" calcext:value-type="float">
            <text:p>22.86</text:p>
          </table:table-cell>
          <table:table-cell table:style-name="ce10" table:formula="of:=([.I45]-[.I44])" office:value-type="float" office:value="19.1195368963216" calcext:value-type="float">
            <text:p>19.12</text:p>
          </table:table-cell>
          <table:table-cell table:style-name="ce1" table:formula="of:=[.X45]/[.$S$1]" office:value-type="float" office:value="31.3640697118137" calcext:value-type="float">
            <text:p>31.36</text:p>
          </table:table-cell>
          <table:table-cell table:style-name="ce11" table:formula="of:=[.J45]" office:value-type="string" office:string-value="3D+2D+1D" calcext:value-type="string">
            <text:p>3D+2D+1D</text:p>
          </table:table-cell>
          <table:table-cell table:style-name="ce1" table:formula="of:=([.M45]-[.M44])" office:value-type="float" office:value="18.7941454338305" calcext:value-type="float">
            <text:p>18.79</text:p>
          </table:table-cell>
          <table:table-cell table:style-name="ce1" table:formula="of:=[.AA45]/[.$S$1]" office:value-type="float" office:value="30.8302910659949" calcext:value-type="float">
            <text:p>30.83</text:p>
          </table:table-cell>
          <table:table-cell table:style-name="ce1" table:formula="of:=([.P45]-[.P44])" office:value-type="float" office:value="13.6165112402377" calcext:value-type="float">
            <text:p>13.62</text:p>
          </table:table-cell>
          <table:table-cell table:style-name="ce1" table:formula="of:=[.AC45]/[.$S$1]" office:value-type="float" office:value="22.3367966539332" calcext:value-type="float">
            <text:p>22.34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5])" office:value-type="string" office:string-value="3C+2C+1C" calcext:value-type="string">
            <text:p>3C+2C+1C</text:p>
          </table:table-cell>
          <table:table-cell table:formula="of:=[.D5]+[.D15]+[.D35]" office:value-type="float" office:value="0.0000000000000995612481347053" calcext:value-type="float">
            <text:p>0.00</text:p>
          </table:table-cell>
          <table:table-cell table:formula="of:=[.E5]+[.E15]+[.E35]" office:value-type="float" office:value="0" calcext:value-type="float">
            <text:p>0.00</text:p>
          </table:table-cell>
          <table:table-cell table:formula="of:=[.F5]+[.F15]+[.F35]" office:value-type="float" office:value="15.2025512425362" calcext:value-type="float">
            <text:p>15.20</text:p>
          </table:table-cell>
          <table:table-cell table:formula="of:=[.G5]+[.G15]+[.G35]" office:value-type="float" office:value="-22.5666765774653" calcext:value-type="float">
            <text:p>-22.57</text:p>
          </table:table-cell>
          <table:table-cell table:formula="of:=[.H5]+[.H15]+[.H35]" office:value-type="float" office:value="0" calcext:value-type="float">
            <text:p>0.00</text:p>
          </table:table-cell>
          <table:table-cell table:formula="of:=[.I5]+[.I15]+[.I35]" office:value-type="float" office:value="20.9815286202366" calcext:value-type="float">
            <text:p>20.98</text:p>
          </table:table-cell>
          <table:table-cell table:formula="of:=COM.MICROSOFT.CONCAT([.J5];&quot;+&quot;;[.J15];&quot;+&quot;;[.J35])" office:value-type="string" office:string-value="3D+2D+1D" calcext:value-type="string">
            <text:p>3D+2D+1D</text:p>
          </table:table-cell>
          <table:table-cell table:formula="of:=[.K5]+[.K15]+[.K35]" office:value-type="float" office:value="-0.0000000173042222968433" calcext:value-type="float">
            <text:p>0.00</text:p>
          </table:table-cell>
          <table:table-cell table:formula="of:=[.L5]+[.L15]+[.L35]" office:value-type="float" office:value="0" calcext:value-type="float">
            <text:p>0.00</text:p>
          </table:table-cell>
          <table:table-cell table:formula="of:=[.M5]+[.M15]+[.M35]" office:value-type="float" office:value="20.2339363373902" calcext:value-type="float">
            <text:p>20.23</text:p>
          </table:table-cell>
          <table:table-cell table:formula="of:=[.N5]+[.N15]+[.N35]" office:value-type="float" office:value="22.5666765947708" calcext:value-type="float">
            <text:p>22.57</text:p>
          </table:table-cell>
          <table:table-cell table:formula="of:=[.O5]+[.O15]+[.O35]" office:value-type="float" office:value="0" calcext:value-type="float">
            <text:p>0.00</text:p>
          </table:table-cell>
          <table:table-cell table:formula="of:=[.P5]+[.P15]+[.P35]" office:value-type="float" office:value="14.4771715908522" calcext:value-type="float">
            <text:p>14.48</text:p>
          </table:table-cell>
          <table:table-cell table:number-columns-repeated="3"/>
          <table:table-cell table:formula="of:=[.C46]" office:value-type="string" office:string-value="3C+2C+1C" calcext:value-type="string">
            <text:p>3C+2C+1C</text:p>
          </table:table-cell>
          <table:table-cell office:value-type="string" calcext:value-type="string">
            <text:p>SNOW LOAD</text:p>
          </table:table-cell>
          <table:table-cell table:style-name="ce12" table:formula="of:=([.F46]-[.F44])" office:value-type="float" office:value="6.1288080623998" calcext:value-type="float">
            <text:p>6.13</text:p>
          </table:table-cell>
          <table:table-cell table:style-name="ce1" table:formula="of:=[.V46]/[.$S$1]" office:value-type="float" office:value="10.0538189999997" calcext:value-type="float">
            <text:p>10.05</text:p>
          </table:table-cell>
          <table:table-cell table:style-name="ce10" table:formula="of:=([.I46]-[.I44])" office:value-type="float" office:value="7.87861805782333" calcext:value-type="float">
            <text:p>7.88</text:p>
          </table:table-cell>
          <table:table-cell table:style-name="ce1" table:formula="of:=[.X46]/[.$S$1]" office:value-type="float" office:value="12.9242422208388" calcext:value-type="float">
            <text:p>12.92</text:p>
          </table:table-cell>
          <table:table-cell table:style-name="ce11" table:formula="of:=[.J46]" office:value-type="string" office:string-value="3D+2D+1D" calcext:value-type="string">
            <text:p>3D+2D+1D</text:p>
          </table:table-cell>
          <table:table-cell table:style-name="ce1" table:formula="of:=([.M46]-[.M44])" office:value-type="float" office:value="7.34373276090392" calcext:value-type="float">
            <text:p>7.34</text:p>
          </table:table-cell>
          <table:table-cell table:style-name="ce1" table:formula="of:=[.AA46]/[.$S$1]" office:value-type="float" office:value="12.0468057101442" calcext:value-type="float">
            <text:p>12.05</text:p>
          </table:table-cell>
          <table:table-cell table:style-name="ce1" table:formula="of:=([.P46]-[.P44])" office:value-type="float" office:value="5.59382819747928" calcext:value-type="float">
            <text:p>5.59</text:p>
          </table:table-cell>
          <table:table-cell table:style-name="ce1" table:formula="of:=[.AC46]/[.$S$1]" office:value-type="float" office:value="9.17622735806968" calcext:value-type="float">
            <text:p>9.18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6])" office:value-type="string" office:string-value="3C+2C+1C" calcext:value-type="string">
            <text:p>3C+2C+1C</text:p>
          </table:table-cell>
          <table:table-cell table:formula="of:=[.D6]+[.D16]+[.D36]" office:value-type="float" office:value="-0.000000000000116301634989214" calcext:value-type="float">
            <text:p>0.00</text:p>
          </table:table-cell>
          <table:table-cell table:formula="of:=[.E6]+[.E16]+[.E36]" office:value-type="float" office:value="0" calcext:value-type="float">
            <text:p>0.00</text:p>
          </table:table-cell>
          <table:table-cell table:formula="of:=[.F6]+[.F16]+[.F36]" office:value-type="float" office:value="24.1212705030864" calcext:value-type="float">
            <text:p>24.12</text:p>
          </table:table-cell>
          <table:table-cell table:formula="of:=[.G6]+[.G16]+[.G36]" office:value-type="float" office:value="-31.1621204027704" calcext:value-type="float">
            <text:p>-31.16</text:p>
          </table:table-cell>
          <table:table-cell table:formula="of:=[.H6]+[.H16]+[.H36]" office:value-type="float" office:value="0" calcext:value-type="float">
            <text:p>0.00</text:p>
          </table:table-cell>
          <table:table-cell table:formula="of:=[.I6]+[.I16]+[.I36]" office:value-type="float" office:value="33.3515267780221" calcext:value-type="float">
            <text:p>33.35</text:p>
          </table:table-cell>
          <table:table-cell table:formula="of:=COM.MICROSOFT.CONCAT([.J6];&quot;+&quot;;[.J16];&quot;+&quot;;[.J36])" office:value-type="string" office:string-value="3D+2D+1D" calcext:value-type="string">
            <text:p>3D+2D+1D</text:p>
          </table:table-cell>
          <table:table-cell table:formula="of:=[.K6]+[.K16]+[.K36]" office:value-type="float" office:value="-0.0000000186644670918668" calcext:value-type="float">
            <text:p>0.00</text:p>
          </table:table-cell>
          <table:table-cell table:formula="of:=[.L6]+[.L16]+[.L36]" office:value-type="float" office:value="0" calcext:value-type="float">
            <text:p>0.00</text:p>
          </table:table-cell>
          <table:table-cell table:formula="of:=[.M6]+[.M16]+[.M36]" office:value-type="float" office:value="32.4936122225371" calcext:value-type="float">
            <text:p>32.49</text:p>
          </table:table-cell>
          <table:table-cell table:formula="of:=[.N6]+[.N16]+[.N36]" office:value-type="float" office:value="31.1621204214374" calcext:value-type="float">
            <text:p>31.16</text:p>
          </table:table-cell>
          <table:table-cell table:formula="of:=[.O6]+[.O16]+[.O36]" office:value-type="float" office:value="0" calcext:value-type="float">
            <text:p>0.00</text:p>
          </table:table-cell>
          <table:table-cell table:formula="of:=[.P6]+[.P16]+[.P36]" office:value-type="float" office:value="23.2910979716606" calcext:value-type="float">
            <text:p>23.29</text:p>
          </table:table-cell>
          <table:table-cell table:number-columns-repeated="3"/>
          <table:table-cell table:formula="of:=[.C47]" office:value-type="string" office:string-value="3C+2C+1C" calcext:value-type="string">
            <text:p>3C+2C+1C</text:p>
          </table:table-cell>
          <table:table-cell office:value-type="string" calcext:value-type="string">
            <text:p>WIND LOAD</text:p>
          </table:table-cell>
          <table:table-cell table:style-name="ce12" table:formula="of:=([.F48]-[.F44])/0.6" office:value-type="float" office:value="-3.87243111867645" calcext:value-type="float">
            <text:p>-3.87</text:p>
          </table:table-cell>
          <table:table-cell table:style-name="ce1" table:formula="of:=[.V47]/[.$S$1]" office:value-type="float" office:value="-6.352413252422" calcext:value-type="float">
            <text:p>-6.35</text:p>
          </table:table-cell>
          <table:table-cell table:style-name="ce10" table:formula="of:=([.I48]-[.I44])/0.6" office:value-type="float" office:value="-4.97803250300111" calcext:value-type="float">
            <text:p>-4.98</text:p>
          </table:table-cell>
          <table:table-cell table:style-name="ce1" table:formula="of:=[.X47]/[.$S$1]" office:value-type="float" office:value="-8.16606381725904" calcext:value-type="float">
            <text:p>-8.17</text:p>
          </table:table-cell>
          <table:table-cell table:style-name="ce11" table:formula="of:=[.J47]" office:value-type="string" office:string-value="3D+2D+1D" calcext:value-type="string">
            <text:p>3D+2D+1D</text:p>
          </table:table-cell>
          <table:table-cell table:style-name="ce1" table:formula="of:=([.M48]-[.M44])/0.6" office:value-type="float" office:value="-4.64007013778678" calcext:value-type="float">
            <text:p>-4.64</text:p>
          </table:table-cell>
          <table:table-cell table:style-name="ce1" table:formula="of:=[.AA47]/[.$S$1]" office:value-type="float" office:value="-7.61166361185496" calcext:value-type="float">
            <text:p>-7.61</text:p>
          </table:table-cell>
          <table:table-cell table:style-name="ce1" table:formula="of:=([.P48]-[.P44])/0.6" office:value-type="float" office:value="-3.53440900153867" calcext:value-type="float">
            <text:p>-3.53</text:p>
          </table:table-cell>
          <table:table-cell table:style-name="ce1" table:formula="of:=[.AC47]/[.$S$1]" office:value-type="float" office:value="-5.79791502877078" calcext:value-type="float">
            <text:p>-5.80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7])" office:value-type="string" office:string-value="3C+2C+1C" calcext:value-type="string">
            <text:p>3C+2C+1C</text:p>
          </table:table-cell>
          <table:table-cell table:formula="of:=[.D7]+[.D17]+[.D37]" office:value-type="float" office:value="0.000000000000049972248561403" calcext:value-type="float">
            <text:p>0.00</text:p>
          </table:table-cell>
          <table:table-cell table:formula="of:=[.E7]+[.E17]+[.E37]" office:value-type="float" office:value="0" calcext:value-type="float">
            <text:p>0.00</text:p>
          </table:table-cell>
          <table:table-cell table:formula="of:=[.F7]+[.F17]+[.F37]" office:value-type="float" office:value="6.75028450893057" calcext:value-type="float">
            <text:p>6.75</text:p>
          </table:table-cell>
          <table:table-cell table:formula="of:=[.G7]+[.G17]+[.G37]" office:value-type="float" office:value="-5.69562698163965" calcext:value-type="float">
            <text:p>-5.70</text:p>
          </table:table-cell>
          <table:table-cell table:formula="of:=[.H7]+[.H17]+[.H37]" office:value-type="float" office:value="0" calcext:value-type="float">
            <text:p>0.00</text:p>
          </table:table-cell>
          <table:table-cell table:formula="of:=[.I7]+[.I17]+[.I37]" office:value-type="float" office:value="10.1160910606126" calcext:value-type="float">
            <text:p>10.12</text:p>
          </table:table-cell>
          <table:table-cell table:formula="of:=COM.MICROSOFT.CONCAT([.J7];&quot;+&quot;;[.J17];&quot;+&quot;;[.J37])" office:value-type="string" office:string-value="3D+2D+1D" calcext:value-type="string">
            <text:p>3D+2D+1D</text:p>
          </table:table-cell>
          <table:table-cell table:formula="of:=[.K7]+[.K17]+[.K37]" office:value-type="float" office:value="0.0000000000331351373006328" calcext:value-type="float">
            <text:p>0.00</text:p>
          </table:table-cell>
          <table:table-cell table:formula="of:=[.L7]+[.L17]+[.L37]" office:value-type="float" office:value="0" calcext:value-type="float">
            <text:p>0.00</text:p>
          </table:table-cell>
          <table:table-cell table:formula="of:=[.M7]+[.M17]+[.M37]" office:value-type="float" office:value="10.1061614938142" calcext:value-type="float">
            <text:p>10.11</text:p>
          </table:table-cell>
          <table:table-cell table:formula="of:=[.N7]+[.N17]+[.N37]" office:value-type="float" office:value="5.69562698160737" calcext:value-type="float">
            <text:p>5.70</text:p>
          </table:table-cell>
          <table:table-cell table:formula="of:=[.O7]+[.O17]+[.O37]" office:value-type="float" office:value="0" calcext:value-type="float">
            <text:p>0.00</text:p>
          </table:table-cell>
          <table:table-cell table:formula="of:=[.P7]+[.P17]+[.P37]" office:value-type="float" office:value="6.76269799244967" calcext:value-type="float">
            <text:p>6.76</text:p>
          </table:table-cell>
          <table:table-cell table:number-columns-repeated="14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8])" office:value-type="string" office:string-value="3C+2C+1C" calcext:value-type="string">
            <text:p>3C+2C+1C</text:p>
          </table:table-cell>
          <table:table-cell table:formula="of:=[.D8]+[.D18]+[.D38]" office:value-type="float" office:value="-0.000000000000156461510414374" calcext:value-type="float">
            <text:p>0.00</text:p>
          </table:table-cell>
          <table:table-cell table:formula="of:=[.E8]+[.E18]+[.E38]" office:value-type="float" office:value="0" calcext:value-type="float">
            <text:p>0.00</text:p>
          </table:table-cell>
          <table:table-cell table:formula="of:=[.F8]+[.F18]+[.F38]" office:value-type="float" office:value="22.3786766150894" calcext:value-type="float">
            <text:p>22.38</text:p>
          </table:table-cell>
          <table:table-cell table:formula="of:=[.G8]+[.G18]+[.G38]" office:value-type="float" office:value="-27.6838359571448" calcext:value-type="float">
            <text:p>-27.68</text:p>
          </table:table-cell>
          <table:table-cell table:formula="of:=[.H8]+[.H18]+[.H38]" office:value-type="float" office:value="0" calcext:value-type="float">
            <text:p>0.00</text:p>
          </table:table-cell>
          <table:table-cell table:formula="of:=[.I8]+[.I18]+[.I38]" office:value-type="float" office:value="31.1114123000285" calcext:value-type="float">
            <text:p>31.11</text:p>
          </table:table-cell>
          <table:table-cell table:formula="of:=COM.MICROSOFT.CONCAT([.J8];&quot;+&quot;;[.J18];&quot;+&quot;;[.J38])" office:value-type="string" office:string-value="3D+2D+1D" calcext:value-type="string">
            <text:p>3D+2D+1D</text:p>
          </table:table-cell>
          <table:table-cell table:formula="of:=[.K8]+[.K18]+[.K38]" office:value-type="float" office:value="-0.0000000150900583264502" calcext:value-type="float">
            <text:p>0.00</text:p>
          </table:table-cell>
          <table:table-cell table:formula="of:=[.L8]+[.L18]+[.L38]" office:value-type="float" office:value="0" calcext:value-type="float">
            <text:p>0.00</text:p>
          </table:table-cell>
          <table:table-cell table:formula="of:=[.M8]+[.M18]+[.M38]" office:value-type="float" office:value="30.405580798818" calcext:value-type="float">
            <text:p>30.41</text:p>
          </table:table-cell>
          <table:table-cell table:formula="of:=[.N8]+[.N18]+[.N38]" office:value-type="float" office:value="27.6838359722372" calcext:value-type="float">
            <text:p>27.68</text:p>
          </table:table-cell>
          <table:table-cell table:formula="of:=[.O8]+[.O18]+[.O38]" office:value-type="float" office:value="0" calcext:value-type="float">
            <text:p>0.00</text:p>
          </table:table-cell>
          <table:table-cell table:formula="of:=[.P8]+[.P18]+[.P38]" office:value-type="float" office:value="21.7006140263018" calcext:value-type="float">
            <text:p>21.70</text:p>
          </table:table-cell>
          <table:table-cell table:number-columns-repeated="14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39])" office:value-type="string" office:string-value="3C+2C+1C" calcext:value-type="string">
            <text:p>3C+2C+1C</text:p>
          </table:table-cell>
          <table:table-cell table:formula="of:=[.D9]+[.D19]+[.D39]" office:value-type="float" office:value="0.0000000000000226112462087258" calcext:value-type="float">
            <text:p>0.00</text:p>
          </table:table-cell>
          <table:table-cell table:formula="of:=[.E9]+[.E19]+[.E39]" office:value-type="float" office:value="0" calcext:value-type="float">
            <text:p>0.00</text:p>
          </table:table-cell>
          <table:table-cell table:formula="of:=[.F9]+[.F19]+[.F39]" office:value-type="float" office:value="3.12078745321088" calcext:value-type="float">
            <text:p>3.12</text:p>
          </table:table-cell>
          <table:table-cell table:formula="of:=[.G9]+[.G19]+[.G39]" office:value-type="float" office:value="-1.56229127482537" calcext:value-type="float">
            <text:p>-1.56</text:p>
          </table:table-cell>
          <table:table-cell table:formula="of:=[.H9]+[.H19]+[.H39]" office:value-type="float" office:value="0" calcext:value-type="float">
            <text:p>0.00</text:p>
          </table:table-cell>
          <table:table-cell table:formula="of:=[.I9]+[.I19]+[.I39]" office:value-type="float" office:value="4.87492714804505" calcext:value-type="float">
            <text:p>4.87</text:p>
          </table:table-cell>
          <table:table-cell table:formula="of:=COM.MICROSOFT.CONCAT([.J9];&quot;+&quot;;[.J19];&quot;+&quot;;[.J39])" office:value-type="string" office:string-value="3D+2D+1D" calcext:value-type="string">
            <text:p>3D+2D+1D</text:p>
          </table:table-cell>
          <table:table-cell table:formula="of:=[.K9]+[.K19]+[.K39]" office:value-type="float" office:value="0.00000000192626547601548" calcext:value-type="float">
            <text:p>0.00</text:p>
          </table:table-cell>
          <table:table-cell table:formula="of:=[.L9]+[.L19]+[.L39]" office:value-type="float" office:value="0" calcext:value-type="float">
            <text:p>0.00</text:p>
          </table:table-cell>
          <table:table-cell table:formula="of:=[.M9]+[.M19]+[.M39]" office:value-type="float" office:value="4.95008037054613" calcext:value-type="float">
            <text:p>4.95</text:p>
          </table:table-cell>
          <table:table-cell table:formula="of:=[.N9]+[.N19]+[.N39]" office:value-type="float" office:value="1.56229127289962" calcext:value-type="float">
            <text:p>1.56</text:p>
          </table:table-cell>
          <table:table-cell table:formula="of:=[.O9]+[.O19]+[.O39]" office:value-type="float" office:value="0" calcext:value-type="float">
            <text:p>0.00</text:p>
          </table:table-cell>
          <table:table-cell table:formula="of:=[.P9]+[.P19]+[.P39]" office:value-type="float" office:value="3.20936084689593" calcext:value-type="float">
            <text:p>3.2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formula="of:=MAX([.F44:.F50])" office:value-type="float" office:value="24.1212705030864" calcext:value-type="float">
            <text:p>24.12</text:p>
          </table:table-cell>
          <table:table-cell table:number-columns-repeated="2"/>
          <table:table-cell table:style-name="ce2" table:formula="of:=MAX([.I44:.I50])" office:value-type="float" office:value="33.3515267780221" calcext:value-type="float">
            <text:p>33.35</text:p>
          </table:table-cell>
          <table:table-cell table:number-columns-repeated="3"/>
          <table:table-cell table:style-name="ce2" table:formula="of:=MAX([.M44:.M50])" office:value-type="float" office:value="32.4936122225371" calcext:value-type="float">
            <text:p>32.49</text:p>
          </table:table-cell>
          <table:table-cell table:number-columns-repeated="2"/>
          <table:table-cell table:style-name="ce2" table:formula="of:=MAX([.P44:.P50])" office:value-type="float" office:value="23.2910979716606" calcext:value-type="float">
            <text:p>23.29</text:p>
          </table:table-cell>
          <table:table-cell/>
          <table:table-cell table:formula="of:=MAX([.F51];[.P51])" office:value-type="float" office:value="24.1212705030864" calcext:value-type="float">
            <text:p>24.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51]/[.$S$1]" office:value-type="float" office:value="39.5690132924645" calcext:value-type="float">
            <text:p>39.57</text:p>
          </table:table-cell>
          <table:table-cell table:number-columns-repeated="2"/>
          <table:table-cell table:style-name="ce2" table:formula="of:=[.I51]/[.$S$1]" office:value-type="float" office:value="54.7105098064667" calcext:value-type="float">
            <text:p>54.71</text:p>
          </table:table-cell>
          <table:table-cell table:number-columns-repeated="3"/>
          <table:table-cell table:style-name="ce2" table:formula="of:=[.M51]/[.$S$1]" office:value-type="float" office:value="53.3031696563929" calcext:value-type="float">
            <text:p>53.30</text:p>
          </table:table-cell>
          <table:table-cell table:number-columns-repeated="2"/>
          <table:table-cell table:style-name="ce2" table:formula="of:=[.P51]/[.$S$1]" office:value-type="float" office:value="38.2071817120417" calcext:value-type="float">
            <text:p>38.21</text:p>
          </table:table-cell>
          <table:table-cell table:number-columns-repeated="14"/>
        </table:table-row>
        <table:table-row table:style-name="ro1" table:number-rows-repeated="104852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cantilever_loads" table:style-name="ta1" table:print-ranges="cantilever_loads.A1:cantilever_loads.P5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number-columns-repeated="2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4" table:visibility="collapse" table:default-cell-style-name="ce1"/>
        <table:table-column table:style-name="co6" table:default-cell-style-name="ce1"/>
        <table:table-column table:style-name="co3" table:default-cell-style-name="ce1"/>
        <table:table-column table:style-name="co4" table:visibility="collapse" table:number-columns-repeated="2" table:default-cell-style-name="ce1"/>
        <table:table-column table:style-name="co6" table:default-cell-style-name="ce1"/>
        <table:table-column table:style-name="co4" table:visibility="collapse" table:number-columns-repeated="2" table:default-cell-style-name="ce1"/>
        <table:table-column table:style-name="co4" table:default-cell-style-name="ce1"/>
        <table:table-column table:style-name="co7" table:default-cell-style-name="Default"/>
        <table:table-column table:style-name="co6" table:default-cell-style-name="ce1"/>
        <table:table-column table:style-name="co7" table:number-columns-repeated="14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8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16"/>
        </table:table-row>
        <table:table-row table:style-name="ro1">
          <table:table-cell table:formula="of:=[$CD_reactions.A3]" office:value-type="string" office:string-value="EQ1608" calcext:value-type="string">
            <text:p>EQ1608</text:p>
          </table:table-cell>
          <table:table-cell table:formula="of:=[$CD_reactions.B3]" office:value-type="string" office:string-value=" roof" calcext:value-type="string">
            <text:p><text:s/>roof</text:p>
          </table:table-cell>
          <table:table-cell table:formula="of:=[$CD_reactions.C3]" office:value-type="string" office:string-value="3C" calcext:value-type="string">
            <text:p>3C</text:p>
          </table:table-cell>
          <table:table-cell table:formula="of:=[$CD_reactions.D3]" office:value-type="float" office:value="-0.0000000000000186020088221994" calcext:value-type="float">
            <text:p>0.00</text:p>
          </table:table-cell>
          <table:table-cell table:formula="of:=[$CD_reactions.E3]" office:value-type="float" office:value="0" calcext:value-type="float">
            <text:p>0.00</text:p>
          </table:table-cell>
          <table:table-cell table:formula="of:=[$CD_reactions.F3]" office:value-type="float" office:value="2.25224120654862" calcext:value-type="float">
            <text:p>2.25</text:p>
          </table:table-cell>
          <table:table-cell table:formula="of:=[$CD_reactions.G3]" office:value-type="float" office:value="-4.60543917244972" calcext:value-type="float">
            <text:p>-4.61</text:p>
          </table:table-cell>
          <table:table-cell table:formula="of:=[$CD_reactions.H3]" office:value-type="float" office:value="0" calcext:value-type="float">
            <text:p>0.00</text:p>
          </table:table-cell>
          <table:table-cell table:formula="of:=[$CD_reactions.I3]" office:value-type="float" office:value="3.07817847725267" calcext:value-type="float">
            <text:p>3.08</text:p>
          </table:table-cell>
          <table:table-cell table:formula="of:=[$CD_reactions.J3]" office:value-type="string" office:string-value="3D" calcext:value-type="string">
            <text:p>3D</text:p>
          </table:table-cell>
          <table:table-cell table:formula="of:=[$CD_reactions.K3]" office:value-type="float" office:value="-0.00000000473273121315287" calcext:value-type="float">
            <text:p>0.00</text:p>
          </table:table-cell>
          <table:table-cell table:formula="of:=[$CD_reactions.L3]" office:value-type="float" office:value="0" calcext:value-type="float">
            <text:p>0.00</text:p>
          </table:table-cell>
          <table:table-cell table:formula="of:=[$CD_reactions.M3]" office:value-type="float" office:value="2.91271305347788" calcext:value-type="float">
            <text:p>2.91</text:p>
          </table:table-cell>
          <table:table-cell table:formula="of:=[$CD_reactions.N3]" office:value-type="float" office:value="4.60543917718256" calcext:value-type="float">
            <text:p>4.61</text:p>
          </table:table-cell>
          <table:table-cell table:formula="of:=[$CD_reactions.O3]" office:value-type="float" office:value="0" calcext:value-type="float">
            <text:p>0.00</text:p>
          </table:table-cell>
          <table:table-cell table:formula="of:=[$CD_reactions.P3]" office:value-type="float" office:value="2.1053377317506" calcext:value-type="float">
            <text:p>2.11</text:p>
          </table:table-cell>
          <table:table-cell table:style-name="ce1"/>
          <table:table-cell table:number-columns-repeated="3"/>
          <table:table-cell table:formula="of:=[.J3]" office:value-type="string" office:string-value="3D" calcext:value-type="string">
            <text:p>3D</text:p>
          </table:table-cell>
          <table:table-cell office:value-type="string" calcext:value-type="string">
            <text:p>DEAD LOAD</text:p>
          </table:table-cell>
          <table:table-cell table:style-name="ce1" table:formula="of:=[.F3]/[.$S$1]" office:value-type="float" office:value="3.6946214018186" calcext:value-type="float">
            <text:p>3.69</text:p>
          </table:table-cell>
          <table:table-cell table:style-name="ce1" table:formula="of:=[.P3]/[.$S$1]" office:value-type="float" office:value="3.4536380114019" calcext:value-type="float">
            <text:p>3.45</text:p>
          </table:table-cell>
          <table:table-cell table:number-columns-repeated="8"/>
        </table:table-row>
        <table:table-row table:style-name="ro1">
          <table:table-cell table:formula="of:=[$CD_reactions.A4]" office:value-type="string" office:string-value="EQ1609" calcext:value-type="string">
            <text:p>EQ1609</text:p>
          </table:table-cell>
          <table:table-cell table:formula="of:=[$CD_reactions.B4]" office:value-type="string" office:string-value=" roof" calcext:value-type="string">
            <text:p><text:s/>roof</text:p>
          </table:table-cell>
          <table:table-cell table:formula="of:=[$CD_reactions.C4]" office:value-type="string" office:string-value="3C" calcext:value-type="string">
            <text:p>3C</text:p>
          </table:table-cell>
          <table:table-cell table:formula="of:=[$CD_reactions.D4]" office:value-type="float" office:value="-7.96873678154952E-015" calcext:value-type="float">
            <text:p>0.00</text:p>
          </table:table-cell>
          <table:table-cell table:formula="of:=[$CD_reactions.E4]" office:value-type="float" office:value="0" calcext:value-type="float">
            <text:p>0.00</text:p>
          </table:table-cell>
          <table:table-cell table:formula="of:=[$CD_reactions.F4]" office:value-type="float" office:value="5.17943311694853" calcext:value-type="float">
            <text:p>5.18</text:p>
          </table:table-cell>
          <table:table-cell table:formula="of:=[$CD_reactions.G4]" office:value-type="float" office:value="-10.4482268474418" calcext:value-type="float">
            <text:p>-10.45</text:p>
          </table:table-cell>
          <table:table-cell table:formula="of:=[$CD_reactions.H4]" office:value-type="float" office:value="0" calcext:value-type="float">
            <text:p>0.00</text:p>
          </table:table-cell>
          <table:table-cell table:formula="of:=[$CD_reactions.I4]" office:value-type="float" office:value="6.84110053472055" calcext:value-type="float">
            <text:p>6.84</text:p>
          </table:table-cell>
          <table:table-cell table:formula="of:=[$CD_reactions.J4]" office:value-type="string" office:string-value="3D" calcext:value-type="string">
            <text:p>3D</text:p>
          </table:table-cell>
          <table:table-cell table:formula="of:=[$CD_reactions.K4]" office:value-type="float" office:value="-0.0000000107370124169393" calcext:value-type="float">
            <text:p>0.00</text:p>
          </table:table-cell>
          <table:table-cell table:formula="of:=[$CD_reactions.L4]" office:value-type="float" office:value="0" calcext:value-type="float">
            <text:p>0.00</text:p>
          </table:table-cell>
          <table:table-cell table:formula="of:=[$CD_reactions.M4]" office:value-type="float" office:value="6.42016750644691" calcext:value-type="float">
            <text:p>6.42</text:p>
          </table:table-cell>
          <table:table-cell table:formula="of:=[$CD_reactions.N4]" office:value-type="float" office:value="10.448226858179" calcext:value-type="float">
            <text:p>10.45</text:p>
          </table:table-cell>
          <table:table-cell table:formula="of:=[$CD_reactions.O4]" office:value-type="float" office:value="0" calcext:value-type="float">
            <text:p>0.00</text:p>
          </table:table-cell>
          <table:table-cell table:formula="of:=[$CD_reactions.P4]" office:value-type="float" office:value="4.77701687084518" calcext:value-type="float">
            <text:p>4.78</text:p>
          </table:table-cell>
          <table:table-cell table:style-name="ce1"/>
          <table:table-cell table:number-columns-repeated="3"/>
          <table:table-cell table:formula="of:=[.J4]" office:value-type="string" office:string-value="3D" calcext:value-type="string">
            <text:p>3D</text:p>
          </table:table-cell>
          <table:table-cell office:value-type="string" calcext:value-type="string">
            <text:p>LIVE LOAD</text:p>
          </table:table-cell>
          <table:table-cell table:style-name="ce1" table:formula="of:=([.F4]-[.F3])/[.$S$1]" office:value-type="float" office:value="4.80182399999985" calcext:value-type="float">
            <text:p>4.80</text:p>
          </table:table-cell>
          <table:table-cell table:style-name="ce1" table:formula="of:=([.P4]-[.P3])/[.$S$1]" office:value-type="float" office:value="4.38267575310791" calcext:value-type="float">
            <text:p>4.38</text:p>
          </table:table-cell>
          <table:table-cell table:number-columns-repeated="8"/>
        </table:table-row>
        <table:table-row table:style-name="ro1">
          <table:table-cell table:formula="of:=[$CD_reactions.A5]" office:value-type="string" office:string-value="EQ1610" calcext:value-type="string">
            <text:p>EQ1610</text:p>
          </table:table-cell>
          <table:table-cell table:formula="of:=[$CD_reactions.B5]" office:value-type="string" office:string-value=" roof" calcext:value-type="string">
            <text:p><text:s/>roof</text:p>
          </table:table-cell>
          <table:table-cell table:formula="of:=[$CD_reactions.C5]" office:value-type="string" office:string-value="3C" calcext:value-type="string">
            <text:p>3C</text:p>
          </table:table-cell>
          <table:table-cell table:formula="of:=[$CD_reactions.D5]" office:value-type="float" office:value="0.0000000000000494253526994726" calcext:value-type="float">
            <text:p>0.00</text:p>
          </table:table-cell>
          <table:table-cell table:formula="of:=[$CD_reactions.E5]" office:value-type="float" office:value="0" calcext:value-type="float">
            <text:p>0.00</text:p>
          </table:table-cell>
          <table:table-cell table:formula="of:=[$CD_reactions.F5]" office:value-type="float" office:value="8.38104926894842" calcext:value-type="float">
            <text:p>8.38</text:p>
          </table:table-cell>
          <table:table-cell table:formula="of:=[$CD_reactions.G5]" office:value-type="float" office:value="-16.8387758669643" calcext:value-type="float">
            <text:p>-16.84</text:p>
          </table:table-cell>
          <table:table-cell table:formula="of:=[$CD_reactions.H5]" office:value-type="float" office:value="0" calcext:value-type="float">
            <text:p>0.00</text:p>
          </table:table-cell>
          <table:table-cell table:formula="of:=[$CD_reactions.I5]" office:value-type="float" office:value="10.956796535076" calcext:value-type="float">
            <text:p>10.96</text:p>
          </table:table-cell>
          <table:table-cell table:formula="of:=[$CD_reactions.J5]" office:value-type="string" office:string-value="3D" calcext:value-type="string">
            <text:p>3D</text:p>
          </table:table-cell>
          <table:table-cell table:formula="of:=[$CD_reactions.K5]" office:value-type="float" office:value="-0.000000017304191715084" calcext:value-type="float">
            <text:p>0.00</text:p>
          </table:table-cell>
          <table:table-cell table:formula="of:=[$CD_reactions.L5]" office:value-type="float" office:value="0" calcext:value-type="float">
            <text:p>0.00</text:p>
          </table:table-cell>
          <table:table-cell table:formula="of:=[$CD_reactions.M5]" office:value-type="float" office:value="10.2564458143818" calcext:value-type="float">
            <text:p>10.26</text:p>
          </table:table-cell>
          <table:table-cell table:formula="of:=[$CD_reactions.N5]" office:value-type="float" office:value="16.8387758842689" calcext:value-type="float">
            <text:p>16.84</text:p>
          </table:table-cell>
          <table:table-cell table:formula="of:=[$CD_reactions.O5]" office:value-type="float" office:value="0" calcext:value-type="float">
            <text:p>0.00</text:p>
          </table:table-cell>
          <table:table-cell table:formula="of:=[$CD_reactions.P5]" office:value-type="float" office:value="7.69916592922988" calcext:value-type="float">
            <text:p>7.70</text:p>
          </table:table-cell>
          <table:table-cell table:style-name="ce1"/>
          <table:table-cell table:number-columns-repeated="3"/>
          <table:table-cell table:formula="of:=[.J5]" office:value-type="string" office:string-value="3D" calcext:value-type="string">
            <text:p>3D</text:p>
          </table:table-cell>
          <table:table-cell office:value-type="string" calcext:value-type="string">
            <text:p>SNOW LOAD</text:p>
          </table:table-cell>
          <table:table-cell table:style-name="ce1" table:formula="of:=([.F5]-[.F3])/[.$S$1]" office:value-type="float" office:value="10.0538189999997" calcext:value-type="float">
            <text:p>10.05</text:p>
          </table:table-cell>
          <table:table-cell table:style-name="ce1" table:formula="of:=([.P5]-[.P3])/[.$S$1]" office:value-type="float" office:value="9.17622735806968" calcext:value-type="float">
            <text:p>9.18</text:p>
          </table:table-cell>
          <table:table-cell table:number-columns-repeated="8"/>
        </table:table-row>
        <table:table-row table:style-name="ro1">
          <table:table-cell table:formula="of:=[$CD_reactions.A6]" office:value-type="string" office:string-value="EQ1611" calcext:value-type="string">
            <text:p>EQ1611</text:p>
          </table:table-cell>
          <table:table-cell table:formula="of:=[$CD_reactions.B6]" office:value-type="string" office:string-value=" roof" calcext:value-type="string">
            <text:p><text:s/>roof</text:p>
          </table:table-cell>
          <table:table-cell table:formula="of:=[$CD_reactions.C6]" office:value-type="string" office:string-value="3C" calcext:value-type="string">
            <text:p>3C</text:p>
          </table:table-cell>
          <table:table-cell table:formula="of:=[$CD_reactions.D6]" office:value-type="float" office:value="-0.0000000000000677573552820832" calcext:value-type="float">
            <text:p>0.00</text:p>
          </table:table-cell>
          <table:table-cell table:formula="of:=[$CD_reactions.E6]" office:value-type="float" office:value="0" calcext:value-type="float">
            <text:p>0.00</text:p>
          </table:table-cell>
          <table:table-cell table:formula="of:=[$CD_reactions.F6]" office:value-type="float" office:value="9.04424118614839" calcext:value-type="float">
            <text:p>9.04</text:p>
          </table:table-cell>
          <table:table-cell table:formula="of:=[$CD_reactions.G6]" office:value-type="float" office:value="-18.1625324495797" calcext:value-type="float">
            <text:p>-18.16</text:p>
          </table:table-cell>
          <table:table-cell table:formula="of:=[$CD_reactions.H6]" office:value-type="float" office:value="0" calcext:value-type="float">
            <text:p>0.00</text:p>
          </table:table-cell>
          <table:table-cell table:formula="of:=[$CD_reactions.I6]" office:value-type="float" office:value="11.8093335637211" calcext:value-type="float">
            <text:p>11.81</text:p>
          </table:table-cell>
          <table:table-cell table:formula="of:=[$CD_reactions.J6]" office:value-type="string" office:string-value="3D" calcext:value-type="string">
            <text:p>3D</text:p>
          </table:table-cell>
          <table:table-cell table:formula="of:=[$CD_reactions.K6]" office:value-type="float" office:value="-0.0000000186645229405258" calcext:value-type="float">
            <text:p>0.00</text:p>
          </table:table-cell>
          <table:table-cell table:formula="of:=[$CD_reactions.L6]" office:value-type="float" office:value="0" calcext:value-type="float">
            <text:p>0.00</text:p>
          </table:table-cell>
          <table:table-cell table:formula="of:=[$CD_reactions.M6]" office:value-type="float" office:value="11.0511034638826" calcext:value-type="float">
            <text:p>11.05</text:p>
          </table:table-cell>
          <table:table-cell table:formula="of:=[$CD_reactions.N6]" office:value-type="float" office:value="18.1625324682447" calcext:value-type="float">
            <text:p>18.16</text:p>
          </table:table-cell>
          <table:table-cell table:formula="of:=[$CD_reactions.O6]" office:value-type="float" office:value="0" calcext:value-type="float">
            <text:p>0.00</text:p>
          </table:table-cell>
          <table:table-cell table:formula="of:=[$CD_reactions.P6]" office:value-type="float" office:value="8.304468234181" calcext:value-type="float">
            <text:p>8.30</text:p>
          </table:table-cell>
          <table:table-cell table:style-name="ce1"/>
          <table:table-cell table:number-columns-repeated="3"/>
          <table:table-cell table:formula="of:=[.J6]" office:value-type="string" office:string-value="3D" calcext:value-type="string">
            <text:p>3D</text:p>
          </table:table-cell>
          <table:table-cell office:value-type="string" calcext:value-type="string">
            <text:p>WIND LOAD</text:p>
          </table:table-cell>
          <table:table-cell table:style-name="ce1" table:formula="of:=([.F7]-[.F3])/0.6/[.$S$1]" office:value-type="float" office:value="-6.352413252422" calcext:value-type="float">
            <text:p>-6.35</text:p>
          </table:table-cell>
          <table:table-cell table:style-name="ce1" table:formula="of:=([.P7]-[.P3])/0.6/[.$S$1]" office:value-type="float" office:value="-5.79791502877078" calcext:value-type="float">
            <text:p>-5.80</text:p>
          </table:table-cell>
          <table:table-cell table:number-columns-repeated="8"/>
        </table:table-row>
        <table:table-row table:style-name="ro1">
          <table:table-cell table:formula="of:=[$CD_reactions.A7]" office:value-type="string" office:string-value="EQ1612" calcext:value-type="string">
            <text:p>EQ1612</text:p>
          </table:table-cell>
          <table:table-cell table:formula="of:=[$CD_reactions.B7]" office:value-type="string" office:string-value=" roof" calcext:value-type="string">
            <text:p><text:s/>roof</text:p>
          </table:table-cell>
          <table:table-cell table:formula="of:=[$CD_reactions.C7]" office:value-type="string" office:string-value="3C" calcext:value-type="string">
            <text:p>3C</text:p>
          </table:table-cell>
          <table:table-cell table:formula="of:=[$CD_reactions.D7]" office:value-type="float" office:value="-1.63646873829748E-016" calcext:value-type="float">
            <text:p>0.00</text:p>
          </table:table-cell>
          <table:table-cell table:formula="of:=[$CD_reactions.E7]" office:value-type="float" office:value="0" calcext:value-type="float">
            <text:p>0.00</text:p>
          </table:table-cell>
          <table:table-cell table:formula="of:=[$CD_reactions.F7]" office:value-type="float" office:value="-0.0712174646572515" calcext:value-type="float">
            <text:p>-0.07</text:p>
          </table:table-cell>
          <table:table-cell table:formula="of:=[$CD_reactions.G7]" office:value-type="float" office:value="0.0322737288613578" calcext:value-type="float">
            <text:p>0.03</text:p>
          </table:table-cell>
          <table:table-cell table:formula="of:=[$CD_reactions.H7]" office:value-type="float" office:value="0" calcext:value-type="float">
            <text:p>0.00</text:p>
          </table:table-cell>
          <table:table-cell table:formula="of:=[$CD_reactions.I7]" office:value-type="float" office:value="0.0913589754520038" calcext:value-type="float">
            <text:p>0.09</text:p>
          </table:table-cell>
          <table:table-cell table:formula="of:=[$CD_reactions.J7]" office:value-type="string" office:string-value="3D" calcext:value-type="string">
            <text:p>3D</text:p>
          </table:table-cell>
          <table:table-cell table:formula="of:=[$CD_reactions.K7]" office:value-type="float" office:value="0.0000000000331657190599799" calcext:value-type="float">
            <text:p>0.00</text:p>
          </table:table-cell>
          <table:table-cell table:formula="of:=[$CD_reactions.L7]" office:value-type="float" office:value="0" calcext:value-type="float">
            <text:p>0.00</text:p>
          </table:table-cell>
          <table:table-cell table:formula="of:=[$CD_reactions.M7]" office:value-type="float" office:value="0.128670970805812" calcext:value-type="float">
            <text:p>0.13</text:p>
          </table:table-cell>
          <table:table-cell table:formula="of:=[$CD_reactions.N7]" office:value-type="float" office:value="-0.0322737288945256" calcext:value-type="float">
            <text:p>-0.03</text:p>
          </table:table-cell>
          <table:table-cell table:formula="of:=[$CD_reactions.O7]" office:value-type="float" office:value="0" calcext:value-type="float">
            <text:p>0.00</text:p>
          </table:table-cell>
          <table:table-cell table:formula="of:=[$CD_reactions.P7]" office:value-type="float" office:value="-0.0153076691725998" calcext:value-type="float">
            <text:p>-0.02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8]" office:value-type="string" office:string-value="EQ1613" calcext:value-type="string">
            <text:p>EQ1613</text:p>
          </table:table-cell>
          <table:table-cell table:formula="of:=[$CD_reactions.B8]" office:value-type="string" office:string-value=" roof" calcext:value-type="string">
            <text:p><text:s/>roof</text:p>
          </table:table-cell>
          <table:table-cell table:formula="of:=[$CD_reactions.C8]" office:value-type="string" office:string-value="3C" calcext:value-type="string">
            <text:p>3C</text:p>
          </table:table-cell>
          <table:table-cell table:formula="of:=[$CD_reactions.D8]" office:value-type="float" office:value="-0.000000000000107917230707244" calcext:value-type="float">
            <text:p>0.00</text:p>
          </table:table-cell>
          <table:table-cell table:formula="of:=[$CD_reactions.E8]" office:value-type="float" office:value="0" calcext:value-type="float">
            <text:p>0.00</text:p>
          </table:table-cell>
          <table:table-cell table:formula="of:=[$CD_reactions.F8]" office:value-type="float" office:value="7.30164729815143" calcext:value-type="float">
            <text:p>7.30</text:p>
          </table:table-cell>
          <table:table-cell table:formula="of:=[$CD_reactions.G8]" office:value-type="float" office:value="-14.6842480039541" calcext:value-type="float">
            <text:p>-14.68</text:p>
          </table:table-cell>
          <table:table-cell table:formula="of:=[$CD_reactions.H8]" office:value-type="float" office:value="0" calcext:value-type="float">
            <text:p>0.00</text:p>
          </table:table-cell>
          <table:table-cell table:formula="of:=[$CD_reactions.I8]" office:value-type="float" office:value="9.56921908572753" calcext:value-type="float">
            <text:p>9.57</text:p>
          </table:table-cell>
          <table:table-cell table:formula="of:=[$CD_reactions.J8]" office:value-type="string" office:string-value="3D" calcext:value-type="string">
            <text:p>3D</text:p>
          </table:table-cell>
          <table:table-cell table:formula="of:=[$CD_reactions.K8]" office:value-type="float" office:value="-0.0000000150901141751092" calcext:value-type="float">
            <text:p>0.00</text:p>
          </table:table-cell>
          <table:table-cell table:formula="of:=[$CD_reactions.L8]" office:value-type="float" office:value="0" calcext:value-type="float">
            <text:p>0.00</text:p>
          </table:table-cell>
          <table:table-cell table:formula="of:=[$CD_reactions.M8]" office:value-type="float" office:value="8.96307204016344" calcext:value-type="float">
            <text:p>8.96</text:p>
          </table:table-cell>
          <table:table-cell table:formula="of:=[$CD_reactions.N8]" office:value-type="float" office:value="14.6842480190445" calcext:value-type="float">
            <text:p>14.68</text:p>
          </table:table-cell>
          <table:table-cell table:formula="of:=[$CD_reactions.O8]" office:value-type="float" office:value="0" calcext:value-type="float">
            <text:p>0.00</text:p>
          </table:table-cell>
          <table:table-cell table:formula="of:=[$CD_reactions.P8]" office:value-type="float" office:value="6.71398428882219" calcext:value-type="float">
            <text:p>6.71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9]" office:value-type="string" office:string-value="EQ1615" calcext:value-type="string">
            <text:p>EQ1615</text:p>
          </table:table-cell>
          <table:table-cell table:formula="of:=[$CD_reactions.B9]" office:value-type="string" office:string-value=" roof" calcext:value-type="string">
            <text:p><text:s/>roof</text:p>
          </table:table-cell>
          <table:table-cell table:formula="of:=[$CD_reactions.C9]" office:value-type="string" office:string-value="3C" calcext:value-type="string">
            <text:p>3C</text:p>
          </table:table-cell>
          <table:table-cell table:formula="of:=[$CD_reactions.D9]" office:value-type="float" office:value="1.4086509736444E-015" calcext:value-type="float">
            <text:p>0.00</text:p>
          </table:table-cell>
          <table:table-cell table:formula="of:=[$CD_reactions.E9]" office:value-type="float" office:value="0" calcext:value-type="float">
            <text:p>0.00</text:p>
          </table:table-cell>
          <table:table-cell table:formula="of:=[$CD_reactions.F9]" office:value-type="float" office:value="-0.972113893579088" calcext:value-type="float">
            <text:p>-0.97</text:p>
          </table:table-cell>
          <table:table-cell table:formula="of:=[$CD_reactions.G9]" office:value-type="float" office:value="1.87444928803902" calcext:value-type="float">
            <text:p>1.87</text:p>
          </table:table-cell>
          <table:table-cell table:formula="of:=[$CD_reactions.H9]" office:value-type="float" office:value="0" calcext:value-type="float">
            <text:p>0.00</text:p>
          </table:table-cell>
          <table:table-cell table:formula="of:=[$CD_reactions.I9]" office:value-type="float" office:value="-1.13991234205957" calcext:value-type="float">
            <text:p>-1.14</text:p>
          </table:table-cell>
          <table:table-cell table:formula="of:=[$CD_reactions.J9]" office:value-type="string" office:string-value="3D" calcext:value-type="string">
            <text:p>3D</text:p>
          </table:table-cell>
          <table:table-cell table:formula="of:=[$CD_reactions.K9]" office:value-type="float" office:value="0.00000000192625884665176" calcext:value-type="float">
            <text:p>0.00</text:p>
          </table:table-cell>
          <table:table-cell table:formula="of:=[$CD_reactions.L9]" office:value-type="float" office:value="0" calcext:value-type="float">
            <text:p>0.00</text:p>
          </table:table-cell>
          <table:table-cell table:formula="of:=[$CD_reactions.M9]" office:value-type="float" office:value="-1.03641418114085" calcext:value-type="float">
            <text:p>-1.04</text:p>
          </table:table-cell>
          <table:table-cell table:formula="of:=[$CD_reactions.N9]" office:value-type="float" office:value="-1.87444928996532" calcext:value-type="float">
            <text:p>-1.87</text:p>
          </table:table-cell>
          <table:table-cell table:formula="of:=[$CD_reactions.O9]" office:value-type="float" office:value="0" calcext:value-type="float">
            <text:p>0.00</text:p>
          </table:table-cell>
          <table:table-cell table:formula="of:=[$CD_reactions.P9]" office:value-type="float" office:value="-0.857442711677677" calcext:value-type="float">
            <text:p>-0.86</text:p>
          </table:table-cell>
          <table:table-cell table:style-name="ce1"/>
          <table:table-cell table:number-columns-repeated="15"/>
        </table:table-row>
        <table:table-row table:style-name="ro1">
          <table:table-cell table:number-columns-repeated="5"/>
          <table:table-cell table:style-name="ce2" table:formula="of:=[$CD_reactions.F10]" office:value-type="float" office:value="9.04424118614839" calcext:value-type="float">
            <text:p>9.04</text:p>
          </table:table-cell>
          <table:table-cell table:number-columns-repeated="2"/>
          <table:table-cell table:style-name="ce2" table:formula="of:=[$CD_reactions.I10]" office:value-type="float" office:value="11.8093335637211" calcext:value-type="float">
            <text:p>11.81</text:p>
          </table:table-cell>
          <table:table-cell table:style-name="ce2"/>
          <table:table-cell table:style-name="ce2" table:formula="of:=[$CD_reactions.K10]" office:value-type="float" office:value="0" calcext:value-type="float">
            <text:p>0.00</text:p>
          </table:table-cell>
          <table:table-cell table:style-name="ce2" table:formula="of:=[$CD_reactions.L10]" office:value-type="float" office:value="0" calcext:value-type="float">
            <text:p>0.00</text:p>
          </table:table-cell>
          <table:table-cell table:style-name="ce2" table:formula="of:=[$CD_reactions.M10]" office:value-type="float" office:value="11.0511034638826" calcext:value-type="float">
            <text:p>11.05</text:p>
          </table:table-cell>
          <table:table-cell table:style-name="ce2" table:formula="of:=[$CD_reactions.N10]" office:value-type="float" office:value="0" calcext:value-type="float">
            <text:p>0.00</text:p>
          </table:table-cell>
          <table:table-cell table:style-name="ce2" table:formula="of:=[$CD_reactions.O10]" office:value-type="float" office:value="0" calcext:value-type="float">
            <text:p>0.00</text:p>
          </table:table-cell>
          <table:table-cell table:style-name="ce2" table:formula="of:=[$CD_reactions.P10]" office:value-type="float" office:value="8.304468234181" calcext:value-type="float">
            <text:p>8.30</text:p>
          </table:table-cell>
          <table:table-cell/>
          <table:table-cell table:formula="of:=[$CD_reactions.R10]" office:value-type="float" office:value="9.04424118614839" calcext:value-type="float">
            <text:p>9.04</text:p>
          </table:table-cell>
          <table:table-cell table:style-name="ce5"/>
          <table:table-cell table:style-name="ce2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$CD_reactions.F11]" office:value-type="float" office:value="14.8363536518182" calcext:value-type="float">
            <text:p>14.84</text:p>
          </table:table-cell>
          <table:table-cell table:number-columns-repeated="2"/>
          <table:table-cell table:style-name="ce2" table:formula="of:=[$CD_reactions.I11]" office:value-type="float" office:value="19.3722663446868" calcext:value-type="float">
            <text:p>19.37</text:p>
          </table:table-cell>
          <table:table-cell table:style-name="ce2"/>
          <table:table-cell table:style-name="ce2" table:formula="of:=[$CD_reactions.K11]" office:value-type="float" office:value="0" calcext:value-type="float">
            <text:p>0.00</text:p>
          </table:table-cell>
          <table:table-cell table:style-name="ce2" table:formula="of:=[$CD_reactions.L11]" office:value-type="float" office:value="0" calcext:value-type="float">
            <text:p>0.00</text:p>
          </table:table-cell>
          <table:table-cell table:style-name="ce2" table:formula="of:=[$CD_reactions.M11]" office:value-type="float" office:value="18.1284505641119" calcext:value-type="float">
            <text:p>18.13</text:p>
          </table:table-cell>
          <table:table-cell table:style-name="ce2" table:formula="of:=[$CD_reactions.N11]" office:value-type="float" office:value="0" calcext:value-type="float">
            <text:p>0.00</text:p>
          </table:table-cell>
          <table:table-cell table:style-name="ce2" table:formula="of:=[$CD_reactions.O11]" office:value-type="float" office:value="0" calcext:value-type="float">
            <text:p>0.00</text:p>
          </table:table-cell>
          <table:table-cell table:style-name="ce2" table:formula="of:=[$CD_reactions.P11]" office:value-type="float" office:value="13.6228153447851" calcext:value-type="float">
            <text:p>13.62</text:p>
          </table:table-cell>
          <table: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11"/>
        </table:table-row>
        <table:table-row table:style-name="ro1">
          <table:table-cell table:number-columns-repeated="32"/>
        </table:table-row>
        <table:table-row table:style-name="ro1">
          <table:table-cell table:formula="of:=[$CD_reactions.A13]" office:value-type="string" office:string-value="EQ1608" calcext:value-type="string">
            <text:p>EQ1608</text:p>
          </table:table-cell>
          <table:table-cell table:formula="of:=[$CD_reactions.B13]" office:value-type="string" office:string-value="3rd floor" calcext:value-type="string">
            <text:p>3rd floor</text:p>
          </table:table-cell>
          <table:table-cell table:formula="of:=[$CD_reactions.C13]" office:value-type="string" office:string-value="2C" calcext:value-type="string">
            <text:p>2C</text:p>
          </table:table-cell>
          <table:table-cell table:formula="of:=[$CD_reactions.D13]" office:value-type="float" office:value="0.0000000000000273203681899759" calcext:value-type="float">
            <text:p>0.00</text:p>
          </table:table-cell>
          <table:table-cell table:formula="of:=[$CD_reactions.E13]" office:value-type="float" office:value="0" calcext:value-type="float">
            <text:p>0.00</text:p>
          </table:table-cell>
          <table:table-cell table:formula="of:=[$CD_reactions.F13]" office:value-type="float" office:value="3.78224635965216" calcext:value-type="float">
            <text:p>3.78</text:p>
          </table:table-cell>
          <table:table-cell table:formula="of:=[$CD_reactions.G13]" office:value-type="float" office:value="0.000000000000321740856179531" calcext:value-type="float">
            <text:p>0.00</text:p>
          </table:table-cell>
          <table:table-cell table:formula="of:=[$CD_reactions.H13]" office:value-type="float" office:value="0" calcext:value-type="float">
            <text:p>0.00</text:p>
          </table:table-cell>
          <table:table-cell table:formula="of:=[$CD_reactions.I13]" office:value-type="float" office:value="4.85918852576344" calcext:value-type="float">
            <text:p>4.86</text:p>
          </table:table-cell>
          <table:table-cell table:formula="of:=[$CD_reactions.J13]" office:value-type="string" office:string-value="2D" calcext:value-type="string">
            <text:p>2D</text:p>
          </table:table-cell>
          <table:table-cell table:formula="of:=[$CD_reactions.K13]" office:value-type="float" office:value="-0.0000000000000451336745754816" calcext:value-type="float">
            <text:p>0.00</text:p>
          </table:table-cell>
          <table:table-cell table:formula="of:=[$CD_reactions.L13]" office:value-type="float" office:value="0" calcext:value-type="float">
            <text:p>0.00</text:p>
          </table:table-cell>
          <table:table-cell table:formula="of:=[$CD_reactions.M13]" office:value-type="float" office:value="4.69241927651016" calcext:value-type="float">
            <text:p>4.69</text:p>
          </table:table-cell>
          <table:table-cell table:formula="of:=[$CD_reactions.N13]" office:value-type="float" office:value="0.000000000000315125703309604" calcext:value-type="float">
            <text:p>0.00</text:p>
          </table:table-cell>
          <table:table-cell table:formula="of:=[$CD_reactions.O13]" office:value-type="float" office:value="0" calcext:value-type="float">
            <text:p>0.00</text:p>
          </table:table-cell>
          <table:table-cell table:formula="of:=[$CD_reactions.P13]" office:value-type="float" office:value="3.61547711039888" calcext:value-type="float">
            <text:p>3.62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14]" office:value-type="string" office:string-value="EQ1609" calcext:value-type="string">
            <text:p>EQ1609</text:p>
          </table:table-cell>
          <table:table-cell table:formula="of:=[$CD_reactions.B14]" office:value-type="string" office:string-value="3rd floor" calcext:value-type="string">
            <text:p>3rd floor</text:p>
          </table:table-cell>
          <table:table-cell table:formula="of:=[$CD_reactions.C14]" office:value-type="string" office:string-value="2C" calcext:value-type="string">
            <text:p>2C</text:p>
          </table:table-cell>
          <table:table-cell table:formula="of:=[$CD_reactions.D14]" office:value-type="float" office:value="-0.000000000000183320025826106" calcext:value-type="float">
            <text:p>0.00</text:p>
          </table:table-cell>
          <table:table-cell table:formula="of:=[$CD_reactions.E14]" office:value-type="float" office:value="0" calcext:value-type="float">
            <text:p>0.00</text:p>
          </table:table-cell>
          <table:table-cell table:formula="of:=[$CD_reactions.F14]" office:value-type="float" office:value="9.63663018045071" calcext:value-type="float">
            <text:p>9.64</text:p>
          </table:table-cell>
          <table:table-cell table:formula="of:=[$CD_reactions.G14]" office:value-type="float" office:value="0.000000000000830880253488431" calcext:value-type="float">
            <text:p>0.00</text:p>
          </table:table-cell>
          <table:table-cell table:formula="of:=[$CD_reactions.H14]" office:value-type="float" office:value="0" calcext:value-type="float">
            <text:p>0.00</text:p>
          </table:table-cell>
          <table:table-cell table:formula="of:=[$CD_reactions.I14]" office:value-type="float" office:value="12.1405630409619" calcext:value-type="float">
            <text:p>12.14</text:p>
          </table:table-cell>
          <table:table-cell table:formula="of:=[$CD_reactions.J14]" office:value-type="string" office:string-value="2D" calcext:value-type="string">
            <text:p>2D</text:p>
          </table:table-cell>
          <table:table-cell table:formula="of:=[$CD_reactions.K14]" office:value-type="float" office:value="-0.000000000000137106326292269" calcext:value-type="float">
            <text:p>0.00</text:p>
          </table:table-cell>
          <table:table-cell table:formula="of:=[$CD_reactions.L14]" office:value-type="float" office:value="0" calcext:value-type="float">
            <text:p>0.00</text:p>
          </table:table-cell>
          <table:table-cell table:formula="of:=[$CD_reactions.M14]" office:value-type="float" office:value="11.706233036508" calcext:value-type="float">
            <text:p>11.71</text:p>
          </table:table-cell>
          <table:table-cell table:formula="of:=[$CD_reactions.N14]" office:value-type="float" office:value="0.000000000000799019517216948" calcext:value-type="float">
            <text:p>0.00</text:p>
          </table:table-cell>
          <table:table-cell table:formula="of:=[$CD_reactions.O14]" office:value-type="float" office:value="0" calcext:value-type="float">
            <text:p>0.00</text:p>
          </table:table-cell>
          <table:table-cell table:formula="of:=[$CD_reactions.P14]" office:value-type="float" office:value="9.20230017599681" calcext:value-type="float">
            <text:p>9.20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15]" office:value-type="string" office:string-value="EQ1610" calcext:value-type="string">
            <text:p>EQ1610</text:p>
          </table:table-cell>
          <table:table-cell table:formula="of:=[$CD_reactions.B15]" office:value-type="string" office:string-value="3rd floor" calcext:value-type="string">
            <text:p>3rd floor</text:p>
          </table:table-cell>
          <table:table-cell table:formula="of:=[$CD_reactions.C15]" office:value-type="string" office:string-value="2C" calcext:value-type="string">
            <text:p>2C</text:p>
          </table:table-cell>
          <table:table-cell table:formula="of:=[$CD_reactions.D15]" office:value-type="float" office:value="0.0000000000000273203681899759" calcext:value-type="float">
            <text:p>0.00</text:p>
          </table:table-cell>
          <table:table-cell table:formula="of:=[$CD_reactions.E15]" office:value-type="float" office:value="0" calcext:value-type="float">
            <text:p>0.00</text:p>
          </table:table-cell>
          <table:table-cell table:formula="of:=[$CD_reactions.F15]" office:value-type="float" office:value="3.78224635965216" calcext:value-type="float">
            <text:p>3.78</text:p>
          </table:table-cell>
          <table:table-cell table:formula="of:=[$CD_reactions.G15]" office:value-type="float" office:value="0.000000000000321740856179531" calcext:value-type="float">
            <text:p>0.00</text:p>
          </table:table-cell>
          <table:table-cell table:formula="of:=[$CD_reactions.H15]" office:value-type="float" office:value="0" calcext:value-type="float">
            <text:p>0.00</text:p>
          </table:table-cell>
          <table:table-cell table:formula="of:=[$CD_reactions.I15]" office:value-type="float" office:value="4.85918852576344" calcext:value-type="float">
            <text:p>4.86</text:p>
          </table:table-cell>
          <table:table-cell table:formula="of:=[$CD_reactions.J15]" office:value-type="string" office:string-value="2D" calcext:value-type="string">
            <text:p>2D</text:p>
          </table:table-cell>
          <table:table-cell table:formula="of:=[$CD_reactions.K15]" office:value-type="float" office:value="-0.0000000000000451336745754816" calcext:value-type="float">
            <text:p>0.00</text:p>
          </table:table-cell>
          <table:table-cell table:formula="of:=[$CD_reactions.L15]" office:value-type="float" office:value="0" calcext:value-type="float">
            <text:p>0.00</text:p>
          </table:table-cell>
          <table:table-cell table:formula="of:=[$CD_reactions.M15]" office:value-type="float" office:value="4.69241927651016" calcext:value-type="float">
            <text:p>4.69</text:p>
          </table:table-cell>
          <table:table-cell table:formula="of:=[$CD_reactions.N15]" office:value-type="float" office:value="0.000000000000315125703309604" calcext:value-type="float">
            <text:p>0.00</text:p>
          </table:table-cell>
          <table:table-cell table:formula="of:=[$CD_reactions.O15]" office:value-type="float" office:value="0" calcext:value-type="float">
            <text:p>0.00</text:p>
          </table:table-cell>
          <table:table-cell table:formula="of:=[$CD_reactions.P15]" office:value-type="float" office:value="3.61547711039888" calcext:value-type="float">
            <text:p>3.62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16]" office:value-type="string" office:string-value="EQ1611" calcext:value-type="string">
            <text:p>EQ1611</text:p>
          </table:table-cell>
          <table:table-cell table:formula="of:=[$CD_reactions.B16]" office:value-type="string" office:string-value="3rd floor" calcext:value-type="string">
            <text:p>3rd floor</text:p>
          </table:table-cell>
          <table:table-cell table:formula="of:=[$CD_reactions.C16]" office:value-type="string" office:string-value="2C" calcext:value-type="string">
            <text:p>2C</text:p>
          </table:table-cell>
          <table:table-cell table:formula="of:=[$CD_reactions.D16]" office:value-type="float" office:value="-0.000000000000141454847835121" calcext:value-type="float">
            <text:p>0.00</text:p>
          </table:table-cell>
          <table:table-cell table:formula="of:=[$CD_reactions.E16]" office:value-type="float" office:value="0" calcext:value-type="float">
            <text:p>0.00</text:p>
          </table:table-cell>
          <table:table-cell table:formula="of:=[$CD_reactions.F16]" office:value-type="float" office:value="8.17303422525103" calcext:value-type="float">
            <text:p>8.17</text:p>
          </table:table-cell>
          <table:table-cell table:formula="of:=[$CD_reactions.G16]" office:value-type="float" office:value="0.000000000000705909997122944" calcext:value-type="float">
            <text:p>0.00</text:p>
          </table:table-cell>
          <table:table-cell table:formula="of:=[$CD_reactions.H16]" office:value-type="float" office:value="0" calcext:value-type="float">
            <text:p>0.00</text:p>
          </table:table-cell>
          <table:table-cell table:formula="of:=[$CD_reactions.I16]" office:value-type="float" office:value="10.3202194121623" calcext:value-type="float">
            <text:p>10.32</text:p>
          </table:table-cell>
          <table:table-cell table:formula="of:=[$CD_reactions.J16]" office:value-type="string" office:string-value="2D" calcext:value-type="string">
            <text:p>2D</text:p>
          </table:table-cell>
          <table:table-cell table:formula="of:=[$CD_reactions.K16]" office:value-type="float" office:value="0.0000000000000249258391704643" calcext:value-type="float">
            <text:p>0.00</text:p>
          </table:table-cell>
          <table:table-cell table:formula="of:=[$CD_reactions.L16]" office:value-type="float" office:value="0" calcext:value-type="float">
            <text:p>0.00</text:p>
          </table:table-cell>
          <table:table-cell table:formula="of:=[$CD_reactions.M16]" office:value-type="float" office:value="9.95277959650854" calcext:value-type="float">
            <text:p>9.95</text:p>
          </table:table-cell>
          <table:table-cell table:formula="of:=[$CD_reactions.N16]" office:value-type="float" office:value="0.000000000000667370159135317" calcext:value-type="float">
            <text:p>0.00</text:p>
          </table:table-cell>
          <table:table-cell table:formula="of:=[$CD_reactions.O16]" office:value-type="float" office:value="0" calcext:value-type="float">
            <text:p>0.00</text:p>
          </table:table-cell>
          <table:table-cell table:formula="of:=[$CD_reactions.P16]" office:value-type="float" office:value="7.80559440959733" calcext:value-type="float">
            <text:p>7.81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17]" office:value-type="string" office:string-value="EQ1612" calcext:value-type="string">
            <text:p>EQ1612</text:p>
          </table:table-cell>
          <table:table-cell table:formula="of:=[$CD_reactions.B17]" office:value-type="string" office:string-value="3rd floor" calcext:value-type="string">
            <text:p>3rd floor</text:p>
          </table:table-cell>
          <table:table-cell table:formula="of:=[$CD_reactions.C17]" office:value-type="string" office:string-value="2C" calcext:value-type="string">
            <text:p>2C</text:p>
          </table:table-cell>
          <table:table-cell table:formula="of:=[$CD_reactions.D17]" office:value-type="float" office:value="0.0000000000000273203681899759" calcext:value-type="float">
            <text:p>0.00</text:p>
          </table:table-cell>
          <table:table-cell table:formula="of:=[$CD_reactions.E17]" office:value-type="float" office:value="0" calcext:value-type="float">
            <text:p>0.00</text:p>
          </table:table-cell>
          <table:table-cell table:formula="of:=[$CD_reactions.F17]" office:value-type="float" office:value="3.78224635965216" calcext:value-type="float">
            <text:p>3.78</text:p>
          </table:table-cell>
          <table:table-cell table:formula="of:=[$CD_reactions.G17]" office:value-type="float" office:value="0.000000000000321740856179531" calcext:value-type="float">
            <text:p>0.00</text:p>
          </table:table-cell>
          <table:table-cell table:formula="of:=[$CD_reactions.H17]" office:value-type="float" office:value="0" calcext:value-type="float">
            <text:p>0.00</text:p>
          </table:table-cell>
          <table:table-cell table:formula="of:=[$CD_reactions.I17]" office:value-type="float" office:value="4.85918852576344" calcext:value-type="float">
            <text:p>4.86</text:p>
          </table:table-cell>
          <table:table-cell table:formula="of:=[$CD_reactions.J17]" office:value-type="string" office:string-value="2D" calcext:value-type="string">
            <text:p>2D</text:p>
          </table:table-cell>
          <table:table-cell table:formula="of:=[$CD_reactions.K17]" office:value-type="float" office:value="-0.0000000000000451336745754816" calcext:value-type="float">
            <text:p>0.00</text:p>
          </table:table-cell>
          <table:table-cell table:formula="of:=[$CD_reactions.L17]" office:value-type="float" office:value="0" calcext:value-type="float">
            <text:p>0.00</text:p>
          </table:table-cell>
          <table:table-cell table:formula="of:=[$CD_reactions.M17]" office:value-type="float" office:value="4.69241927651016" calcext:value-type="float">
            <text:p>4.69</text:p>
          </table:table-cell>
          <table:table-cell table:formula="of:=[$CD_reactions.N17]" office:value-type="float" office:value="0.000000000000315125703309604" calcext:value-type="float">
            <text:p>0.00</text:p>
          </table:table-cell>
          <table:table-cell table:formula="of:=[$CD_reactions.O17]" office:value-type="float" office:value="0" calcext:value-type="float">
            <text:p>0.00</text:p>
          </table:table-cell>
          <table:table-cell table:formula="of:=[$CD_reactions.P17]" office:value-type="float" office:value="3.61547711039888" calcext:value-type="float">
            <text:p>3.62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18]" office:value-type="string" office:string-value="EQ1613" calcext:value-type="string">
            <text:p>EQ1613</text:p>
          </table:table-cell>
          <table:table-cell table:formula="of:=[$CD_reactions.B18]" office:value-type="string" office:string-value="3rd floor" calcext:value-type="string">
            <text:p>3rd floor</text:p>
          </table:table-cell>
          <table:table-cell table:formula="of:=[$CD_reactions.C18]" office:value-type="string" office:string-value="2C" calcext:value-type="string">
            <text:p>2C</text:p>
          </table:table-cell>
          <table:table-cell table:formula="of:=[$CD_reactions.D18]" office:value-type="float" office:value="-0.000000000000141454847835121" calcext:value-type="float">
            <text:p>0.00</text:p>
          </table:table-cell>
          <table:table-cell table:formula="of:=[$CD_reactions.E18]" office:value-type="float" office:value="0" calcext:value-type="float">
            <text:p>0.00</text:p>
          </table:table-cell>
          <table:table-cell table:formula="of:=[$CD_reactions.F18]" office:value-type="float" office:value="8.17303422525103" calcext:value-type="float">
            <text:p>8.17</text:p>
          </table:table-cell>
          <table:table-cell table:formula="of:=[$CD_reactions.G18]" office:value-type="float" office:value="0.000000000000705909997122944" calcext:value-type="float">
            <text:p>0.00</text:p>
          </table:table-cell>
          <table:table-cell table:formula="of:=[$CD_reactions.H18]" office:value-type="float" office:value="0" calcext:value-type="float">
            <text:p>0.00</text:p>
          </table:table-cell>
          <table:table-cell table:formula="of:=[$CD_reactions.I18]" office:value-type="float" office:value="10.3202194121623" calcext:value-type="float">
            <text:p>10.32</text:p>
          </table:table-cell>
          <table:table-cell table:formula="of:=[$CD_reactions.J18]" office:value-type="string" office:string-value="2D" calcext:value-type="string">
            <text:p>2D</text:p>
          </table:table-cell>
          <table:table-cell table:formula="of:=[$CD_reactions.K18]" office:value-type="float" office:value="0.0000000000000249258391704643" calcext:value-type="float">
            <text:p>0.00</text:p>
          </table:table-cell>
          <table:table-cell table:formula="of:=[$CD_reactions.L18]" office:value-type="float" office:value="0" calcext:value-type="float">
            <text:p>0.00</text:p>
          </table:table-cell>
          <table:table-cell table:formula="of:=[$CD_reactions.M18]" office:value-type="float" office:value="9.95277959650854" calcext:value-type="float">
            <text:p>9.95</text:p>
          </table:table-cell>
          <table:table-cell table:formula="of:=[$CD_reactions.N18]" office:value-type="float" office:value="0.000000000000667370159135317" calcext:value-type="float">
            <text:p>0.00</text:p>
          </table:table-cell>
          <table:table-cell table:formula="of:=[$CD_reactions.O18]" office:value-type="float" office:value="0" calcext:value-type="float">
            <text:p>0.00</text:p>
          </table:table-cell>
          <table:table-cell table:formula="of:=[$CD_reactions.P18]" office:value-type="float" office:value="7.80559440959733" calcext:value-type="float">
            <text:p>7.81</text:p>
          </table:table-cell>
          <table:table-cell table:style-name="ce1"/>
          <table:table-cell table:number-columns-repeated="11"/>
          <table:table-cell office:value-type="string" calcext:value-type="string">
            <text:p>facade load:</text:p>
          </table:table-cell>
          <table:table-cell table:formula="of:=730*(3.3528+3.302+0.6096)*[.S1]*[.AC1]" office:value-type="float" office:value="726.743677141997" calcext:value-type="float">
            <text:p>726.743677141997</text:p>
          </table:table-cell>
          <table:table-cell office:value-type="string" calcext:value-type="string">
            <text:p>pounds/truss</text:p>
          </table:table-cell>
          <table:table-cell/>
        </table:table-row>
        <table:table-row table:style-name="ro1">
          <table:table-cell table:formula="of:=[$CD_reactions.A19]" office:value-type="string" office:string-value="EQ1615" calcext:value-type="string">
            <text:p>EQ1615</text:p>
          </table:table-cell>
          <table:table-cell table:formula="of:=[$CD_reactions.B19]" office:value-type="string" office:string-value="3rd floor" calcext:value-type="string">
            <text:p>3rd floor</text:p>
          </table:table-cell>
          <table:table-cell table:formula="of:=[$CD_reactions.C19]" office:value-type="string" office:string-value="2C" calcext:value-type="string">
            <text:p>2C</text:p>
          </table:table-cell>
          <table:table-cell table:formula="of:=[$CD_reactions.D19]" office:value-type="float" office:value="-9.25837184695411E-015" calcext:value-type="float">
            <text:p>0.00</text:p>
          </table:table-cell>
          <table:table-cell table:formula="of:=[$CD_reactions.E19]" office:value-type="float" office:value="0" calcext:value-type="float">
            <text:p>0.00</text:p>
          </table:table-cell>
          <table:table-cell table:formula="of:=[$CD_reactions.F19]" office:value-type="float" office:value="2.26934790596707" calcext:value-type="float">
            <text:p>2.27</text:p>
          </table:table-cell>
          <table:table-cell table:formula="of:=[$CD_reactions.G19]" office:value-type="float" office:value="0.000000000000198298266695929" calcext:value-type="float">
            <text:p>0.00</text:p>
          </table:table-cell>
          <table:table-cell table:formula="of:=[$CD_reactions.H19]" office:value-type="float" office:value="0" calcext:value-type="float">
            <text:p>0.00</text:p>
          </table:table-cell>
          <table:table-cell table:formula="of:=[$CD_reactions.I19]" office:value-type="float" office:value="2.91551323131015" calcext:value-type="float">
            <text:p>2.92</text:p>
          </table:table-cell>
          <table:table-cell table:formula="of:=[$CD_reactions.J19]" office:value-type="string" office:string-value="2D" calcext:value-type="string">
            <text:p>2D</text:p>
          </table:table-cell>
          <table:table-cell table:formula="of:=[$CD_reactions.K19]" office:value-type="float" office:value="4.35562697020941E-015" calcext:value-type="float">
            <text:p>0.00</text:p>
          </table:table-cell>
          <table:table-cell table:formula="of:=[$CD_reactions.L19]" office:value-type="float" office:value="0" calcext:value-type="float">
            <text:p>0.00</text:p>
          </table:table-cell>
          <table:table-cell table:formula="of:=[$CD_reactions.M19]" office:value-type="float" office:value="2.81545167778209" calcext:value-type="float">
            <text:p>2.82</text:p>
          </table:table-cell>
          <table:table-cell table:formula="of:=[$CD_reactions.N19]" office:value-type="float" office:value="0.000000000000187341697710508" calcext:value-type="float">
            <text:p>0.00</text:p>
          </table:table-cell>
          <table:table-cell table:formula="of:=[$CD_reactions.O19]" office:value-type="float" office:value="0" calcext:value-type="float">
            <text:p>0.00</text:p>
          </table:table-cell>
          <table:table-cell table:formula="of:=[$CD_reactions.P19]" office:value-type="float" office:value="2.16928635243902" calcext:value-type="float">
            <text:p>2.17</text:p>
          </table:table-cell>
          <table:table-cell table:style-name="ce1"/>
          <table:table-cell table:number-columns-repeated="15"/>
        </table:table-row>
        <table:table-row table:style-name="ro1">
          <table:table-cell table:number-columns-repeated="5"/>
          <table:table-cell table:style-name="ce2" table:formula="of:=[$CD_reactions.F20]" office:value-type="float" office:value="9.63663018045071" calcext:value-type="float">
            <text:p>9.64</text:p>
          </table:table-cell>
          <table:table-cell table:number-columns-repeated="2"/>
          <table:table-cell table:style-name="ce2" table:formula="of:=[$CD_reactions.I20]" office:value-type="float" office:value="12.1405630409619" calcext:value-type="float">
            <text:p>12.14</text:p>
          </table:table-cell>
          <table:table-cell table:style-name="ce2"/>
          <table:table-cell table:style-name="ce2" table:formula="of:=[$CD_reactions.K20]" office:value-type="float" office:value="0" calcext:value-type="float">
            <text:p>0.00</text:p>
          </table:table-cell>
          <table:table-cell table:style-name="ce2" table:formula="of:=[$CD_reactions.L20]" office:value-type="float" office:value="0" calcext:value-type="float">
            <text:p>0.00</text:p>
          </table:table-cell>
          <table:table-cell table:style-name="ce2" table:formula="of:=[$CD_reactions.M20]" office:value-type="float" office:value="11.706233036508" calcext:value-type="float">
            <text:p>11.71</text:p>
          </table:table-cell>
          <table:table-cell table:style-name="ce2" table:formula="of:=[$CD_reactions.N20]" office:value-type="float" office:value="0" calcext:value-type="float">
            <text:p>0.00</text:p>
          </table:table-cell>
          <table:table-cell table:style-name="ce2" table:formula="of:=[$CD_reactions.O20]" office:value-type="float" office:value="0" calcext:value-type="float">
            <text:p>0.00</text:p>
          </table:table-cell>
          <table:table-cell table:style-name="ce2" table:formula="of:=[$CD_reactions.P20]" office:value-type="float" office:value="9.20230017599681" calcext:value-type="float">
            <text:p>9.20</text:p>
          </table:table-cell>
          <table:table-cell/>
          <table:table-cell table:formula="of:=[$CD_reactions.R20]" office:value-type="float" office:value="9.63663018045071" calcext:value-type="float">
            <text:p>9.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$CD_reactions.F21]" office:value-type="float" office:value="15.8081203747551" calcext:value-type="float">
            <text:p>15.81</text:p>
          </table:table-cell>
          <table:table-cell table:number-columns-repeated="2"/>
          <table:table-cell table:style-name="ce2" table:formula="of:=[$CD_reactions.I21]" office:value-type="float" office:value="19.9156217863548" calcext:value-type="float">
            <text:p>19.92</text:p>
          </table:table-cell>
          <table:table-cell table:style-name="ce2"/>
          <table:table-cell table:style-name="ce2" table:formula="of:=[$CD_reactions.K21]" office:value-type="float" office:value="0" calcext:value-type="float">
            <text:p>0.00</text:p>
          </table:table-cell>
          <table:table-cell table:style-name="ce2" table:formula="of:=[$CD_reactions.L21]" office:value-type="float" office:value="0" calcext:value-type="float">
            <text:p>0.00</text:p>
          </table:table-cell>
          <table:table-cell table:style-name="ce2" table:formula="of:=[$CD_reactions.M21]" office:value-type="float" office:value="19.203138183248" calcext:value-type="float">
            <text:p>19.20</text:p>
          </table:table-cell>
          <table:table-cell table:style-name="ce2" table:formula="of:=[$CD_reactions.N21]" office:value-type="float" office:value="0" calcext:value-type="float">
            <text:p>0.00</text:p>
          </table:table-cell>
          <table:table-cell table:style-name="ce2" table:formula="of:=[$CD_reactions.O21]" office:value-type="float" office:value="0" calcext:value-type="float">
            <text:p>0.00</text:p>
          </table:table-cell>
          <table:table-cell table:style-name="ce2" table:formula="of:=[$CD_reactions.P21]" office:value-type="float" office:value="15.0956367716483" calcext:value-type="float">
            <text:p>15.10</text:p>
          </table:table-cell>
          <table:table-cell/>
          <table:table-cell table:style-name="ce2"/>
          <table:table-cell table:number-columns-repeated="3"/>
          <table:table-cell table:style-name="ce19" office:value-type="string" calcext:value-type="string" table:number-columns-spanned="5" table:number-rows-spanned="1">
            <text:p>Load on cantilever (kN/m)</text:p>
          </table:table-cell>
          <table:covered-table-cell table:number-columns-repeated="4"/>
          <table:table-cell table:number-columns-repeated="2"/>
          <table:table-cell table:style-name="ce19" office:value-type="string" calcext:value-type="string" table:number-columns-spanned="3" table:number-rows-spanned="1">
            <text:p>Load on cantilever (pounds/truss)</text:p>
          </table:table-cell>
          <table:covered-table-cell/>
          <table:covered-table-cell table:style-name="ce1"/>
          <table:table-cell table:style-name="ce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5"/>
          <table:table-cell table:style-name="ce8"/>
          <table:table-cell table:style-name="ce13" table:formula="of:=[.C23]" office:value-type="string" office:string-value="3C+2C" calcext:value-type="string">
            <text:p>3C+2C</text:p>
          </table:table-cell>
          <table:table-cell table:style-name="ce8" table:number-columns-repeated="2"/>
          <table:table-cell table:style-name="ce13" table:formula="of:=[.J23]" office:value-type="string" office:string-value="3D+2D" calcext:value-type="string">
            <text:p>3D+2D</text:p>
          </table:table-cell>
          <table:table-cell table:number-columns-repeated="2"/>
          <table:table-cell table:style-name="ce9"/>
          <table:table-cell table:style-name="ce15" table:formula="of:=[.W22]" office:value-type="string" office:string-value="3C+2C" calcext:value-type="string">
            <text:p>3C+2C</text:p>
          </table:table-cell>
          <table:table-cell table:style-name="ce15" table:formula="of:=[.Z22]" office:value-type="string" office:string-value="3D+2D" calcext:value-type="string">
            <text:p>3D+2D</text:p>
          </table:table-cell>
          <table:table-cell/>
        </table:table-row>
        <table:table-row table:style-name="ro1">
          <table:table-cell table:formula="of:=[$CD_reactions.A23]" office:value-type="string" office:string-value="EQ1608" calcext:value-type="string">
            <text:p>EQ1608</text:p>
          </table:table-cell>
          <table:table-cell table:formula="of:=[$CD_reactions.B23]" office:value-type="float" office:value="0" calcext:value-type="float">
            <text:p>0.00</text:p>
          </table:table-cell>
          <table:table-cell table:formula="of:=[$CD_reactions.C23]" office:value-type="string" office:string-value="3C+2C" calcext:value-type="string">
            <text:p>3C+2C</text:p>
          </table:table-cell>
          <table:table-cell table:formula="of:=[$CD_reactions.D23]" office:value-type="string" office:string-value="" calcext:value-type="error">
            <text:p>#REF!</text:p>
          </table:table-cell>
          <table:table-cell table:formula="of:=[$CD_reactions.E23]" office:value-type="float" office:value="0" calcext:value-type="float">
            <text:p>0.00</text:p>
          </table:table-cell>
          <table:table-cell table:formula="of:=[$CD_reactions.F23]" office:value-type="float" office:value="6.03448756620078" calcext:value-type="float">
            <text:p>6.03</text:p>
          </table:table-cell>
          <table:table-cell table:formula="of:=[$CD_reactions.G23]" office:value-type="string" office:string-value="" calcext:value-type="error">
            <text:p>#REF!</text:p>
          </table:table-cell>
          <table:table-cell table:formula="of:=[$CD_reactions.H23]" office:value-type="float" office:value="0" calcext:value-type="float">
            <text:p>0.00</text:p>
          </table:table-cell>
          <table:table-cell table:formula="of:=[$CD_reactions.I23]" office:value-type="float" office:value="7.93736700301611" calcext:value-type="float">
            <text:p>7.94</text:p>
          </table:table-cell>
          <table:table-cell table:formula="of:=[$CD_reactions.J23]" office:value-type="string" office:string-value="3D+2D" calcext:value-type="string">
            <text:p>3D+2D</text:p>
          </table:table-cell>
          <table:table-cell table:formula="of:=[$CD_reactions.K23]" office:value-type="string" office:string-value="" calcext:value-type="error">
            <text:p>#REF!</text:p>
          </table:table-cell>
          <table:table-cell table:formula="of:=[$CD_reactions.L23]" office:value-type="float" office:value="0" calcext:value-type="float">
            <text:p>0.00</text:p>
          </table:table-cell>
          <table:table-cell table:formula="of:=[$CD_reactions.M23]" office:value-type="float" office:value="7.60513232998804" calcext:value-type="float">
            <text:p>7.61</text:p>
          </table:table-cell>
          <table:table-cell table:formula="of:=[$CD_reactions.N23]" office:value-type="string" office:string-value="" calcext:value-type="error">
            <text:p>#REF!</text:p>
          </table:table-cell>
          <table:table-cell table:formula="of:=[$CD_reactions.O23]" office:value-type="string" office:string-value="" calcext:value-type="error">
            <text:p>#REF!</text:p>
          </table:table-cell>
          <table:table-cell table:formula="of:=[$CD_reactions.P23]" office:value-type="float" office:value="5.72081484214948" calcext:value-type="float">
            <text:p>5.72</text:p>
          </table:table-cell>
          <table:table-cell table:style-name="ce1"/>
          <table:table-cell table:number-columns-repeated="4"/>
          <table:table-cell table:style-name="ce8" office:value-type="string" calcext:value-type="string">
            <text:p>DEAD LOAD</text:p>
          </table:table-cell>
          <table:table-cell table:style-name="ce9" table:formula="of:=[.F23]/[.$S$1]" office:value-type="float" office:value="9.89909377657608" calcext:value-type="float">
            <text:p>9.90</text:p>
          </table:table-cell>
          <table:table-cell table:style-name="ce9" table:formula="of:=[.I23]/[.$S$1]" office:value-type="float" office:value="13.020615162428" calcext:value-type="float">
            <text:p>13.02</text:p>
          </table:table-cell>
          <table:table-cell table:style-name="ce9" table:formula="of:=[.M23]/[.$S$1]" office:value-type="float" office:value="12.4756107775394" calcext:value-type="float">
            <text:p>12.48</text:p>
          </table:table-cell>
          <table:table-cell table:style-name="ce9" table:formula="of:=[.P23]/[.$S$1]" office:value-type="float" office:value="9.38453878305361" calcext:value-type="float">
            <text:p>9.38</text:p>
          </table:table-cell>
          <table:table-cell table:number-columns-repeated="2"/>
          <table:table-cell table:style-name="ce9" table:formula="of:=[.V23]" office:value-type="string" office:string-value="DEAD LOAD" calcext:value-type="string">
            <text:p>DEAD LOAD</text:p>
          </table:table-cell>
          <table:table-cell table:style-name="ce9" table:formula="of:=[.W23]*[.$AC$1]*1000*[.$S$1]+[.AD18]" office:value-type="float" office:value="2083.35079241203" calcext:value-type="float">
            <text:p>2,083.35</text:p>
          </table:table-cell>
          <table:table-cell table:style-name="ce9" table:formula="of:=[.Z23]*[.$AC$1]*1000*[.$S$1]+[.AD18]" office:value-type="float" office:value="2012.83434099078" calcext:value-type="float">
            <text:p>2,012.83</text:p>
          </table:table-cell>
          <table:table-cell/>
        </table:table-row>
        <table:table-row table:style-name="ro1">
          <table:table-cell table:formula="of:=[$CD_reactions.A24]" office:value-type="string" office:string-value="EQ1609" calcext:value-type="string">
            <text:p>EQ1609</text:p>
          </table:table-cell>
          <table:table-cell table:formula="of:=[$CD_reactions.B24]" office:value-type="float" office:value="0" calcext:value-type="float">
            <text:p>0.00</text:p>
          </table:table-cell>
          <table:table-cell table:formula="of:=[$CD_reactions.C24]" office:value-type="string" office:string-value="3C+2C" calcext:value-type="string">
            <text:p>3C+2C</text:p>
          </table:table-cell>
          <table:table-cell table:formula="of:=[$CD_reactions.D24]" office:value-type="string" office:string-value="" calcext:value-type="error">
            <text:p>#REF!</text:p>
          </table:table-cell>
          <table:table-cell table:formula="of:=[$CD_reactions.E24]" office:value-type="float" office:value="0" calcext:value-type="float">
            <text:p>0.00</text:p>
          </table:table-cell>
          <table:table-cell table:formula="of:=[$CD_reactions.F24]" office:value-type="float" office:value="14.8160632973992" calcext:value-type="float">
            <text:p>14.82</text:p>
          </table:table-cell>
          <table:table-cell table:formula="of:=[$CD_reactions.G24]" office:value-type="string" office:string-value="" calcext:value-type="error">
            <text:p>#REF!</text:p>
          </table:table-cell>
          <table:table-cell table:formula="of:=[$CD_reactions.H24]" office:value-type="float" office:value="0" calcext:value-type="float">
            <text:p>0.00</text:p>
          </table:table-cell>
          <table:table-cell table:formula="of:=[$CD_reactions.I24]" office:value-type="float" office:value="18.9816635756825" calcext:value-type="float">
            <text:p>18.98</text:p>
          </table:table-cell>
          <table:table-cell table:formula="of:=[$CD_reactions.J24]" office:value-type="string" office:string-value="3D+2D" calcext:value-type="string">
            <text:p>3D+2D</text:p>
          </table:table-cell>
          <table:table-cell table:formula="of:=[$CD_reactions.K24]" office:value-type="string" office:string-value="" calcext:value-type="error">
            <text:p>#REF!</text:p>
          </table:table-cell>
          <table:table-cell table:formula="of:=[$CD_reactions.L24]" office:value-type="float" office:value="0" calcext:value-type="float">
            <text:p>0.00</text:p>
          </table:table-cell>
          <table:table-cell table:formula="of:=[$CD_reactions.M24]" office:value-type="float" office:value="18.1264005429549" calcext:value-type="float">
            <text:p>18.13</text:p>
          </table:table-cell>
          <table:table-cell table:formula="of:=[$CD_reactions.N24]" office:value-type="string" office:string-value="" calcext:value-type="error">
            <text:p>#REF!</text:p>
          </table:table-cell>
          <table:table-cell table:formula="of:=[$CD_reactions.O24]" office:value-type="string" office:string-value="" calcext:value-type="error">
            <text:p>#REF!</text:p>
          </table:table-cell>
          <table:table-cell table:formula="of:=[$CD_reactions.P24]" office:value-type="float" office:value="13.979317046842" calcext:value-type="float">
            <text:p>13.98</text:p>
          </table:table-cell>
          <table:table-cell table:style-name="ce1"/>
          <table:table-cell table:number-columns-repeated="4"/>
          <table:table-cell table:style-name="ce8" office:value-type="string" calcext:value-type="string">
            <text:p>LIVE LOAD</text:p>
          </table:table-cell>
          <table:table-cell table:style-name="ce9" table:formula="of:=([.F24]-[.F23])/[.$S$1]" office:value-type="float" office:value="14.4054719999975" calcext:value-type="float">
            <text:p>14.41</text:p>
          </table:table-cell>
          <table:table-cell table:style-name="ce9" table:formula="of:=([.I24]-[.I23])/[.$S$1]" office:value-type="float" office:value="18.1172844039802" calcext:value-type="float">
            <text:p>18.12</text:p>
          </table:table-cell>
          <table:table-cell table:style-name="ce9" table:formula="of:=([.M24]-[.M23])/[.$S$1]" office:value-type="float" office:value="17.2592982496176" calcext:value-type="float">
            <text:p>17.26</text:p>
          </table:table-cell>
          <table:table-cell table:style-name="ce9" table:formula="of:=([.P24]-[.P23])/[.$S$1]" office:value-type="float" office:value="13.5474117531045" calcext:value-type="float">
            <text:p>13.55</text:p>
          </table:table-cell>
          <table:table-cell table:number-columns-repeated="2"/>
          <table:table-cell table:style-name="ce9" table:formula="of:=[.V24]" office:value-type="string" office:string-value="LIVE LOAD" calcext:value-type="string">
            <text:p>LIVE LOAD</text:p>
          </table:table-cell>
          <table:table-cell table:style-name="ce9" table:formula="of:=[.W24]*[.$AC$1]*1000*[.$S$1]" office:value-type="float" office:value="1974.17725855499" calcext:value-type="float">
            <text:p>1,974.18</text:p>
          </table:table-cell>
          <table:table-cell table:style-name="ce9" table:formula="of:=[.Z24]*[.$AC$1]*1000*[.$S$1]" office:value-type="float" office:value="1856.58562213472" calcext:value-type="float">
            <text:p>1,856.59</text:p>
          </table:table-cell>
          <table:table-cell/>
        </table:table-row>
        <table:table-row table:style-name="ro1">
          <table:table-cell table:formula="of:=[$CD_reactions.A25]" office:value-type="string" office:string-value="EQ1610" calcext:value-type="string">
            <text:p>EQ1610</text:p>
          </table:table-cell>
          <table:table-cell table:formula="of:=[$CD_reactions.B25]" office:value-type="float" office:value="0" calcext:value-type="float">
            <text:p>0.00</text:p>
          </table:table-cell>
          <table:table-cell table:formula="of:=[$CD_reactions.C25]" office:value-type="string" office:string-value="3C+2C" calcext:value-type="string">
            <text:p>3C+2C</text:p>
          </table:table-cell>
          <table:table-cell table:formula="of:=[$CD_reactions.D25]" office:value-type="string" office:string-value="" calcext:value-type="error">
            <text:p>#REF!</text:p>
          </table:table-cell>
          <table:table-cell table:formula="of:=[$CD_reactions.E25]" office:value-type="float" office:value="0" calcext:value-type="float">
            <text:p>0.00</text:p>
          </table:table-cell>
          <table:table-cell table:formula="of:=[$CD_reactions.F25]" office:value-type="float" office:value="12.1632956286006" calcext:value-type="float">
            <text:p>12.16</text:p>
          </table:table-cell>
          <table:table-cell table:formula="of:=[$CD_reactions.G25]" office:value-type="string" office:string-value="" calcext:value-type="error">
            <text:p>#REF!</text:p>
          </table:table-cell>
          <table:table-cell table:formula="of:=[$CD_reactions.H25]" office:value-type="float" office:value="0" calcext:value-type="float">
            <text:p>0.00</text:p>
          </table:table-cell>
          <table:table-cell table:formula="of:=[$CD_reactions.I25]" office:value-type="float" office:value="15.8159850608394" calcext:value-type="float">
            <text:p>15.82</text:p>
          </table:table-cell>
          <table:table-cell table:formula="of:=[$CD_reactions.J25]" office:value-type="string" office:string-value="3D+2D" calcext:value-type="string">
            <text:p>3D+2D</text:p>
          </table:table-cell>
          <table:table-cell table:formula="of:=[$CD_reactions.K25]" office:value-type="string" office:string-value="" calcext:value-type="error">
            <text:p>#REF!</text:p>
          </table:table-cell>
          <table:table-cell table:formula="of:=[$CD_reactions.L25]" office:value-type="float" office:value="0" calcext:value-type="float">
            <text:p>0.00</text:p>
          </table:table-cell>
          <table:table-cell table:formula="of:=[$CD_reactions.M25]" office:value-type="float" office:value="14.948865090892" calcext:value-type="float">
            <text:p>14.95</text:p>
          </table:table-cell>
          <table:table-cell table:formula="of:=[$CD_reactions.N25]" office:value-type="string" office:string-value="" calcext:value-type="error">
            <text:p>#REF!</text:p>
          </table:table-cell>
          <table:table-cell table:formula="of:=[$CD_reactions.O25]" office:value-type="string" office:string-value="" calcext:value-type="error">
            <text:p>#REF!</text:p>
          </table:table-cell>
          <table:table-cell table:formula="of:=[$CD_reactions.P25]" office:value-type="float" office:value="11.3146430396288" calcext:value-type="float">
            <text:p>11.31</text:p>
          </table:table-cell>
          <table:table-cell table:style-name="ce1"/>
          <table:table-cell table:number-columns-repeated="4"/>
          <table:table-cell table:style-name="ce8" office:value-type="string" calcext:value-type="string">
            <text:p>SNOW LOAD</text:p>
          </table:table-cell>
          <table:table-cell table:style-name="ce9" table:formula="of:=([.F25]-[.F23])/[.$S$1]" office:value-type="float" office:value="10.0538189999997" calcext:value-type="float">
            <text:p>10.05</text:p>
          </table:table-cell>
          <table:table-cell table:style-name="ce9" table:formula="of:=([.I25]-[.I23])/[.$S$1]" office:value-type="float" office:value="12.9242422208388" calcext:value-type="float">
            <text:p>12.92</text:p>
          </table:table-cell>
          <table:table-cell table:style-name="ce9" table:formula="of:=([.M25]-[.M23])/[.$S$1]" office:value-type="float" office:value="12.0468057101442" calcext:value-type="float">
            <text:p>12.05</text:p>
          </table:table-cell>
          <table:table-cell table:style-name="ce9" table:formula="of:=([.P25]-[.P23])/[.$S$1]" office:value-type="float" office:value="9.17622735806968" calcext:value-type="float">
            <text:p>9.18</text:p>
          </table:table-cell>
          <table:table-cell table:number-columns-repeated="2"/>
          <table:table-cell table:style-name="ce9" table:formula="of:=[.V25]" office:value-type="string" office:string-value="SNOW LOAD" calcext:value-type="string">
            <text:p>SNOW LOAD</text:p>
          </table:table-cell>
          <table:table-cell table:style-name="ce9" table:formula="of:=[.W25]*[.$AC$1]*1000*[.$S$1]" office:value-type="float" office:value="1377.81121170004" calcext:value-type="float">
            <text:p>1,377.81</text:p>
          </table:table-cell>
          <table:table-cell table:style-name="ce9" table:formula="of:=[.Z25]*[.$AC$1]*1000*[.$S$1]" office:value-type="float" office:value="1257.54292324712" calcext:value-type="float">
            <text:p>1,257.54</text:p>
          </table:table-cell>
          <table:table-cell/>
        </table:table-row>
        <table:table-row table:style-name="ro1">
          <table:table-cell table:formula="of:=[$CD_reactions.A26]" office:value-type="string" office:string-value="EQ1611" calcext:value-type="string">
            <text:p>EQ1611</text:p>
          </table:table-cell>
          <table:table-cell table:formula="of:=[$CD_reactions.B26]" office:value-type="float" office:value="0" calcext:value-type="float">
            <text:p>0.00</text:p>
          </table:table-cell>
          <table:table-cell table:formula="of:=[$CD_reactions.C26]" office:value-type="string" office:string-value="3C+2C" calcext:value-type="string">
            <text:p>3C+2C</text:p>
          </table:table-cell>
          <table:table-cell table:formula="of:=[$CD_reactions.D26]" office:value-type="string" office:string-value="" calcext:value-type="error">
            <text:p>#REF!</text:p>
          </table:table-cell>
          <table:table-cell table:formula="of:=[$CD_reactions.E26]" office:value-type="float" office:value="0" calcext:value-type="float">
            <text:p>0.00</text:p>
          </table:table-cell>
          <table:table-cell table:formula="of:=[$CD_reactions.F26]" office:value-type="float" office:value="17.2172754113994" calcext:value-type="float">
            <text:p>17.22</text:p>
          </table:table-cell>
          <table:table-cell table:formula="of:=[$CD_reactions.G26]" office:value-type="string" office:string-value="" calcext:value-type="error">
            <text:p>#REF!</text:p>
          </table:table-cell>
          <table:table-cell table:formula="of:=[$CD_reactions.H26]" office:value-type="float" office:value="0" calcext:value-type="float">
            <text:p>0.00</text:p>
          </table:table-cell>
          <table:table-cell table:formula="of:=[$CD_reactions.I26]" office:value-type="float" office:value="22.1295529758834" calcext:value-type="float">
            <text:p>22.13</text:p>
          </table:table-cell>
          <table:table-cell table:formula="of:=[$CD_reactions.J26]" office:value-type="string" office:string-value="3D+2D" calcext:value-type="string">
            <text:p>3D+2D</text:p>
          </table:table-cell>
          <table:table-cell table:formula="of:=[$CD_reactions.K26]" office:value-type="string" office:string-value="" calcext:value-type="error">
            <text:p>#REF!</text:p>
          </table:table-cell>
          <table:table-cell table:formula="of:=[$CD_reactions.L26]" office:value-type="float" office:value="0" calcext:value-type="float">
            <text:p>0.00</text:p>
          </table:table-cell>
          <table:table-cell table:formula="of:=[$CD_reactions.M26]" office:value-type="float" office:value="21.0038830603911" calcext:value-type="float">
            <text:p>21.00</text:p>
          </table:table-cell>
          <table:table-cell table:formula="of:=[$CD_reactions.N26]" office:value-type="string" office:string-value="" calcext:value-type="error">
            <text:p>#REF!</text:p>
          </table:table-cell>
          <table:table-cell table:formula="of:=[$CD_reactions.O26]" office:value-type="string" office:string-value="" calcext:value-type="error">
            <text:p>#REF!</text:p>
          </table:table-cell>
          <table:table-cell table:formula="of:=[$CD_reactions.P26]" office:value-type="float" office:value="16.1100626437783" calcext:value-type="float">
            <text:p>16.11</text:p>
          </table:table-cell>
          <table:table-cell table:style-name="ce1"/>
          <table:table-cell table:number-columns-repeated="4"/>
          <table:table-cell table:style-name="ce8" office:value-type="string" calcext:value-type="string">
            <text:p>WIND LOAD</text:p>
          </table:table-cell>
          <table:table-cell table:style-name="ce9" table:formula="of:=([.F27]-[.F23])/0.6/[.$S$1]" office:value-type="float" office:value="-6.352413252422" calcext:value-type="float">
            <text:p>-6.35</text:p>
          </table:table-cell>
          <table:table-cell table:style-name="ce9" table:formula="of:=([.I27]-[.I23])/0.6/[.$S$1]" office:value-type="float" office:value="-8.16606381725904" calcext:value-type="float">
            <text:p>-8.17</text:p>
          </table:table-cell>
          <table:table-cell table:style-name="ce9" table:formula="of:=([.M27]-[.M23])/0.6/[.$S$1]" office:value-type="float" office:value="-7.61166361185495" calcext:value-type="float">
            <text:p>-7.61</text:p>
          </table:table-cell>
          <table:table-cell table:style-name="ce9" table:formula="of:=([.P27]-[.P23])/0.6/[.$S$1]" office:value-type="float" office:value="-5.79791502877078" calcext:value-type="float">
            <text:p>-5.80</text:p>
          </table:table-cell>
          <table:table-cell table:number-columns-repeated="2"/>
          <table:table-cell table:style-name="ce9" table:formula="of:=[.V26]" office:value-type="string" office:string-value="WIND LOAD" calcext:value-type="string">
            <text:p>WIND LOAD</text:p>
          </table:table-cell>
          <table:table-cell table:style-name="ce9" table:formula="of:=[.W26]*[.$AC$1]*1000*[.$S$1]" office:value-type="float" office:value="-870.557367358535" calcext:value-type="float">
            <text:p>-870.56</text:p>
          </table:table-cell>
          <table:table-cell table:style-name="ce9" table:formula="of:=[.Z26]*[.$AC$1]*1000*[.$S$1]" office:value-type="float" office:value="-794.566953226906" calcext:value-type="float">
            <text:p>-794.57</text:p>
          </table:table-cell>
          <table:table-cell/>
        </table:table-row>
        <table:table-row table:style-name="ro1">
          <table:table-cell table:formula="of:=[$CD_reactions.A27]" office:value-type="string" office:string-value="EQ1612" calcext:value-type="string">
            <text:p>EQ1612</text:p>
          </table:table-cell>
          <table:table-cell table:formula="of:=[$CD_reactions.B27]" office:value-type="float" office:value="0" calcext:value-type="float">
            <text:p>0.00</text:p>
          </table:table-cell>
          <table:table-cell table:formula="of:=[$CD_reactions.C27]" office:value-type="string" office:string-value="3C+2C" calcext:value-type="string">
            <text:p>3C+2C</text:p>
          </table:table-cell>
          <table:table-cell table:formula="of:=[$CD_reactions.D27]" office:value-type="string" office:string-value="" calcext:value-type="error">
            <text:p>#REF!</text:p>
          </table:table-cell>
          <table:table-cell table:formula="of:=[$CD_reactions.E27]" office:value-type="float" office:value="0" calcext:value-type="float">
            <text:p>0.00</text:p>
          </table:table-cell>
          <table:table-cell table:formula="of:=[$CD_reactions.F27]" office:value-type="float" office:value="3.71102889499491" calcext:value-type="float">
            <text:p>3.71</text:p>
          </table:table-cell>
          <table:table-cell table:formula="of:=[$CD_reactions.G27]" office:value-type="string" office:string-value="" calcext:value-type="error">
            <text:p>#REF!</text:p>
          </table:table-cell>
          <table:table-cell table:formula="of:=[$CD_reactions.H27]" office:value-type="float" office:value="0" calcext:value-type="float">
            <text:p>0.00</text:p>
          </table:table-cell>
          <table:table-cell table:formula="of:=[$CD_reactions.I27]" office:value-type="float" office:value="4.95054750121544" calcext:value-type="float">
            <text:p>4.95</text:p>
          </table:table-cell>
          <table:table-cell table:formula="of:=[$CD_reactions.J27]" office:value-type="string" office:string-value="3D+2D" calcext:value-type="string">
            <text:p>3D+2D</text:p>
          </table:table-cell>
          <table:table-cell table:formula="of:=[$CD_reactions.K27]" office:value-type="string" office:string-value="" calcext:value-type="error">
            <text:p>#REF!</text:p>
          </table:table-cell>
          <table:table-cell table:formula="of:=[$CD_reactions.L27]" office:value-type="float" office:value="0" calcext:value-type="float">
            <text:p>0.00</text:p>
          </table:table-cell>
          <table:table-cell table:formula="of:=[$CD_reactions.M27]" office:value-type="float" office:value="4.82109024731597" calcext:value-type="float">
            <text:p>4.82</text:p>
          </table:table-cell>
          <table:table-cell table:formula="of:=[$CD_reactions.N27]" office:value-type="string" office:string-value="" calcext:value-type="error">
            <text:p>#REF!</text:p>
          </table:table-cell>
          <table:table-cell table:formula="of:=[$CD_reactions.O27]" office:value-type="string" office:string-value="" calcext:value-type="error">
            <text:p>#REF!</text:p>
          </table:table-cell>
          <table:table-cell table:formula="of:=[$CD_reactions.P27]" office:value-type="float" office:value="3.60016944122628" calcext:value-type="float">
            <text:p>3.60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28]" office:value-type="string" office:string-value="EQ1613" calcext:value-type="string">
            <text:p>EQ1613</text:p>
          </table:table-cell>
          <table:table-cell table:formula="of:=[$CD_reactions.B28]" office:value-type="float" office:value="0" calcext:value-type="float">
            <text:p>0.00</text:p>
          </table:table-cell>
          <table:table-cell table:formula="of:=[$CD_reactions.C28]" office:value-type="string" office:string-value="3C+2C" calcext:value-type="string">
            <text:p>3C+2C</text:p>
          </table:table-cell>
          <table:table-cell table:formula="of:=[$CD_reactions.D28]" office:value-type="string" office:string-value="" calcext:value-type="error">
            <text:p>#REF!</text:p>
          </table:table-cell>
          <table:table-cell table:formula="of:=[$CD_reactions.E28]" office:value-type="float" office:value="0" calcext:value-type="float">
            <text:p>0.00</text:p>
          </table:table-cell>
          <table:table-cell table:formula="of:=[$CD_reactions.F28]" office:value-type="float" office:value="15.4746815234025" calcext:value-type="float">
            <text:p>15.47</text:p>
          </table:table-cell>
          <table:table-cell table:formula="of:=[$CD_reactions.G28]" office:value-type="string" office:string-value="" calcext:value-type="error">
            <text:p>#REF!</text:p>
          </table:table-cell>
          <table:table-cell table:formula="of:=[$CD_reactions.H28]" office:value-type="float" office:value="0" calcext:value-type="float">
            <text:p>0.00</text:p>
          </table:table-cell>
          <table:table-cell table:formula="of:=[$CD_reactions.I28]" office:value-type="float" office:value="19.8894384978898" calcext:value-type="float">
            <text:p>19.89</text:p>
          </table:table-cell>
          <table:table-cell table:formula="of:=[$CD_reactions.J28]" office:value-type="string" office:string-value="3D+2D" calcext:value-type="string">
            <text:p>3D+2D</text:p>
          </table:table-cell>
          <table:table-cell table:formula="of:=[$CD_reactions.K28]" office:value-type="string" office:string-value="" calcext:value-type="error">
            <text:p>#REF!</text:p>
          </table:table-cell>
          <table:table-cell table:formula="of:=[$CD_reactions.L28]" office:value-type="float" office:value="0" calcext:value-type="float">
            <text:p>0.00</text:p>
          </table:table-cell>
          <table:table-cell table:formula="of:=[$CD_reactions.M28]" office:value-type="float" office:value="18.915851636672" calcext:value-type="float">
            <text:p>18.92</text:p>
          </table:table-cell>
          <table:table-cell table:formula="of:=[$CD_reactions.N28]" office:value-type="string" office:string-value="" calcext:value-type="error">
            <text:p>#REF!</text:p>
          </table:table-cell>
          <table:table-cell table:formula="of:=[$CD_reactions.O28]" office:value-type="string" office:string-value="" calcext:value-type="error">
            <text:p>#REF!</text:p>
          </table:table-cell>
          <table:table-cell table:formula="of:=[$CD_reactions.P28]" office:value-type="float" office:value="14.5195786984195" calcext:value-type="float">
            <text:p>14.52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29]" office:value-type="string" office:string-value="EQ1615" calcext:value-type="string">
            <text:p>EQ1615</text:p>
          </table:table-cell>
          <table:table-cell table:formula="of:=[$CD_reactions.B29]" office:value-type="float" office:value="0" calcext:value-type="float">
            <text:p>0.00</text:p>
          </table:table-cell>
          <table:table-cell table:formula="of:=[$CD_reactions.C29]" office:value-type="string" office:string-value="3C+2C" calcext:value-type="string">
            <text:p>3C+2C</text:p>
          </table:table-cell>
          <table:table-cell table:formula="of:=[$CD_reactions.D29]" office:value-type="string" office:string-value="" calcext:value-type="error">
            <text:p>#REF!</text:p>
          </table:table-cell>
          <table:table-cell table:formula="of:=[$CD_reactions.E29]" office:value-type="float" office:value="0" calcext:value-type="float">
            <text:p>0.00</text:p>
          </table:table-cell>
          <table:table-cell table:formula="of:=[$CD_reactions.F29]" office:value-type="float" office:value="1.29723401238798" calcext:value-type="float">
            <text:p>1.30</text:p>
          </table:table-cell>
          <table:table-cell table:formula="of:=[$CD_reactions.G29]" office:value-type="string" office:string-value="" calcext:value-type="error">
            <text:p>#REF!</text:p>
          </table:table-cell>
          <table:table-cell table:formula="of:=[$CD_reactions.H29]" office:value-type="float" office:value="0" calcext:value-type="float">
            <text:p>0.00</text:p>
          </table:table-cell>
          <table:table-cell table:formula="of:=[$CD_reactions.I29]" office:value-type="float" office:value="1.77560088925058" calcext:value-type="float">
            <text:p>1.78</text:p>
          </table:table-cell>
          <table:table-cell table:formula="of:=[$CD_reactions.J29]" office:value-type="string" office:string-value="3D+2D" calcext:value-type="string">
            <text:p>3D+2D</text:p>
          </table:table-cell>
          <table:table-cell table:formula="of:=[$CD_reactions.K29]" office:value-type="string" office:string-value="" calcext:value-type="error">
            <text:p>#REF!</text:p>
          </table:table-cell>
          <table:table-cell table:formula="of:=[$CD_reactions.L29]" office:value-type="float" office:value="0" calcext:value-type="float">
            <text:p>0.00</text:p>
          </table:table-cell>
          <table:table-cell table:formula="of:=[$CD_reactions.M29]" office:value-type="float" office:value="1.77903749664124" calcext:value-type="float">
            <text:p>1.78</text:p>
          </table:table-cell>
          <table:table-cell table:formula="of:=[$CD_reactions.N29]" office:value-type="string" office:string-value="" calcext:value-type="error">
            <text:p>#REF!</text:p>
          </table:table-cell>
          <table:table-cell table:formula="of:=[$CD_reactions.O29]" office:value-type="string" office:string-value="" calcext:value-type="error">
            <text:p>#REF!</text:p>
          </table:table-cell>
          <table:table-cell table:formula="of:=[$CD_reactions.P29]" office:value-type="float" office:value="1.31184364076134" calcext:value-type="float">
            <text:p>1.31</text:p>
          </table:table-cell>
          <table:table-cell table:style-name="ce1"/>
          <table:table-cell table:number-columns-repeated="15"/>
        </table:table-row>
        <table:table-row table:style-name="ro1">
          <table:table-cell table:number-columns-repeated="5"/>
          <table:table-cell table:style-name="ce2" table:formula="of:=[$CD_reactions.F30]" office:value-type="float" office:value="17.2172754113994" calcext:value-type="float">
            <text:p>17.22</text:p>
          </table:table-cell>
          <table:table-cell table:number-columns-repeated="2"/>
          <table:table-cell table:style-name="ce2" table:formula="of:=[$CD_reactions.I30]" office:value-type="float" office:value="22.1295529758834" calcext:value-type="float">
            <text:p>22.13</text:p>
          </table:table-cell>
          <table:table-cell table:style-name="ce2"/>
          <table:table-cell table:style-name="ce2" table:formula="of:=[$CD_reactions.K30]" office:value-type="float" office:value="0" calcext:value-type="float">
            <text:p>0.00</text:p>
          </table:table-cell>
          <table:table-cell table:style-name="ce2" table:formula="of:=[$CD_reactions.L30]" office:value-type="float" office:value="0" calcext:value-type="float">
            <text:p>0.00</text:p>
          </table:table-cell>
          <table:table-cell table:style-name="ce2" table:formula="of:=[$CD_reactions.M30]" office:value-type="float" office:value="21.0038830603911" calcext:value-type="float">
            <text:p>21.00</text:p>
          </table:table-cell>
          <table:table-cell table:style-name="ce2" table:formula="of:=[$CD_reactions.N30]" office:value-type="float" office:value="0" calcext:value-type="float">
            <text:p>0.00</text:p>
          </table:table-cell>
          <table:table-cell table:style-name="ce2" table:formula="of:=[$CD_reactions.O30]" office:value-type="float" office:value="0" calcext:value-type="float">
            <text:p>0.00</text:p>
          </table:table-cell>
          <table:table-cell table:style-name="ce2" table:formula="of:=[$CD_reactions.P30]" office:value-type="float" office:value="16.1100626437783" calcext:value-type="float">
            <text:p>16.11</text:p>
          </table:table-cell>
          <table:table-cell/>
          <table:table-cell table:formula="of:=[$CD_reactions.R30]" office:value-type="float" office:value="17.2172754113994" calcext:value-type="float">
            <text:p>17.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$CD_reactions.F31]" office:value-type="float" office:value="28.2435620265738" calcext:value-type="float">
            <text:p>28.24</text:p>
          </table:table-cell>
          <table:table-cell table:number-columns-repeated="2"/>
          <table:table-cell table:style-name="ce2" table:formula="of:=[$CD_reactions.I31]" office:value-type="float" office:value="36.3017601310423" calcext:value-type="float">
            <text:p>36.30</text:p>
          </table:table-cell>
          <table:table-cell table:style-name="ce2"/>
          <table:table-cell table:style-name="ce2" table:formula="of:=[$CD_reactions.K31]" office:value-type="float" office:value="0" calcext:value-type="float">
            <text:p>0.00</text:p>
          </table:table-cell>
          <table:table-cell table:style-name="ce2" table:formula="of:=[$CD_reactions.L31]" office:value-type="float" office:value="0" calcext:value-type="float">
            <text:p>0.00</text:p>
          </table:table-cell>
          <table:table-cell table:style-name="ce2" table:formula="of:=[$CD_reactions.M31]" office:value-type="float" office:value="34.4551887473608" calcext:value-type="float">
            <text:p>34.46</text:p>
          </table:table-cell>
          <table:table-cell table:style-name="ce2" table:formula="of:=[$CD_reactions.N31]" office:value-type="float" office:value="0" calcext:value-type="float">
            <text:p>0.00</text:p>
          </table:table-cell>
          <table:table-cell table:style-name="ce2" table:formula="of:=[$CD_reactions.O31]" office:value-type="float" office:value="0" calcext:value-type="float">
            <text:p>0.00</text:p>
          </table:table-cell>
          <table:table-cell table:style-name="ce2" table:formula="of:=[$CD_reactions.P31]" office:value-type="float" office:value="26.4272681164343" calcext:value-type="float">
            <text:p>26.43</text:p>
          </table:table-cell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32"/>
        </table:table-row>
        <table:table-row table:style-name="ro1">
          <table:table-cell table:formula="of:=[$CD_reactions.A33]" office:value-type="string" office:string-value="EQ1608" calcext:value-type="string">
            <text:p>EQ1608</text:p>
          </table:table-cell>
          <table:table-cell table:formula="of:=[$CD_reactions.B33]" office:value-type="string" office:string-value="2nd floor" calcext:value-type="string">
            <text:p>2nd floor</text:p>
          </table:table-cell>
          <table:table-cell table:formula="of:=[$CD_reactions.C33]" office:value-type="string" office:string-value="1C" calcext:value-type="string">
            <text:p>1C</text:p>
          </table:table-cell>
          <table:table-cell table:formula="of:=[$CD_reactions.D33]" office:value-type="float" office:value="0.0000000000000228155272452568" calcext:value-type="float">
            <text:p>0.00</text:p>
          </table:table-cell>
          <table:table-cell table:formula="of:=[$CD_reactions.E33]" office:value-type="float" office:value="0" calcext:value-type="float">
            <text:p>0.00</text:p>
          </table:table-cell>
          <table:table-cell table:formula="of:=[$CD_reactions.F33]" office:value-type="float" office:value="3.03925561393566" calcext:value-type="float">
            <text:p>3.04</text:p>
          </table:table-cell>
          <table:table-cell table:formula="of:=[$CD_reactions.G33]" office:value-type="float" office:value="-5.72790071050133" calcext:value-type="float">
            <text:p>-5.73</text:p>
          </table:table-cell>
          <table:table-cell table:formula="of:=[$CD_reactions.H33]" office:value-type="float" office:value="0" calcext:value-type="float">
            <text:p>0.00</text:p>
          </table:table-cell>
          <table:table-cell table:formula="of:=[$CD_reactions.I33]" office:value-type="float" office:value="5.1655435593972" calcext:value-type="float">
            <text:p>5.17</text:p>
          </table:table-cell>
          <table:table-cell table:formula="of:=[$CD_reactions.J33]" office:value-type="string" office:string-value="1D" calcext:value-type="string">
            <text:p>1D</text:p>
          </table:table-cell>
          <table:table-cell table:formula="of:=[$CD_reactions.K33]" office:value-type="float" office:value="0.0000000000000145519152283669" calcext:value-type="float">
            <text:p>0.00</text:p>
          </table:table-cell>
          <table:table-cell table:formula="of:=[$CD_reactions.L33]" office:value-type="float" office:value="0" calcext:value-type="float">
            <text:p>0.00</text:p>
          </table:table-cell>
          <table:table-cell table:formula="of:=[$CD_reactions.M33]" office:value-type="float" office:value="5.28507124649827" calcext:value-type="float">
            <text:p>5.29</text:p>
          </table:table-cell>
          <table:table-cell table:formula="of:=[$CD_reactions.N33]" office:value-type="float" office:value="5.72790071050158" calcext:value-type="float">
            <text:p>5.73</text:p>
          </table:table-cell>
          <table:table-cell table:formula="of:=[$CD_reactions.O33]" office:value-type="float" office:value="0" calcext:value-type="float">
            <text:p>0.00</text:p>
          </table:table-cell>
          <table:table-cell table:formula="of:=[$CD_reactions.P33]" office:value-type="float" office:value="3.16252855122339" calcext:value-type="float">
            <text:p>3.16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34]" office:value-type="string" office:string-value="EQ1609" calcext:value-type="string">
            <text:p>EQ1609</text:p>
          </table:table-cell>
          <table:table-cell table:formula="of:=[$CD_reactions.B34]" office:value-type="string" office:string-value="2nd floor" calcext:value-type="string">
            <text:p>2nd floor</text:p>
          </table:table-cell>
          <table:table-cell table:formula="of:=[$CD_reactions.C34]" office:value-type="string" office:string-value="1C" calcext:value-type="string">
            <text:p>1C</text:p>
          </table:table-cell>
          <table:table-cell table:formula="of:=[$CD_reactions.D34]" office:value-type="float" office:value="0.000000000000084000362221559" calcext:value-type="float">
            <text:p>0.00</text:p>
          </table:table-cell>
          <table:table-cell table:formula="of:=[$CD_reactions.E34]" office:value-type="float" office:value="0" calcext:value-type="float">
            <text:p>0.00</text:p>
          </table:table-cell>
          <table:table-cell table:formula="of:=[$CD_reactions.F34]" office:value-type="float" office:value="8.19224158427074" calcext:value-type="float">
            <text:p>8.19</text:p>
          </table:table-cell>
          <table:table-cell table:formula="of:=[$CD_reactions.G34]" office:value-type="float" office:value="-15.4234837007547" calcext:value-type="float">
            <text:p>-15.42</text:p>
          </table:table-cell>
          <table:table-cell table:formula="of:=[$CD_reactions.H34]" office:value-type="float" office:value="0" calcext:value-type="float">
            <text:p>0.00</text:p>
          </table:table-cell>
          <table:table-cell table:formula="of:=[$CD_reactions.I34]" office:value-type="float" office:value="13.2407838830525" calcext:value-type="float">
            <text:p>13.24</text:p>
          </table:table-cell>
          <table:table-cell table:formula="of:=[$CD_reactions.J34]" office:value-type="string" office:string-value="1D" calcext:value-type="string">
            <text:p>1D</text:p>
          </table:table-cell>
          <table:table-cell table:formula="of:=[$CD_reactions.K34]" office:value-type="float" office:value="0.0000000000000291038304567337" calcext:value-type="float">
            <text:p>0.00</text:p>
          </table:table-cell>
          <table:table-cell table:formula="of:=[$CD_reactions.L34]" office:value-type="float" office:value="0" calcext:value-type="float">
            <text:p>0.00</text:p>
          </table:table-cell>
          <table:table-cell table:formula="of:=[$CD_reactions.M34]" office:value-type="float" office:value="13.5579484673619" calcext:value-type="float">
            <text:p>13.56</text:p>
          </table:table-cell>
          <table:table-cell table:formula="of:=[$CD_reactions.N34]" office:value-type="float" office:value="15.4234837007554" calcext:value-type="float">
            <text:p>15.42</text:p>
          </table:table-cell>
          <table:table-cell table:formula="of:=[$CD_reactions.O34]" office:value-type="float" office:value="0" calcext:value-type="float">
            <text:p>0.00</text:p>
          </table:table-cell>
          <table:table-cell table:formula="of:=[$CD_reactions.P34]" office:value-type="float" office:value="8.52053758676856" calcext:value-type="float">
            <text:p>8.52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35]" office:value-type="string" office:string-value="EQ1610" calcext:value-type="string">
            <text:p>EQ1610</text:p>
          </table:table-cell>
          <table:table-cell table:formula="of:=[$CD_reactions.B35]" office:value-type="string" office:string-value="2nd floor" calcext:value-type="string">
            <text:p>2nd floor</text:p>
          </table:table-cell>
          <table:table-cell table:formula="of:=[$CD_reactions.C35]" office:value-type="string" office:string-value="1C" calcext:value-type="string">
            <text:p>1C</text:p>
          </table:table-cell>
          <table:table-cell table:formula="of:=[$CD_reactions.D35]" office:value-type="float" office:value="0.0000000000000228155272452568" calcext:value-type="float">
            <text:p>0.00</text:p>
          </table:table-cell>
          <table:table-cell table:formula="of:=[$CD_reactions.E35]" office:value-type="float" office:value="0" calcext:value-type="float">
            <text:p>0.00</text:p>
          </table:table-cell>
          <table:table-cell table:formula="of:=[$CD_reactions.F35]" office:value-type="float" office:value="3.03925561393566" calcext:value-type="float">
            <text:p>3.04</text:p>
          </table:table-cell>
          <table:table-cell table:formula="of:=[$CD_reactions.G35]" office:value-type="float" office:value="-5.72790071050133" calcext:value-type="float">
            <text:p>-5.73</text:p>
          </table:table-cell>
          <table:table-cell table:formula="of:=[$CD_reactions.H35]" office:value-type="float" office:value="0" calcext:value-type="float">
            <text:p>0.00</text:p>
          </table:table-cell>
          <table:table-cell table:formula="of:=[$CD_reactions.I35]" office:value-type="float" office:value="5.1655435593972" calcext:value-type="float">
            <text:p>5.17</text:p>
          </table:table-cell>
          <table:table-cell table:formula="of:=[$CD_reactions.J35]" office:value-type="string" office:string-value="1D" calcext:value-type="string">
            <text:p>1D</text:p>
          </table:table-cell>
          <table:table-cell table:formula="of:=[$CD_reactions.K35]" office:value-type="float" office:value="0.0000000000000145519152283669" calcext:value-type="float">
            <text:p>0.00</text:p>
          </table:table-cell>
          <table:table-cell table:formula="of:=[$CD_reactions.L35]" office:value-type="float" office:value="0" calcext:value-type="float">
            <text:p>0.00</text:p>
          </table:table-cell>
          <table:table-cell table:formula="of:=[$CD_reactions.M35]" office:value-type="float" office:value="5.28507124649827" calcext:value-type="float">
            <text:p>5.29</text:p>
          </table:table-cell>
          <table:table-cell table:formula="of:=[$CD_reactions.N35]" office:value-type="float" office:value="5.72790071050158" calcext:value-type="float">
            <text:p>5.73</text:p>
          </table:table-cell>
          <table:table-cell table:formula="of:=[$CD_reactions.O35]" office:value-type="float" office:value="0" calcext:value-type="float">
            <text:p>0.00</text:p>
          </table:table-cell>
          <table:table-cell table:formula="of:=[$CD_reactions.P35]" office:value-type="float" office:value="3.16252855122339" calcext:value-type="float">
            <text:p>3.16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36]" office:value-type="string" office:string-value="EQ1611" calcext:value-type="string">
            <text:p>EQ1611</text:p>
          </table:table-cell>
          <table:table-cell table:formula="of:=[$CD_reactions.B36]" office:value-type="string" office:string-value="2nd floor" calcext:value-type="string">
            <text:p>2nd floor</text:p>
          </table:table-cell>
          <table:table-cell table:formula="of:=[$CD_reactions.C36]" office:value-type="string" office:string-value="1C" calcext:value-type="string">
            <text:p>1C</text:p>
          </table:table-cell>
          <table:table-cell table:formula="of:=[$CD_reactions.D36]" office:value-type="float" office:value="0.0000000000000929105681279907" calcext:value-type="float">
            <text:p>0.00</text:p>
          </table:table-cell>
          <table:table-cell table:formula="of:=[$CD_reactions.E36]" office:value-type="float" office:value="0" calcext:value-type="float">
            <text:p>0.00</text:p>
          </table:table-cell>
          <table:table-cell table:formula="of:=[$CD_reactions.F36]" office:value-type="float" office:value="6.90399509168696" calcext:value-type="float">
            <text:p>6.90</text:p>
          </table:table-cell>
          <table:table-cell table:formula="of:=[$CD_reactions.G36]" office:value-type="float" office:value="-12.9995879531914" calcext:value-type="float">
            <text:p>-13.00</text:p>
          </table:table-cell>
          <table:table-cell table:formula="of:=[$CD_reactions.H36]" office:value-type="float" office:value="0" calcext:value-type="float">
            <text:p>0.00</text:p>
          </table:table-cell>
          <table:table-cell table:formula="of:=[$CD_reactions.I36]" office:value-type="float" office:value="11.2219738021387" calcext:value-type="float">
            <text:p>11.22</text:p>
          </table:table-cell>
          <table:table-cell table:formula="of:=[$CD_reactions.J36]" office:value-type="string" office:string-value="1D" calcext:value-type="string">
            <text:p>1D</text:p>
          </table:table-cell>
          <table:table-cell table:formula="of:=[$CD_reactions.K36]" office:value-type="float" office:value="0.0000000000000309228198602796" calcext:value-type="float">
            <text:p>0.00</text:p>
          </table:table-cell>
          <table:table-cell table:formula="of:=[$CD_reactions.L36]" office:value-type="float" office:value="0" calcext:value-type="float">
            <text:p>0.00</text:p>
          </table:table-cell>
          <table:table-cell table:formula="of:=[$CD_reactions.M36]" office:value-type="float" office:value="11.489729162146" calcext:value-type="float">
            <text:p>11.49</text:p>
          </table:table-cell>
          <table:table-cell table:formula="of:=[$CD_reactions.N36]" office:value-type="float" office:value="12.999587953192" calcext:value-type="float">
            <text:p>13.00</text:p>
          </table:table-cell>
          <table:table-cell table:formula="of:=[$CD_reactions.O36]" office:value-type="float" office:value="0" calcext:value-type="float">
            <text:p>0.00</text:p>
          </table:table-cell>
          <table:table-cell table:formula="of:=[$CD_reactions.P36]" office:value-type="float" office:value="7.18103532788228" calcext:value-type="float">
            <text:p>7.18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37]" office:value-type="string" office:string-value="EQ1612" calcext:value-type="string">
            <text:p>EQ1612</text:p>
          </table:table-cell>
          <table:table-cell table:formula="of:=[$CD_reactions.B37]" office:value-type="string" office:string-value="2nd floor" calcext:value-type="string">
            <text:p>2nd floor</text:p>
          </table:table-cell>
          <table:table-cell table:formula="of:=[$CD_reactions.C37]" office:value-type="string" office:string-value="1C" calcext:value-type="string">
            <text:p>1C</text:p>
          </table:table-cell>
          <table:table-cell table:formula="of:=[$CD_reactions.D37]" office:value-type="float" office:value="0.0000000000000228155272452568" calcext:value-type="float">
            <text:p>0.00</text:p>
          </table:table-cell>
          <table:table-cell table:formula="of:=[$CD_reactions.E37]" office:value-type="float" office:value="0" calcext:value-type="float">
            <text:p>0.00</text:p>
          </table:table-cell>
          <table:table-cell table:formula="of:=[$CD_reactions.F37]" office:value-type="float" office:value="3.03925561393566" calcext:value-type="float">
            <text:p>3.04</text:p>
          </table:table-cell>
          <table:table-cell table:formula="of:=[$CD_reactions.G37]" office:value-type="float" office:value="-5.72790071050133" calcext:value-type="float">
            <text:p>-5.73</text:p>
          </table:table-cell>
          <table:table-cell table:formula="of:=[$CD_reactions.H37]" office:value-type="float" office:value="0" calcext:value-type="float">
            <text:p>0.00</text:p>
          </table:table-cell>
          <table:table-cell table:formula="of:=[$CD_reactions.I37]" office:value-type="float" office:value="5.1655435593972" calcext:value-type="float">
            <text:p>5.17</text:p>
          </table:table-cell>
          <table:table-cell table:formula="of:=[$CD_reactions.J37]" office:value-type="string" office:string-value="1D" calcext:value-type="string">
            <text:p>1D</text:p>
          </table:table-cell>
          <table:table-cell table:formula="of:=[$CD_reactions.K37]" office:value-type="float" office:value="0.0000000000000145519152283669" calcext:value-type="float">
            <text:p>0.00</text:p>
          </table:table-cell>
          <table:table-cell table:formula="of:=[$CD_reactions.L37]" office:value-type="float" office:value="0" calcext:value-type="float">
            <text:p>0.00</text:p>
          </table:table-cell>
          <table:table-cell table:formula="of:=[$CD_reactions.M37]" office:value-type="float" office:value="5.28507124649827" calcext:value-type="float">
            <text:p>5.29</text:p>
          </table:table-cell>
          <table:table-cell table:formula="of:=[$CD_reactions.N37]" office:value-type="float" office:value="5.72790071050158" calcext:value-type="float">
            <text:p>5.73</text:p>
          </table:table-cell>
          <table:table-cell table:formula="of:=[$CD_reactions.O37]" office:value-type="float" office:value="0" calcext:value-type="float">
            <text:p>0.00</text:p>
          </table:table-cell>
          <table:table-cell table:formula="of:=[$CD_reactions.P37]" office:value-type="float" office:value="3.16252855122339" calcext:value-type="float">
            <text:p>3.16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38]" office:value-type="string" office:string-value="EQ1613" calcext:value-type="string">
            <text:p>EQ1613</text:p>
          </table:table-cell>
          <table:table-cell table:formula="of:=[$CD_reactions.B38]" office:value-type="string" office:string-value="2nd floor" calcext:value-type="string">
            <text:p>2nd floor</text:p>
          </table:table-cell>
          <table:table-cell table:formula="of:=[$CD_reactions.C38]" office:value-type="string" office:string-value="1C" calcext:value-type="string">
            <text:p>1C</text:p>
          </table:table-cell>
          <table:table-cell table:formula="of:=[$CD_reactions.D38]" office:value-type="float" office:value="0.0000000000000929105681279907" calcext:value-type="float">
            <text:p>0.00</text:p>
          </table:table-cell>
          <table:table-cell table:formula="of:=[$CD_reactions.E38]" office:value-type="float" office:value="0" calcext:value-type="float">
            <text:p>0.00</text:p>
          </table:table-cell>
          <table:table-cell table:formula="of:=[$CD_reactions.F38]" office:value-type="float" office:value="6.90399509168696" calcext:value-type="float">
            <text:p>6.90</text:p>
          </table:table-cell>
          <table:table-cell table:formula="of:=[$CD_reactions.G38]" office:value-type="float" office:value="-12.9995879531914" calcext:value-type="float">
            <text:p>-13.00</text:p>
          </table:table-cell>
          <table:table-cell table:formula="of:=[$CD_reactions.H38]" office:value-type="float" office:value="0" calcext:value-type="float">
            <text:p>0.00</text:p>
          </table:table-cell>
          <table:table-cell table:formula="of:=[$CD_reactions.I38]" office:value-type="float" office:value="11.2219738021387" calcext:value-type="float">
            <text:p>11.22</text:p>
          </table:table-cell>
          <table:table-cell table:formula="of:=[$CD_reactions.J38]" office:value-type="string" office:string-value="1D" calcext:value-type="string">
            <text:p>1D</text:p>
          </table:table-cell>
          <table:table-cell table:formula="of:=[$CD_reactions.K38]" office:value-type="float" office:value="0.0000000000000309228198602796" calcext:value-type="float">
            <text:p>0.00</text:p>
          </table:table-cell>
          <table:table-cell table:formula="of:=[$CD_reactions.L38]" office:value-type="float" office:value="0" calcext:value-type="float">
            <text:p>0.00</text:p>
          </table:table-cell>
          <table:table-cell table:formula="of:=[$CD_reactions.M38]" office:value-type="float" office:value="11.489729162146" calcext:value-type="float">
            <text:p>11.49</text:p>
          </table:table-cell>
          <table:table-cell table:formula="of:=[$CD_reactions.N38]" office:value-type="float" office:value="12.999587953192" calcext:value-type="float">
            <text:p>13.00</text:p>
          </table:table-cell>
          <table:table-cell table:formula="of:=[$CD_reactions.O38]" office:value-type="float" office:value="0" calcext:value-type="float">
            <text:p>0.00</text:p>
          </table:table-cell>
          <table:table-cell table:formula="of:=[$CD_reactions.P38]" office:value-type="float" office:value="7.18103532788228" calcext:value-type="float">
            <text:p>7.18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39]" office:value-type="string" office:string-value="EQ1615" calcext:value-type="string">
            <text:p>EQ1615</text:p>
          </table:table-cell>
          <table:table-cell table:formula="of:=[$CD_reactions.B39]" office:value-type="string" office:string-value="2nd floor" calcext:value-type="string">
            <text:p>2nd floor</text:p>
          </table:table-cell>
          <table:table-cell table:formula="of:=[$CD_reactions.C39]" office:value-type="string" office:string-value="1C" calcext:value-type="string">
            <text:p>1C</text:p>
          </table:table-cell>
          <table:table-cell table:formula="of:=[$CD_reactions.D39]" office:value-type="float" office:value="0.0000000000000304609670820355" calcext:value-type="float">
            <text:p>0.00</text:p>
          </table:table-cell>
          <table:table-cell table:formula="of:=[$CD_reactions.E39]" office:value-type="float" office:value="0" calcext:value-type="float">
            <text:p>0.00</text:p>
          </table:table-cell>
          <table:table-cell table:formula="of:=[$CD_reactions.F39]" office:value-type="float" office:value="1.8235534408229" calcext:value-type="float">
            <text:p>1.82</text:p>
          </table:table-cell>
          <table:table-cell table:formula="of:=[$CD_reactions.G39]" office:value-type="float" office:value="-3.43674056286459" calcext:value-type="float">
            <text:p>-3.44</text:p>
          </table:table-cell>
          <table:table-cell table:formula="of:=[$CD_reactions.H39]" office:value-type="float" office:value="0" calcext:value-type="float">
            <text:p>0.00</text:p>
          </table:table-cell>
          <table:table-cell table:formula="of:=[$CD_reactions.I39]" office:value-type="float" office:value="3.09932625879447" calcext:value-type="float">
            <text:p>3.10</text:p>
          </table:table-cell>
          <table:table-cell table:formula="of:=[$CD_reactions.J39]" office:value-type="string" office:string-value="1D" calcext:value-type="string">
            <text:p>1D</text:p>
          </table:table-cell>
          <table:table-cell table:formula="of:=[$CD_reactions.K39]" office:value-type="float" office:value="2.27373675443232E-015" calcext:value-type="float">
            <text:p>0.00</text:p>
          </table:table-cell>
          <table:table-cell table:formula="of:=[$CD_reactions.L39]" office:value-type="float" office:value="0" calcext:value-type="float">
            <text:p>0.00</text:p>
          </table:table-cell>
          <table:table-cell table:formula="of:=[$CD_reactions.M39]" office:value-type="float" office:value="3.17104287390489" calcext:value-type="float">
            <text:p>3.17</text:p>
          </table:table-cell>
          <table:table-cell table:formula="of:=[$CD_reactions.N39]" office:value-type="float" office:value="3.43674056286475" calcext:value-type="float">
            <text:p>3.44</text:p>
          </table:table-cell>
          <table:table-cell table:formula="of:=[$CD_reactions.O39]" office:value-type="float" office:value="0" calcext:value-type="float">
            <text:p>0.00</text:p>
          </table:table-cell>
          <table:table-cell table:formula="of:=[$CD_reactions.P39]" office:value-type="float" office:value="1.89751720613459" calcext:value-type="float">
            <text:p>1.90</text:p>
          </table:table-cell>
          <table:table-cell table:style-name="ce1"/>
          <table:table-cell table:number-columns-repeated="15"/>
        </table:table-row>
        <table:table-row table:style-name="ro1">
          <table:table-cell table:number-columns-repeated="5"/>
          <table:table-cell table:style-name="ce2" table:formula="of:=[$CD_reactions.F40]" office:value-type="float" office:value="5.15298597033509" calcext:value-type="float">
            <text:p>5.15</text:p>
          </table:table-cell>
          <table:table-cell table:number-columns-repeated="2"/>
          <table:table-cell table:style-name="ce2" table:formula="of:=[$CD_reactions.I40]" office:value-type="float" office:value="8.07524032365531" calcext:value-type="float">
            <text:p>8.08</text:p>
          </table:table-cell>
          <table:table-cell table:style-name="ce2"/>
          <table:table-cell table:style-name="ce2" table:formula="of:=[$CD_reactions.K40]" office:value-type="float" office:value="0.0000000000000218278728425503" calcext:value-type="float">
            <text:p>0.00</text:p>
          </table:table-cell>
          <table:table-cell table:style-name="ce2" table:formula="of:=[$CD_reactions.L40]" office:value-type="float" office:value="0" calcext:value-type="float">
            <text:p>0.00</text:p>
          </table:table-cell>
          <table:table-cell table:style-name="ce2" table:formula="of:=[$CD_reactions.M40]" office:value-type="float" office:value="8.27287722086367" calcext:value-type="float">
            <text:p>8.27</text:p>
          </table:table-cell>
          <table:table-cell table:style-name="ce2" table:formula="of:=[$CD_reactions.N40]" office:value-type="float" office:value="9.69558299025385" calcext:value-type="float">
            <text:p>9.70</text:p>
          </table:table-cell>
          <table:table-cell table:style-name="ce2" table:formula="of:=[$CD_reactions.O40]" office:value-type="float" office:value="0" calcext:value-type="float">
            <text:p>0.00</text:p>
          </table:table-cell>
          <table:table-cell table:style-name="ce2" table:formula="of:=[$CD_reactions.P40]" office:value-type="float" office:value="5.35800903554518" calcext:value-type="float">
            <text:p>5.36</text:p>
          </table:table-cell>
          <table:table-cell/>
          <table:table-cell table:formula="of:=[$CD_reactions.R40]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$CD_reactions.F41]" office:value-type="float" office:value="8.19224158427074" calcext:value-type="float">
            <text:p>8.19</text:p>
          </table:table-cell>
          <table:table-cell table:number-columns-repeated="2"/>
          <table:table-cell table:style-name="ce2" table:formula="of:=[$CD_reactions.I41]" office:value-type="float" office:value="13.2407838830525" calcext:value-type="float">
            <text:p>13.24</text:p>
          </table:table-cell>
          <table:table-cell table:style-name="ce2"/>
          <table:table-cell table:style-name="ce2" table:formula="of:=[$CD_reactions.K41]" office:value-type="float" office:value="0.0000000000000309228198602796" calcext:value-type="float">
            <text:p>0.00</text:p>
          </table:table-cell>
          <table:table-cell table:style-name="ce2" table:formula="of:=[$CD_reactions.L41]" office:value-type="float" office:value="0" calcext:value-type="float">
            <text:p>0.00</text:p>
          </table:table-cell>
          <table:table-cell table:style-name="ce2" table:formula="of:=[$CD_reactions.M41]" office:value-type="float" office:value="13.5579484673619" calcext:value-type="float">
            <text:p>13.56</text:p>
          </table:table-cell>
          <table:table-cell table:style-name="ce2" table:formula="of:=[$CD_reactions.N41]" office:value-type="float" office:value="15.4234837007554" calcext:value-type="float">
            <text:p>15.42</text:p>
          </table:table-cell>
          <table:table-cell table:style-name="ce2" table:formula="of:=[$CD_reactions.O41]" office:value-type="float" office:value="0" calcext:value-type="float">
            <text:p>0.00</text:p>
          </table:table-cell>
          <table:table-cell table:style-name="ce2" table:formula="of:=[$CD_reactions.P41]" office:value-type="float" office:value="8.52053758676856" calcext:value-type="float">
            <text:p>8.52</text:p>
          </table:table-cell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41]/[.$S$1]" office:value-type="float" office:value="13.4387165096305" calcext:value-type="float">
            <text:p>13.44</text:p>
          </table:table-cell>
          <table:table-cell table:number-columns-repeated="2"/>
          <table:table-cell table:style-name="ce2" table:formula="of:=[.I41]/[.$S$1]" office:value-type="float" office:value="21.7204460023827" calcext:value-type="float">
            <text:p>21.72</text:p>
          </table:table-cell>
          <table:table-cell table:number-columns-repeated="3"/>
          <table:table-cell table:style-name="ce2" table:formula="of:=[.M41]/[.$S$1]" office:value-type="float" office:value="22.2407291131265" calcext:value-type="float">
            <text:p>22.24</text:p>
          </table:table-cell>
          <table:table-cell table:number-columns-repeated="2"/>
          <table:table-cell table:style-name="ce2" table:formula="of:=[.P41]/[.$S$1]" office:value-type="float" office:value="13.9772598208146" calcext:value-type="float">
            <text:p>13.98</text:p>
          </table:table-cell>
          <table:table-cell table:number-columns-repeated="16"/>
        </table:table-row>
        <table:table-row table:style-name="ro1">
          <table:table-cell table:number-columns-repeated="20"/>
          <table:table-cell table:style-name="ce7" table:number-columns-spanned="6" table:number-rows-spanned="1"/>
          <table:covered-table-cell table:number-columns-repeated="5"/>
          <table:table-cell table:number-columns-repeated="6"/>
        </table:table-row>
        <table:table-row table:style-name="ro1">
          <table:table-cell table:formula="of:=[$CD_reactions.A44]" office:value-type="string" office:string-value="EQ1608" calcext:value-type="string">
            <text:p>EQ1608</text:p>
          </table:table-cell>
          <table:table-cell table:formula="of:=[$CD_reactions.B44]" office:value-type="float" office:value="0" calcext:value-type="float">
            <text:p>0.00</text:p>
          </table:table-cell>
          <table:table-cell table:formula="of:=[$CD_reactions.C44]" office:value-type="string" office:string-value="3C+2C+1C" calcext:value-type="string">
            <text:p>3C+2C+1C</text:p>
          </table:table-cell>
          <table:table-cell table:formula="of:=[$CD_reactions.D44]" office:value-type="float" office:value="0.0000000000000315338866130333" calcext:value-type="float">
            <text:p>0.00</text:p>
          </table:table-cell>
          <table:table-cell table:formula="of:=[$CD_reactions.E44]" office:value-type="float" office:value="0" calcext:value-type="float">
            <text:p>0.00</text:p>
          </table:table-cell>
          <table:table-cell table:formula="of:=[$CD_reactions.F44]" office:value-type="float" office:value="9.07374318013644" calcext:value-type="float">
            <text:p>9.07</text:p>
          </table:table-cell>
          <table:table-cell table:formula="of:=[$CD_reactions.G44]" office:value-type="float" office:value="-10.3333398829507" calcext:value-type="float">
            <text:p>-10.33</text:p>
          </table:table-cell>
          <table:table-cell table:formula="of:=[$CD_reactions.H44]" office:value-type="float" office:value="0" calcext:value-type="float">
            <text:p>0.00</text:p>
          </table:table-cell>
          <table:table-cell table:formula="of:=[$CD_reactions.I44]" office:value-type="float" office:value="13.1029105624133" calcext:value-type="float">
            <text:p>13.10</text:p>
          </table:table-cell>
          <table:table-cell table:formula="of:=[$CD_reactions.J44]" office:value-type="string" office:string-value="3D+2D+1D" calcext:value-type="string">
            <text:p>3D+2D+1D</text:p>
          </table:table-cell>
          <table:table-cell table:formula="of:=[$CD_reactions.K44]" office:value-type="float" office:value="-0.00000000473276179491222" calcext:value-type="float">
            <text:p>0.00</text:p>
          </table:table-cell>
          <table:table-cell table:formula="of:=[$CD_reactions.L44]" office:value-type="float" office:value="0" calcext:value-type="float">
            <text:p>0.00</text:p>
          </table:table-cell>
          <table:table-cell table:formula="of:=[$CD_reactions.M44]" office:value-type="float" office:value="12.8902035764863" calcext:value-type="float">
            <text:p>12.89</text:p>
          </table:table-cell>
          <table:table-cell table:formula="of:=[$CD_reactions.N44]" office:value-type="float" office:value="10.3333398876845" calcext:value-type="float">
            <text:p>10.33</text:p>
          </table:table-cell>
          <table:table-cell table:formula="of:=[$CD_reactions.O44]" office:value-type="float" office:value="0" calcext:value-type="float">
            <text:p>0.00</text:p>
          </table:table-cell>
          <table:table-cell table:formula="of:=[$CD_reactions.P44]" office:value-type="float" office:value="8.88334339337287" calcext:value-type="float">
            <text:p>8.88</text:p>
          </table:table-cell>
          <table:table-cell table:style-name="ce1"/>
          <table:table-cell table:number-columns-repeated="3"/>
          <table:table-cell table:style-name="ce8" table:formula="of:=[.J44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DEAD LOAD</text:p>
          </table:table-cell>
          <table:table-cell table:style-name="ce9" table:formula="of:=[.F44]/[.$S$1]" office:value-type="float" office:value="14.8847493112474" calcext:value-type="float">
            <text:p>14.88</text:p>
          </table:table-cell>
          <table:table-cell table:style-name="ce9" table:formula="of:=[.I44]/[.$S$1]" office:value-type="float" office:value="21.4942758569772" calcext:value-type="float">
            <text:p>21.49</text:p>
          </table:table-cell>
          <table:table-cell table:style-name="ce9" table:formula="of:=[.M44]/[.$S$1]" office:value-type="float" office:value="21.1453470742886" calcext:value-type="float">
            <text:p>21.15</text:p>
          </table:table-cell>
          <table:table-cell table:style-name="ce9" table:formula="of:=[.P44]/[.$S$1]" office:value-type="float" office:value="14.5724137030395" calcext:value-type="float">
            <text:p>14.57</text:p>
          </table:table-cell>
          <table:table-cell table:number-columns-repeated="6"/>
        </table:table-row>
        <table:table-row table:style-name="ro1">
          <table:table-cell table:formula="of:=[$CD_reactions.A45]" office:value-type="string" office:string-value="EQ1609" calcext:value-type="string">
            <text:p>EQ1609</text:p>
          </table:table-cell>
          <table:table-cell table:formula="of:=[$CD_reactions.B45]" office:value-type="float" office:value="0" calcext:value-type="float">
            <text:p>0.00</text:p>
          </table:table-cell>
          <table:table-cell table:formula="of:=[$CD_reactions.C45]" office:value-type="string" office:string-value="3C+2C+1C" calcext:value-type="string">
            <text:p>3C+2C+1C</text:p>
          </table:table-cell>
          <table:table-cell table:formula="of:=[$CD_reactions.D45]" office:value-type="float" office:value="-0.000000000000107288400386097" calcext:value-type="float">
            <text:p>0.00</text:p>
          </table:table-cell>
          <table:table-cell table:formula="of:=[$CD_reactions.E45]" office:value-type="float" office:value="0" calcext:value-type="float">
            <text:p>0.00</text:p>
          </table:table-cell>
          <table:table-cell table:formula="of:=[$CD_reactions.F45]" office:value-type="float" office:value="23.00830488167" calcext:value-type="float">
            <text:p>23.01</text:p>
          </table:table-cell>
          <table:table-cell table:formula="of:=[$CD_reactions.G45]" office:value-type="float" office:value="-25.8717105481957" calcext:value-type="float">
            <text:p>-25.87</text:p>
          </table:table-cell>
          <table:table-cell table:formula="of:=[$CD_reactions.H45]" office:value-type="float" office:value="0" calcext:value-type="float">
            <text:p>0.00</text:p>
          </table:table-cell>
          <table:table-cell table:formula="of:=[$CD_reactions.I45]" office:value-type="float" office:value="32.2224474587349" calcext:value-type="float">
            <text:p>32.22</text:p>
          </table:table-cell>
          <table:table-cell table:formula="of:=[$CD_reactions.J45]" office:value-type="string" office:string-value="3D+2D+1D" calcext:value-type="string">
            <text:p>3D+2D+1D</text:p>
          </table:table-cell>
          <table:table-cell table:formula="of:=[$CD_reactions.K45]" office:value-type="float" office:value="-0.0000000107371204194351" calcext:value-type="float">
            <text:p>0.00</text:p>
          </table:table-cell>
          <table:table-cell table:formula="of:=[$CD_reactions.L45]" office:value-type="float" office:value="0" calcext:value-type="float">
            <text:p>0.00</text:p>
          </table:table-cell>
          <table:table-cell table:formula="of:=[$CD_reactions.M45]" office:value-type="float" office:value="31.6843490103168" calcext:value-type="float">
            <text:p>31.68</text:p>
          </table:table-cell>
          <table:table-cell table:formula="of:=[$CD_reactions.N45]" office:value-type="float" office:value="25.8717105589352" calcext:value-type="float">
            <text:p>25.87</text:p>
          </table:table-cell>
          <table:table-cell table:formula="of:=[$CD_reactions.O45]" office:value-type="float" office:value="0" calcext:value-type="float">
            <text:p>0.00</text:p>
          </table:table-cell>
          <table:table-cell table:formula="of:=[$CD_reactions.P45]" office:value-type="float" office:value="22.4998546336105" calcext:value-type="float">
            <text:p>22.50</text:p>
          </table:table-cell>
          <table:table-cell table:style-name="ce1"/>
          <table:table-cell table:number-columns-repeated="3"/>
          <table:table-cell table:style-name="ce8" table:formula="of:=[.J45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LIVE LOAD</text:p>
          </table:table-cell>
          <table:table-cell table:style-name="ce9" table:formula="of:=([.F45]-[.F44])/[.$S$1]" office:value-type="float" office:value="22.8585329749566" calcext:value-type="float">
            <text:p>22.86</text:p>
          </table:table-cell>
          <table:table-cell table:style-name="ce9" table:formula="of:=([.I45]-[.I44])/[.$S$1]" office:value-type="float" office:value="31.3640697118137" calcext:value-type="float">
            <text:p>31.36</text:p>
          </table:table-cell>
          <table:table-cell table:style-name="ce9" table:formula="of:=([.M45]-[.M44])/[.$S$1]" office:value-type="float" office:value="30.8302910659949" calcext:value-type="float">
            <text:p>30.83</text:p>
          </table:table-cell>
          <table:table-cell table:style-name="ce9" table:formula="of:=([.P45]-[.P44])/[.$S$1]" office:value-type="float" office:value="22.3367966539332" calcext:value-type="float">
            <text:p>22.34</text:p>
          </table:table-cell>
          <table:table-cell table:number-columns-repeated="6"/>
        </table:table-row>
        <table:table-row table:style-name="ro1">
          <table:table-cell table:formula="of:=[$CD_reactions.A46]" office:value-type="string" office:string-value="EQ1610" calcext:value-type="string">
            <text:p>EQ1610</text:p>
          </table:table-cell>
          <table:table-cell table:formula="of:=[$CD_reactions.B46]" office:value-type="float" office:value="0" calcext:value-type="float">
            <text:p>0.00</text:p>
          </table:table-cell>
          <table:table-cell table:formula="of:=[$CD_reactions.C46]" office:value-type="string" office:string-value="3C+2C+1C" calcext:value-type="string">
            <text:p>3C+2C+1C</text:p>
          </table:table-cell>
          <table:table-cell table:formula="of:=[$CD_reactions.D46]" office:value-type="float" office:value="0.0000000000000995612481347053" calcext:value-type="float">
            <text:p>0.00</text:p>
          </table:table-cell>
          <table:table-cell table:formula="of:=[$CD_reactions.E46]" office:value-type="float" office:value="0" calcext:value-type="float">
            <text:p>0.00</text:p>
          </table:table-cell>
          <table:table-cell table:formula="of:=[$CD_reactions.F46]" office:value-type="float" office:value="15.2025512425362" calcext:value-type="float">
            <text:p>15.20</text:p>
          </table:table-cell>
          <table:table-cell table:formula="of:=[$CD_reactions.G46]" office:value-type="float" office:value="-22.5666765774653" calcext:value-type="float">
            <text:p>-22.57</text:p>
          </table:table-cell>
          <table:table-cell table:formula="of:=[$CD_reactions.H46]" office:value-type="float" office:value="0" calcext:value-type="float">
            <text:p>0.00</text:p>
          </table:table-cell>
          <table:table-cell table:formula="of:=[$CD_reactions.I46]" office:value-type="float" office:value="20.9815286202366" calcext:value-type="float">
            <text:p>20.98</text:p>
          </table:table-cell>
          <table:table-cell table:formula="of:=[$CD_reactions.J46]" office:value-type="string" office:string-value="3D+2D+1D" calcext:value-type="string">
            <text:p>3D+2D+1D</text:p>
          </table:table-cell>
          <table:table-cell table:formula="of:=[$CD_reactions.K46]" office:value-type="float" office:value="-0.0000000173042222968433" calcext:value-type="float">
            <text:p>0.00</text:p>
          </table:table-cell>
          <table:table-cell table:formula="of:=[$CD_reactions.L46]" office:value-type="float" office:value="0" calcext:value-type="float">
            <text:p>0.00</text:p>
          </table:table-cell>
          <table:table-cell table:formula="of:=[$CD_reactions.M46]" office:value-type="float" office:value="20.2339363373902" calcext:value-type="float">
            <text:p>20.23</text:p>
          </table:table-cell>
          <table:table-cell table:formula="of:=[$CD_reactions.N46]" office:value-type="float" office:value="22.5666765947708" calcext:value-type="float">
            <text:p>22.57</text:p>
          </table:table-cell>
          <table:table-cell table:formula="of:=[$CD_reactions.O46]" office:value-type="float" office:value="0" calcext:value-type="float">
            <text:p>0.00</text:p>
          </table:table-cell>
          <table:table-cell table:formula="of:=[$CD_reactions.P46]" office:value-type="float" office:value="14.4771715908522" calcext:value-type="float">
            <text:p>14.48</text:p>
          </table:table-cell>
          <table:table-cell table:style-name="ce1"/>
          <table:table-cell table:number-columns-repeated="3"/>
          <table:table-cell table:style-name="ce8" table:formula="of:=[.J46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SNOW LOAD</text:p>
          </table:table-cell>
          <table:table-cell table:style-name="ce9" table:formula="of:=([.F46]-[.F44])/[.$S$1]" office:value-type="float" office:value="10.0538189999997" calcext:value-type="float">
            <text:p>10.05</text:p>
          </table:table-cell>
          <table:table-cell table:style-name="ce9" table:formula="of:=([.I46]-[.I44])/[.$S$1]" office:value-type="float" office:value="12.9242422208388" calcext:value-type="float">
            <text:p>12.92</text:p>
          </table:table-cell>
          <table:table-cell table:style-name="ce9" table:formula="of:=([.M46]-[.M44])/[.$S$1]" office:value-type="float" office:value="12.0468057101442" calcext:value-type="float">
            <text:p>12.05</text:p>
          </table:table-cell>
          <table:table-cell table:style-name="ce9" table:formula="of:=([.P46]-[.P44])/[.$S$1]" office:value-type="float" office:value="9.17622735806968" calcext:value-type="float">
            <text:p>9.18</text:p>
          </table:table-cell>
          <table:table-cell table:number-columns-repeated="6"/>
        </table:table-row>
        <table:table-row table:style-name="ro1">
          <table:table-cell table:formula="of:=[$CD_reactions.A47]" office:value-type="string" office:string-value="EQ1611" calcext:value-type="string">
            <text:p>EQ1611</text:p>
          </table:table-cell>
          <table:table-cell table:formula="of:=[$CD_reactions.B47]" office:value-type="float" office:value="0" calcext:value-type="float">
            <text:p>0.00</text:p>
          </table:table-cell>
          <table:table-cell table:formula="of:=[$CD_reactions.C47]" office:value-type="string" office:string-value="3C+2C+1C" calcext:value-type="string">
            <text:p>3C+2C+1C</text:p>
          </table:table-cell>
          <table:table-cell table:formula="of:=[$CD_reactions.D47]" office:value-type="float" office:value="-0.000000000000116301634989214" calcext:value-type="float">
            <text:p>0.00</text:p>
          </table:table-cell>
          <table:table-cell table:formula="of:=[$CD_reactions.E47]" office:value-type="float" office:value="0" calcext:value-type="float">
            <text:p>0.00</text:p>
          </table:table-cell>
          <table:table-cell table:formula="of:=[$CD_reactions.F47]" office:value-type="float" office:value="24.1212705030864" calcext:value-type="float">
            <text:p>24.12</text:p>
          </table:table-cell>
          <table:table-cell table:formula="of:=[$CD_reactions.G47]" office:value-type="float" office:value="-31.1621204027704" calcext:value-type="float">
            <text:p>-31.16</text:p>
          </table:table-cell>
          <table:table-cell table:formula="of:=[$CD_reactions.H47]" office:value-type="float" office:value="0" calcext:value-type="float">
            <text:p>0.00</text:p>
          </table:table-cell>
          <table:table-cell table:formula="of:=[$CD_reactions.I47]" office:value-type="float" office:value="33.3515267780221" calcext:value-type="float">
            <text:p>33.35</text:p>
          </table:table-cell>
          <table:table-cell table:formula="of:=[$CD_reactions.J47]" office:value-type="string" office:string-value="3D+2D+1D" calcext:value-type="string">
            <text:p>3D+2D+1D</text:p>
          </table:table-cell>
          <table:table-cell table:formula="of:=[$CD_reactions.K47]" office:value-type="float" office:value="-0.0000000186644670918668" calcext:value-type="float">
            <text:p>0.00</text:p>
          </table:table-cell>
          <table:table-cell table:formula="of:=[$CD_reactions.L47]" office:value-type="float" office:value="0" calcext:value-type="float">
            <text:p>0.00</text:p>
          </table:table-cell>
          <table:table-cell table:formula="of:=[$CD_reactions.M47]" office:value-type="float" office:value="32.4936122225371" calcext:value-type="float">
            <text:p>32.49</text:p>
          </table:table-cell>
          <table:table-cell table:formula="of:=[$CD_reactions.N47]" office:value-type="float" office:value="31.1621204214374" calcext:value-type="float">
            <text:p>31.16</text:p>
          </table:table-cell>
          <table:table-cell table:formula="of:=[$CD_reactions.O47]" office:value-type="float" office:value="0" calcext:value-type="float">
            <text:p>0.00</text:p>
          </table:table-cell>
          <table:table-cell table:formula="of:=[$CD_reactions.P47]" office:value-type="float" office:value="23.2910979716606" calcext:value-type="float">
            <text:p>23.29</text:p>
          </table:table-cell>
          <table:table-cell table:style-name="ce1"/>
          <table:table-cell table:number-columns-repeated="3"/>
          <table:table-cell table:style-name="ce8" table:formula="of:=[.J47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WIND LOAD</text:p>
          </table:table-cell>
          <table:table-cell table:style-name="ce9" table:formula="of:=([.F48]-[.F44])/0.6/[.$S$1]" office:value-type="float" office:value="-6.352413252422" calcext:value-type="float">
            <text:p>-6.35</text:p>
          </table:table-cell>
          <table:table-cell table:style-name="ce9" table:formula="of:=([.I48]-[.I44])/0.6/[.$S$1]" office:value-type="float" office:value="-8.16606381725904" calcext:value-type="float">
            <text:p>-8.17</text:p>
          </table:table-cell>
          <table:table-cell table:style-name="ce9" table:formula="of:=([.M48]-[.M44])/0.6/[.$S$1]" office:value-type="float" office:value="-7.61166361185496" calcext:value-type="float">
            <text:p>-7.61</text:p>
          </table:table-cell>
          <table:table-cell table:style-name="ce9" table:formula="of:=([.P48]-[.P44])/0.6/[.$S$1]" office:value-type="float" office:value="-5.79791502877078" calcext:value-type="float">
            <text:p>-5.80</text:p>
          </table:table-cell>
          <table:table-cell table:number-columns-repeated="6"/>
        </table:table-row>
        <table:table-row table:style-name="ro1">
          <table:table-cell table:formula="of:=[$CD_reactions.A48]" office:value-type="string" office:string-value="EQ1612" calcext:value-type="string">
            <text:p>EQ1612</text:p>
          </table:table-cell>
          <table:table-cell table:formula="of:=[$CD_reactions.B48]" office:value-type="float" office:value="0" calcext:value-type="float">
            <text:p>0.00</text:p>
          </table:table-cell>
          <table:table-cell table:formula="of:=[$CD_reactions.C48]" office:value-type="string" office:string-value="3C+2C+1C" calcext:value-type="string">
            <text:p>3C+2C+1C</text:p>
          </table:table-cell>
          <table:table-cell table:formula="of:=[$CD_reactions.D48]" office:value-type="float" office:value="0.000000000000049972248561403" calcext:value-type="float">
            <text:p>0.00</text:p>
          </table:table-cell>
          <table:table-cell table:formula="of:=[$CD_reactions.E48]" office:value-type="float" office:value="0" calcext:value-type="float">
            <text:p>0.00</text:p>
          </table:table-cell>
          <table:table-cell table:formula="of:=[$CD_reactions.F48]" office:value-type="float" office:value="6.75028450893057" calcext:value-type="float">
            <text:p>6.75</text:p>
          </table:table-cell>
          <table:table-cell table:formula="of:=[$CD_reactions.G48]" office:value-type="float" office:value="-5.69562698163965" calcext:value-type="float">
            <text:p>-5.70</text:p>
          </table:table-cell>
          <table:table-cell table:formula="of:=[$CD_reactions.H48]" office:value-type="float" office:value="0" calcext:value-type="float">
            <text:p>0.00</text:p>
          </table:table-cell>
          <table:table-cell table:formula="of:=[$CD_reactions.I48]" office:value-type="float" office:value="10.1160910606126" calcext:value-type="float">
            <text:p>10.12</text:p>
          </table:table-cell>
          <table:table-cell table:formula="of:=[$CD_reactions.J48]" office:value-type="string" office:string-value="3D+2D+1D" calcext:value-type="string">
            <text:p>3D+2D+1D</text:p>
          </table:table-cell>
          <table:table-cell table:formula="of:=[$CD_reactions.K48]" office:value-type="float" office:value="0.0000000000331351373006328" calcext:value-type="float">
            <text:p>0.00</text:p>
          </table:table-cell>
          <table:table-cell table:formula="of:=[$CD_reactions.L48]" office:value-type="float" office:value="0" calcext:value-type="float">
            <text:p>0.00</text:p>
          </table:table-cell>
          <table:table-cell table:formula="of:=[$CD_reactions.M48]" office:value-type="float" office:value="10.1061614938142" calcext:value-type="float">
            <text:p>10.11</text:p>
          </table:table-cell>
          <table:table-cell table:formula="of:=[$CD_reactions.N48]" office:value-type="float" office:value="5.69562698160737" calcext:value-type="float">
            <text:p>5.70</text:p>
          </table:table-cell>
          <table:table-cell table:formula="of:=[$CD_reactions.O48]" office:value-type="float" office:value="0" calcext:value-type="float">
            <text:p>0.00</text:p>
          </table:table-cell>
          <table:table-cell table:formula="of:=[$CD_reactions.P48]" office:value-type="float" office:value="6.76269799244967" calcext:value-type="float">
            <text:p>6.76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49]" office:value-type="string" office:string-value="EQ1613" calcext:value-type="string">
            <text:p>EQ1613</text:p>
          </table:table-cell>
          <table:table-cell table:formula="of:=[$CD_reactions.B49]" office:value-type="float" office:value="0" calcext:value-type="float">
            <text:p>0.00</text:p>
          </table:table-cell>
          <table:table-cell table:formula="of:=[$CD_reactions.C49]" office:value-type="string" office:string-value="3C+2C+1C" calcext:value-type="string">
            <text:p>3C+2C+1C</text:p>
          </table:table-cell>
          <table:table-cell table:formula="of:=[$CD_reactions.D49]" office:value-type="float" office:value="-0.000000000000156461510414374" calcext:value-type="float">
            <text:p>0.00</text:p>
          </table:table-cell>
          <table:table-cell table:formula="of:=[$CD_reactions.E49]" office:value-type="float" office:value="0" calcext:value-type="float">
            <text:p>0.00</text:p>
          </table:table-cell>
          <table:table-cell table:formula="of:=[$CD_reactions.F49]" office:value-type="float" office:value="22.3786766150894" calcext:value-type="float">
            <text:p>22.38</text:p>
          </table:table-cell>
          <table:table-cell table:formula="of:=[$CD_reactions.G49]" office:value-type="float" office:value="-27.6838359571448" calcext:value-type="float">
            <text:p>-27.68</text:p>
          </table:table-cell>
          <table:table-cell table:formula="of:=[$CD_reactions.H49]" office:value-type="float" office:value="0" calcext:value-type="float">
            <text:p>0.00</text:p>
          </table:table-cell>
          <table:table-cell table:formula="of:=[$CD_reactions.I49]" office:value-type="float" office:value="31.1114123000285" calcext:value-type="float">
            <text:p>31.11</text:p>
          </table:table-cell>
          <table:table-cell table:formula="of:=[$CD_reactions.J49]" office:value-type="string" office:string-value="3D+2D+1D" calcext:value-type="string">
            <text:p>3D+2D+1D</text:p>
          </table:table-cell>
          <table:table-cell table:formula="of:=[$CD_reactions.K49]" office:value-type="float" office:value="-0.0000000150900583264502" calcext:value-type="float">
            <text:p>0.00</text:p>
          </table:table-cell>
          <table:table-cell table:formula="of:=[$CD_reactions.L49]" office:value-type="float" office:value="0" calcext:value-type="float">
            <text:p>0.00</text:p>
          </table:table-cell>
          <table:table-cell table:formula="of:=[$CD_reactions.M49]" office:value-type="float" office:value="30.405580798818" calcext:value-type="float">
            <text:p>30.41</text:p>
          </table:table-cell>
          <table:table-cell table:formula="of:=[$CD_reactions.N49]" office:value-type="float" office:value="27.6838359722372" calcext:value-type="float">
            <text:p>27.68</text:p>
          </table:table-cell>
          <table:table-cell table:formula="of:=[$CD_reactions.O49]" office:value-type="float" office:value="0" calcext:value-type="float">
            <text:p>0.00</text:p>
          </table:table-cell>
          <table:table-cell table:formula="of:=[$CD_reactions.P49]" office:value-type="float" office:value="21.7006140263018" calcext:value-type="float">
            <text:p>21.70</text:p>
          </table:table-cell>
          <table:table-cell table:style-name="ce1"/>
          <table:table-cell table:number-columns-repeated="15"/>
        </table:table-row>
        <table:table-row table:style-name="ro1">
          <table:table-cell table:formula="of:=[$CD_reactions.A50]" office:value-type="string" office:string-value="EQ1615" calcext:value-type="string">
            <text:p>EQ1615</text:p>
          </table:table-cell>
          <table:table-cell table:formula="of:=[$CD_reactions.B50]" office:value-type="float" office:value="0" calcext:value-type="float">
            <text:p>0.00</text:p>
          </table:table-cell>
          <table:table-cell table:formula="of:=[$CD_reactions.C50]" office:value-type="string" office:string-value="3C+2C+1C" calcext:value-type="string">
            <text:p>3C+2C+1C</text:p>
          </table:table-cell>
          <table:table-cell table:formula="of:=[$CD_reactions.D50]" office:value-type="float" office:value="0.0000000000000226112462087258" calcext:value-type="float">
            <text:p>0.00</text:p>
          </table:table-cell>
          <table:table-cell table:formula="of:=[$CD_reactions.E50]" office:value-type="float" office:value="0" calcext:value-type="float">
            <text:p>0.00</text:p>
          </table:table-cell>
          <table:table-cell table:formula="of:=[$CD_reactions.F50]" office:value-type="float" office:value="3.12078745321088" calcext:value-type="float">
            <text:p>3.12</text:p>
          </table:table-cell>
          <table:table-cell table:formula="of:=[$CD_reactions.G50]" office:value-type="float" office:value="-1.56229127482537" calcext:value-type="float">
            <text:p>-1.56</text:p>
          </table:table-cell>
          <table:table-cell table:formula="of:=[$CD_reactions.H50]" office:value-type="float" office:value="0" calcext:value-type="float">
            <text:p>0.00</text:p>
          </table:table-cell>
          <table:table-cell table:formula="of:=[$CD_reactions.I50]" office:value-type="float" office:value="4.87492714804505" calcext:value-type="float">
            <text:p>4.87</text:p>
          </table:table-cell>
          <table:table-cell table:formula="of:=[$CD_reactions.J50]" office:value-type="string" office:string-value="3D+2D+1D" calcext:value-type="string">
            <text:p>3D+2D+1D</text:p>
          </table:table-cell>
          <table:table-cell table:formula="of:=[$CD_reactions.K50]" office:value-type="float" office:value="0.00000000192626547601548" calcext:value-type="float">
            <text:p>0.00</text:p>
          </table:table-cell>
          <table:table-cell table:formula="of:=[$CD_reactions.L50]" office:value-type="float" office:value="0" calcext:value-type="float">
            <text:p>0.00</text:p>
          </table:table-cell>
          <table:table-cell table:formula="of:=[$CD_reactions.M50]" office:value-type="float" office:value="4.95008037054613" calcext:value-type="float">
            <text:p>4.95</text:p>
          </table:table-cell>
          <table:table-cell table:formula="of:=[$CD_reactions.N50]" office:value-type="float" office:value="1.56229127289962" calcext:value-type="float">
            <text:p>1.56</text:p>
          </table:table-cell>
          <table:table-cell table:formula="of:=[$CD_reactions.O50]" office:value-type="float" office:value="0" calcext:value-type="float">
            <text:p>0.00</text:p>
          </table:table-cell>
          <table:table-cell table:formula="of:=[$CD_reactions.P50]" office:value-type="float" office:value="3.20936084689593" calcext:value-type="float">
            <text:p>3.21</text:p>
          </table:table-cell>
          <table:table-cell table:style-name="ce1"/>
          <table:table-cell table:number-columns-repeated="15"/>
        </table:table-row>
        <table:table-row table:style-name="ro1">
          <table:table-cell table:number-columns-repeated="5"/>
          <table:table-cell table:style-name="ce2" table:formula="of:=[$CD_reactions.F51]" office:value-type="float" office:value="24.1212705030864" calcext:value-type="float">
            <text:p>24.12</text:p>
          </table:table-cell>
          <table:table-cell table:number-columns-repeated="2"/>
          <table:table-cell table:style-name="ce2" table:formula="of:=[$CD_reactions.I51]" office:value-type="float" office:value="33.3515267780221" calcext:value-type="float">
            <text:p>33.35</text:p>
          </table:table-cell>
          <table:table-cell table:style-name="ce2"/>
          <table:table-cell table:style-name="ce2" table:formula="of:=[$CD_reactions.K51]" office:value-type="float" office:value="0" calcext:value-type="float">
            <text:p>0.00</text:p>
          </table:table-cell>
          <table:table-cell table:style-name="ce2" table:formula="of:=[$CD_reactions.L51]" office:value-type="float" office:value="0" calcext:value-type="float">
            <text:p>0.00</text:p>
          </table:table-cell>
          <table:table-cell table:style-name="ce2" table:formula="of:=[$CD_reactions.M51]" office:value-type="float" office:value="32.4936122225371" calcext:value-type="float">
            <text:p>32.49</text:p>
          </table:table-cell>
          <table:table-cell table:style-name="ce2" table:formula="of:=[$CD_reactions.N51]" office:value-type="float" office:value="0" calcext:value-type="float">
            <text:p>0.00</text:p>
          </table:table-cell>
          <table:table-cell table:style-name="ce2" table:formula="of:=[$CD_reactions.O51]" office:value-type="float" office:value="0" calcext:value-type="float">
            <text:p>0.00</text:p>
          </table:table-cell>
          <table:table-cell table:style-name="ce2" table:formula="of:=[$CD_reactions.P51]" office:value-type="float" office:value="23.2910979716606" calcext:value-type="float">
            <text:p>23.29</text:p>
          </table:table-cell>
          <table:table-cell/>
          <table:table-cell table:formula="of:=[$CD_reactions.R51]" office:value-type="float" office:value="24.1212705030864" calcext:value-type="float">
            <text:p>24.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$CD_reactions.F52]" office:value-type="float" office:value="39.5690132924645" calcext:value-type="float">
            <text:p>39.57</text:p>
          </table:table-cell>
          <table:table-cell table:number-columns-repeated="2"/>
          <table:table-cell table:style-name="ce2" table:formula="of:=[$CD_reactions.I52]" office:value-type="float" office:value="54.7105098064667" calcext:value-type="float">
            <text:p>54.71</text:p>
          </table:table-cell>
          <table:table-cell table:style-name="ce2"/>
          <table:table-cell table:style-name="ce2" table:formula="of:=[$CD_reactions.K52]" office:value-type="float" office:value="0" calcext:value-type="float">
            <text:p>0.00</text:p>
          </table:table-cell>
          <table:table-cell table:style-name="ce2" table:formula="of:=[$CD_reactions.L52]" office:value-type="float" office:value="0" calcext:value-type="float">
            <text:p>0.00</text:p>
          </table:table-cell>
          <table:table-cell table:style-name="ce2" table:formula="of:=[$CD_reactions.M52]" office:value-type="float" office:value="53.3031696563929" calcext:value-type="float">
            <text:p>53.30</text:p>
          </table:table-cell>
          <table:table-cell table:style-name="ce2" table:formula="of:=[$CD_reactions.N52]" office:value-type="float" office:value="0" calcext:value-type="float">
            <text:p>0.00</text:p>
          </table:table-cell>
          <table:table-cell table:style-name="ce2" table:formula="of:=[$CD_reactions.O52]" office:value-type="float" office:value="0" calcext:value-type="float">
            <text:p>0.00</text:p>
          </table:table-cell>
          <table:table-cell table:style-name="ce2" table:formula="of:=[$CD_reactions.P52]" office:value-type="float" office:value="38.2071817120417" calcext:value-type="float">
            <text:p>38.21</text:p>
          </table:table-cell>
          <table:table-cell/>
          <table:table-cell table:style-name="ce2"/>
          <table:table-cell table:number-columns-repeated="14"/>
        </table:table-row>
        <table:table-row table:style-name="ro1" table:number-rows-repeated="1048523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8:02:38.060785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5T18:24:31.903526666</dc:date>
    <meta:editing-duration>PT4H7M4S</meta:editing-duration>
    <meta:editing-cycles>40</meta:editing-cycles>
    <meta:generator>LibreOffice/6.0.7.3$Linux_X86_64 LibreOffice_project/00m0$Build-3</meta:generator>
    <meta:document-statistic meta:table-count="2" meta:cell-count="1678" meta:object-count="0"/>
  </office:meta>
</office:document-meta>
</file>